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46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47" manifest:media-type=""/>
  <manifest:file-entry manifest:full-path="ObjectReplacements/Object 37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48" manifest:media-type=""/>
  <manifest:file-entry manifest:full-path="ObjectReplacements/Object 38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247/settings.xml" manifest:media-type="text/xml"/>
  <manifest:file-entry manifest:full-path="Object 247/content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4/content.xml" manifest:media-type="text/xml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26/Configurations2/" manifest:media-type="application/vnd.sun.xml.ui.configuration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30/Configurations2/" manifest:media-type="application/vnd.sun.xml.ui.configuration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38/Configurations2/" manifest:media-type="application/vnd.sun.xml.ui.configuration"/>
  <manifest:file-entry manifest:full-path="Object 238/content.xml" manifest:media-type="text/xml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51/settings.xml" manifest:media-type="text/xml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settings.xml" manifest:media-type="text/xml"/>
  <manifest:file-entry manifest:full-path="Object 255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2/content.xml" manifest:media-type="text/xml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content.xml" manifest:media-type="text/xml"/>
  <manifest:file-entry manifest:full-path="Object 261/settings.xml" manifest:media-type="text/xml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content.xml" manifest:media-type="text/xml"/>
  <manifest:file-entry manifest:full-path="Object 266/settings.xml" manifest:media-type="text/xml"/>
  <manifest:file-entry manifest:full-path="Object 266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content.xml" manifest:media-type="text/xml"/>
  <manifest:file-entry manifest:full-path="Object 269/settings.xml" manifest:media-type="text/xml"/>
  <manifest:file-entry manifest:full-path="Object 269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settings.xml" manifest:media-type="text/xml"/>
  <manifest:file-entry manifest:full-path="Object 272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42/settings.xml" manifest:media-type="text/xml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" manifest:version="1.3" manifest:media-type="application/vnd.oasis.opendocument.formula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24/settings.xml" manifest:media-type="text/xml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3" manifest:media-type="application/vnd.oasis.opendocument.formula"/>
  <manifest:file-entry manifest:full-path="Object 171/content.xml" manifest:media-type="text/xml"/>
  <manifest:file-entry manifest:full-path="Object 171/Configurations2/" manifest:media-type="application/vnd.sun.xml.ui.configuration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156/content.xml" manifest:media-type="text/xml"/>
  <manifest:file-entry manifest:full-path="Object 156/Configurations2/" manifest:media-type="application/vnd.sun.xml.ui.configuration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172/settings.xml" manifest:media-type="text/xml"/>
  <manifest:file-entry manifest:full-path="Object 172/Configurations2/" manifest:media-type="application/vnd.sun.xml.ui.configuration"/>
  <manifest:file-entry manifest:full-path="Object 172/content.xml" manifest:media-type="text/xml"/>
  <manifest:file-entry manifest:full-path="Object 172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174/settings.xml" manifest:media-type="text/xml"/>
  <manifest:file-entry manifest:full-path="Object 174/Configurations2/" manifest:media-type="application/vnd.sun.xml.ui.configuration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content.xml" manifest:media-type="text/xml"/>
  <manifest:file-entry manifest:full-path="Object 179/settings.xml" manifest:media-type="text/xml"/>
  <manifest:file-entry manifest:full-path="Object 179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content.xml" manifest:media-type="text/xml"/>
  <manifest:file-entry manifest:full-path="Object 189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Configurations2/" manifest:media-type="application/vnd.sun.xml.ui.configuration"/>
  <manifest:file-entry manifest:full-path="Object 198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Pictures/1000000000000020000000204B249CA79A42C6D7.png" manifest:media-type="image/png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192/content.xml" manifest:media-type="text/xml"/>
  <manifest:file-entry manifest:full-path="Object 192/settings.xml" manifest:media-type="text/xml"/>
  <manifest:file-entry manifest:full-path="Object 192/Configurations2/" manifest:media-type="application/vnd.sun.xml.ui.configuration"/>
  <manifest:file-entry manifest:full-path="Object 192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5/content.xml" manifest:media-type="text/xml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" manifest:version="1.3" manifest:media-type="application/vnd.oasis.opendocument.formula"/>
  <manifest:file-entry manifest:full-path="Object 206/settings.xml" manifest:media-type="text/xml"/>
  <manifest:file-entry manifest:full-path="Object 206/Configurations2/" manifest:media-type="application/vnd.sun.xml.ui.configuration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3" manifest:media-type="application/vnd.oasis.opendocument.formula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1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666666" draw:textarea-horizontal-align="justify" draw:textarea-vertical-align="middle" draw:auto-grow-height="false" fo:min-height="20.75cm" fo:min-width="27.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2.148cm" fo:min-width="1.001cm"/>
    </style:style>
    <style:style style:name="gr4" style:family="graphic" style:parent-style-name="standard">
      <style:graphic-properties draw:fill="solid" draw:fill-color="#ff6d6d" draw:textarea-horizontal-align="justify" draw:textarea-vertical-align="middle" draw:auto-grow-height="false" fo:min-height="7.735cm" fo:min-width="7.485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2.762cm" fo:min-width="2.512cm"/>
    </style:style>
    <style:style style:name="gr6" style:family="graphic" style:parent-style-name="standard">
      <style:graphic-properties draw:fill="solid" draw:fill-color="#77bc65" draw:textarea-horizontal-align="justify" draw:textarea-vertical-align="middle" draw:auto-grow-height="false" fo:min-height="7.067cm" fo:min-width="6.817cm"/>
    </style:style>
    <style:style style:name="gr7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0.897cm" fo:min-width="0.6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0cm"/>
      <style:paragraph-properties style:writing-mode="lr-tb"/>
    </style:style>
    <style:style style:name="gr9" style:family="graphic" style:parent-style-name="standard">
      <style:graphic-properties draw:stroke="solid" svg:stroke-color="#ff4000" draw:fill="solid" draw:fill-color="#ffd428" draw:textarea-horizontal-align="left" draw:auto-grow-height="true" draw:auto-grow-width="false" fo:min-height="2.605cm" fo:min-width="0cm"/>
      <style:paragraph-properties style:writing-mode="lr-tb"/>
    </style:style>
    <style:style style:name="gr10" style:family="graphic" style:parent-style-name="objectwithoutfill">
      <style:graphic-properties draw:stroke="solid" svg:stroke-width="0.4cm" svg:stroke-color="#ffff00" draw:marker-start-width="0.8cm" draw:marker-end="Extrémités_20_de_20_flèche_20_3" draw:marker-end-width="1.5cm" draw:fill="solid" draw:textarea-vertical-align="middle" fo:padding-top="0.275cm" fo:padding-bottom="0.275cm" fo:padding-left="0.4cm" fo:padding-right="0.4cm"/>
    </style:style>
    <style:style style:name="gr1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3.017cm" fo:min-width="1.544cm"/>
    </style:style>
    <style:style style:name="gr13" style:family="graphic" style:parent-style-name="standard">
      <style:graphic-properties draw:fill="solid" draw:fill-color="#ff6d6d" draw:textarea-horizontal-align="justify" draw:textarea-vertical-align="middle" draw:auto-grow-height="false" fo:min-height="10.626cm" fo:min-width="10.377cm"/>
    </style:style>
    <style:style style:name="gr14" style:family="graphic" style:parent-style-name="standard">
      <style:graphic-properties draw:fill="solid" draw:fill-color="#729fcf" draw:textarea-horizontal-align="justify" draw:textarea-vertical-align="middle" draw:auto-grow-height="false" fo:min-height="3.853cm" fo:min-width="3.602cm"/>
    </style:style>
    <style:style style:name="gr15" style:family="graphic" style:parent-style-name="standard">
      <style:graphic-properties draw:fill="solid" draw:fill-color="#77bc65" draw:textarea-horizontal-align="justify" draw:textarea-vertical-align="middle" draw:auto-grow-height="false" fo:min-height="9.717cm" fo:min-width="9.467cm"/>
    </style:style>
    <style:style style:name="gr16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1.313cm" fo:min-width="1.0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26cm" fo:min-width="0cm"/>
      <style:paragraph-properties style:writing-mode="lr-tb"/>
    </style:style>
    <style:style style:name="gr18" style:family="graphic" style:parent-style-name="standard">
      <style:graphic-properties draw:fill="solid" draw:fill-color="#ff6d6d" draw:textarea-horizontal-align="justify" draw:textarea-vertical-align="middle" draw:auto-grow-height="false" fo:min-height="7.731cm" fo:min-width="7.481cm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6.396cm" fo:min-width="6.146cm"/>
    </style:style>
    <style:style style:name="gr20" style:family="graphic" style:parent-style-name="standard">
      <style:graphic-properties draw:fill="solid" draw:fill-color="#77bc65" draw:textarea-horizontal-align="justify" draw:textarea-vertical-align="middle" draw:auto-grow-height="false" fo:min-height="7.453cm" fo:min-width="7.20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9cm" fo:min-width="0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2.178cm" fo:min-width="2.81cm"/>
    </style:style>
    <style:style style:name="gr23" style:family="graphic" style:parent-style-name="objectwithoutfill">
      <style:graphic-properties draw:stroke="solid" svg:stroke-width="0.3cm" svg:stroke-color="#ff0000" draw:marker-start-width="0.65cm" draw:marker-end="Extrémités_20_de_20_flèche_20_6" draw:marker-end-width="1.6cm" draw:fill="solid" draw:textarea-vertical-align="middle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02cm" fo:min-width="10.018cm"/>
      <style:paragraph-properties style:writing-mode="lr-tb"/>
    </style:style>
    <style:style style:name="gr25" style:family="graphic" style:parent-style-name="standard">
      <style:graphic-properties draw:stroke="none" draw:fill="none" fo:min-height="6.935cm"/>
      <style:paragraph-properties style:writing-mode="lr-tb"/>
    </style:style>
    <style:style style:name="gr26" style:family="graphic" style:parent-style-name="standard">
      <style:graphic-properties draw:stroke="solid" draw:fill="none" draw:textarea-horizontal-align="justify" draw:textarea-vertical-align="middle" draw:auto-grow-height="false" fo:min-height="7.368cm" fo:min-width="2.416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1.851cm" fo:min-width="2.531cm"/>
    </style:style>
    <style:style style:name="gr28" style:family="graphic" style:parent-style-name="standard">
      <style:graphic-properties draw:fill="solid" draw:fill-color="#ff6d6d" draw:textarea-horizontal-align="justify" draw:textarea-vertical-align="middle" draw:auto-grow-height="false" fo:min-height="8.552cm" fo:min-width="8.303cm"/>
    </style:style>
    <style:style style:name="gr29" style:family="graphic" style:parent-style-name="standard">
      <style:graphic-properties draw:fill="solid" draw:fill-color="#77bc65" draw:textarea-horizontal-align="justify" draw:textarea-vertical-align="middle" draw:auto-grow-height="false" fo:min-height="6.128cm" fo:min-width="5.879cm"/>
    </style:style>
    <style:style style:name="gr30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1.015cm" fo:min-width="0.765cm"/>
    </style:style>
    <style:style style:name="gr31" style:family="graphic" style:parent-style-name="objectwithoutfill">
      <style:graphic-properties draw:stroke="solid" svg:stroke-color="#000000" draw:fill="solid" draw:textarea-vertical-align="middle"/>
    </style:style>
    <style:style style:name="gr32" style:family="graphic" style:parent-style-name="standard">
      <style:graphic-properties draw:stroke="solid" svg:stroke-width="0.2cm" svg:stroke-color="#b2b2b2" draw:marker-start="Extrémités_20_de_20_flèche_20_4" draw:marker-start-width="0.9cm" draw:marker-end="Extrémités_20_de_20_flèche_20_5" draw:marker-end-width="0.9cm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68cm" fo:min-width="0cm"/>
      <style:paragraph-properties style:writing-mode="lr-tb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4.275cm" fo:min-width="2.331cm"/>
    </style:style>
    <style:style style:name="gr35" style:family="graphic" style:parent-style-name="standard">
      <style:graphic-properties draw:stroke="solid" svg:stroke-color="#000000" draw:fill="none" draw:fill-color="#ffffff" draw:textarea-horizontal-align="justify" draw:textarea-vertical-align="middle" draw:auto-grow-height="false" fo:min-height="1.914cm" fo:min-width="1.66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94cm" fo:min-width="0cm"/>
      <style:paragraph-properties style:writing-mode="lr-tb"/>
    </style:style>
    <style:style style:name="pr1" style:family="presentation" style:parent-style-name="Standard-title">
      <style:graphic-properties fo:min-height="8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1.356cm"/>
      <style:paragraph-properties style:writing-mode="lr-tb"/>
    </style:style>
    <style:style style:name="pr4" style:family="presentation" style:parent-style-name="Standard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15.141cm"/>
      <style:paragraph-properties style:writing-mode="lr-tb"/>
    </style:style>
    <style:style style:name="pr6" style:family="presentation" style:parent-style-name="Standard-title">
      <style:graphic-properties fo:min-height="5.047cm"/>
      <style:paragraph-properties style:writing-mode="lr-tb"/>
    </style:style>
    <style:style style:name="pr7" style:family="presentation" style:parent-style-name="Standard-title">
      <style:graphic-properties fo:min-height="9.463cm"/>
      <style:paragraph-properties style:writing-mode="lr-tb"/>
    </style:style>
    <style:style style:name="pr8" style:family="presentation" style:parent-style-name="Standard-title">
      <style:graphic-properties fo:min-height="25.231cm"/>
      <style:paragraph-properties style:writing-mode="lr-tb"/>
    </style:style>
    <style:style style:name="P1" style:family="paragraph">
      <style:paragraph-properties style:writing-mode="lr-tb"/>
      <style:text-properties fo:color="#000000" loext:opacity="100%" fo:font-size="96pt" fo:font-style="normal" style:font-style-asian="normal" style:font-style-complex="normal"/>
    </style:style>
    <style:style style:name="P2" style:family="paragraph">
      <style:paragraph-properties style:writing-mode="lr-tb"/>
      <style:text-properties fo:color="#000000" loext:opacity="100%" fo:font-size="96pt" fo:font-style="italic" style:font-style-asian="italic" style:font-style-complex="italic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666666"/>
      <style:paragraph-properties fo:text-align="center"/>
    </style:style>
    <style:style style:name="P5" style:family="paragraph">
      <style:paragraph-properties style:writing-mode="lr-tb"/>
      <style:text-properties fo:color="#e6e905" loext:opacity="100%" fo:font-size="96pt" fo:font-style="normal" style:font-style-asian="normal" style:font-style-complex="normal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ff6d6d"/>
      <style:paragraph-properties fo:text-align="center"/>
    </style:style>
    <style:style style:name="P8" style:family="paragraph">
      <loext:graphic-properties draw:fill="solid" draw:fill-color="#729fcf"/>
      <style:paragraph-properties fo:text-align="center"/>
    </style:style>
    <style:style style:name="P9" style:family="paragraph">
      <loext:graphic-properties draw:fill="solid" draw:fill-color="#77bc65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color="#127622" loext:opacity="100%"/>
    </style:style>
    <style:style style:name="P12" style:family="paragraph">
      <loext:graphic-properties draw:fill="solid" draw:fill-color="#ffd428"/>
      <style:paragraph-properties style:writing-mode="lr-tb"/>
      <style:text-properties fo:font-size="66pt" style:font-size-asian="18pt" style:font-size-complex="18pt"/>
    </style:style>
    <style:style style:name="P13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fo:font-size="80pt"/>
    </style:style>
    <style:style style:name="P19" style:family="paragraph">
      <loext:graphic-properties draw:fill="none" draw:fill-color="#ffffff"/>
      <style:paragraph-properties style:writing-mode="lr-tb"/>
      <style:text-properties fo:font-size="88pt"/>
    </style:style>
    <style:style style:name="P20" style:family="paragraph">
      <style:text-properties fo:font-size="88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88pt"/>
    </style:style>
    <style:style style:name="T1" style:family="text">
      <style:text-properties fo:color="#000000" loext:opacity="100%" fo:font-size="96pt" fo:font-style="normal" style:font-style-asian="normal" style:font-style-complex="normal"/>
    </style:style>
    <style:style style:name="T2" style:family="text">
      <style:text-properties fo:color="#000000" loext:opacity="100%" fo:font-size="96pt" fo:font-style="italic" style:font-style-asian="italic" style:font-style-complex="italic"/>
    </style:style>
    <style:style style:name="T3" style:family="text">
      <style:text-properties fo:color="#000000" loext:opacity="100%" fo:font-size="96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e6e905" loext:opacity="100%" fo:font-size="96pt" fo:font-style="normal" style:font-style-asian="normal" style:font-style-complex="normal"/>
    </style:style>
    <style:style style:name="T5" style:family="text">
      <style:text-properties fo:color="#127622" loext:opacity="100%"/>
    </style:style>
    <style:style style:name="T6" style:family="text">
      <style:text-properties fo:font-size="66pt" style:font-size-asian="18pt" style:font-size-complex="18pt"/>
    </style:style>
    <style:style style:name="T7" style:family="text">
      <style:text-properties fo:color="#2a6099" loext:opacity="100%"/>
    </style:style>
    <style:style style:name="T8" style:family="text">
      <style:text-properties fo:color="#e6e905" loext:opacity="100%" fo:font-size="96pt" fo:font-style="italic" style:font-style-asian="italic" style:font-style-complex="italic"/>
    </style:style>
    <style:style style:name="T9" style:family="text">
      <style:text-properties fo:font-size="80pt"/>
    </style:style>
    <style:style style:name="T10" style:family="text">
      <style:text-properties fo:font-size="8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0.1cm" presentation:class="title" presentation:user-transformed="true">
          <draw:text-box>
            <text:p><text:span text:style-name="T1">Questions</text:span><text:span text:style-name="T1"><text:line-break/></text:span><text:span text:style-name="T1">Flash</text:span></text:p>
          </draw:text-box>
        </draw:frame>
        <draw:frame presentation:style-name="pr1" draw:text-style-name="P2" draw:layer="layout" svg:width="28.021cm" svg:height="8cm" svg:x="0cm" svg:y="9cm" presentation:class="title" presentation:user-transformed="true">
          <draw:text-box>
            <text:p><text:span text:style-name="T2">Pythagore</text:span><text:span text:style-name="T2"><text:line-break/></text:span><text:span text:style-name="T2">et </text:span><text:span text:style-name="T3">fraction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Rappels 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2cm" svg:height="11.356cm" svg:x="3cm" svg:y="-2.556cm" presentation:class="title" presentation:user-transformed="true">
          <draw:text-box>
            <text:p><text:span text:style-name="T4">Théorème de Pythagore</text:span></text:p>
          </draw:text-box>
        </draw:frame>
        <draw:custom-shape draw:style-name="gr3" draw:text-style-name="P6" draw:layer="layout" svg:width="3cm" svg:height="7.4cm" draw:transform="skewX (8.38636433998178E-017) rotate (-0.376118453804779) translate (13.318cm 8.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7" draw:layer="layout" svg:width="7.985cm" svg:height="7.985cm" svg:x="13.415cm" svg:y="8.8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3.012cm" svg:height="3.012cm" draw:transform="rotate (-0.370882466048795) translate (10.572cm 15.717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.317cm" svg:height="7.317cm" draw:transform="rotate (-0.380132711084365) translate (6.472cm 6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147cm" svg:height="1.147cm" draw:transform="rotate (1.16204021597782) translate (10.6cm 15.645cm)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262cm" svg:height="3.8cm" svg:x="6.738cm" svg:y="8.8cm">
          <draw:text-box>
            <text:p><text:span text:style-name="T5">a²</text:span></text:p>
          </draw:text-box>
        </draw:frame>
        <draw:frame draw:style-name="gr9" draw:text-style-name="P12" draw:layer="layout" svg:width="12cm" svg:height="2.855cm" svg:x="15.6cm" svg:y="11.145cm">
          <draw:text-box>
            <text:p><text:span text:style-name="T6">c² = a² + b²</text:span></text:p>
          </draw:text-box>
        </draw:frame>
        <draw:frame draw:style-name="gr8" draw:text-style-name="P13" draw:layer="layout" svg:width="3.262cm" svg:height="3.8cm" svg:x="9.944cm" svg:y="15.967cm">
          <draw:text-box>
            <text:p><text:span text:style-name="T7">b²</text:span></text:p>
          </draw:text-box>
        </draw:frame>
        <draw:path draw:style-name="gr10" draw:text-style-name="P14" draw:layer="layout" svg:width="6.513cm" svg:height="4.991cm" draw:transform="skewX (-5.7285173919882E-017) rotate (1.15348810264305) translate (11.7505601440204cm 14.0792878168938cm)" svg:viewBox="0 0 6514 4992" svg:d="M0 39c564-99 1120 13 1675 98 591 91 1161 284 1749 383 620 105 1231 282 1782 578 481 258 731 758 1088 1149 398 435 126 1042 165 1558l-69 557-328 566-24 64">
          <text:p/>
        </draw:path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6cm" svg:height="15.141cm" svg:x="1.2cm" svg:y="-1.948cm" presentation:class="title" presentation:user-transformed="true">
          <draw:text-box>
            <text:p><text:span text:style-name="T4">Fractions :</text:span><text:span text:style-name="T4"><text:line-break/></text:span><text:span text:style-name="T8">même dénominateur</text:span><text:span text:style-name="T4"> :</text:span></text:p>
          </draw:text-box>
        </draw:frame>
        <draw:frame draw:style-name="gr11" draw:text-style-name="P16" draw:layer="layout" svg:width="18.354cm" svg:height="7.95cm" svg:x="5.4cm" svg:y="11.65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6cm" svg:height="15.141cm" svg:x="1.2cm" svg:y="-1.948cm" presentation:class="title" presentation:user-transformed="true">
          <draw:text-box>
            <text:p><text:span text:style-name="T4">Fractions :</text:span><text:span text:style-name="T4"><text:line-break/></text:span><text:span text:style-name="T8">même dénominateur</text:span><text:span text:style-name="T4"> :</text:span></text:p>
          </draw:text-box>
        </draw:frame>
        <draw:frame draw:style-name="gr11" draw:text-style-name="P16" draw:layer="layout" svg:width="19.384cm" svg:height="7.95cm" svg:x="5.4cm" svg:y="11.65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>
        <office:forms form:automatic-focus="false" form:apply-design-mode="false"/>
        <draw:frame presentation:style-name="pr1" draw:text-style-name="P17" draw:layer="layout" svg:width="28.021cm" svg:height="8cm" svg:x="0.038cm" svg:y="5.29cm" presentation:class="title" presentation:user-transformed="true">
          <draw:text-box>
            <text:p>En piste !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0">
        <office:forms form:automatic-focus="false" form:apply-design-mode="false"/>
        <draw:frame presentation:style-name="pr6" draw:text-style-name="P17" draw:layer="layout" svg:width="10.562cm" svg:height="5.047cm" svg:x="0.6cm" svg:y="0.7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>
        <office:forms form:automatic-focus="false" form:apply-design-mode="false"/>
        <draw:frame presentation:style-name="pr6" draw:text-style-name="P17" draw:layer="layout" svg:width="10.562cm" svg:height="5.047cm" svg:x="8.4cm" svg:y="7.553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>
        <office:forms form:automatic-focus="false" form:apply-design-mode="false"/>
        <draw:frame presentation:style-name="pr6" draw:text-style-name="P17" draw:layer="layout" svg:width="10.562cm" svg:height="5.047cm" svg:x="16.8cm" svg:y="15.2cm" presentation:class="title" presentation:user-transformed="true">
          <draw:text-box>
            <text:p>Ting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>
        <office:forms form:automatic-focus="false" form:apply-design-mode="false"/>
        <draw:frame presentation:style-name="pr1" draw:text-style-name="P17" draw:layer="layout" svg:width="28.021cm" svg:height="8cm" svg:x="0.038cm" svg:y="5.29cm" presentation:class="title" presentation:user-transformed="true">
          <draw:text-box>
            <text:p>C’est parti !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0">
        <office:forms form:automatic-focus="false" form:apply-design-mode="false"/>
        <draw:frame presentation:style-name="pr7" draw:text-style-name="P18" draw:layer="layout" svg:width="28.021cm" svg:height="9.463cm" svg:x="0.038cm" svg:y="4.559cm" presentation:class="title" presentation:user-transformed="true">
          <draw:text-box>
            <text:p><text:span text:style-name="T9">Calcule </text:span><text:span text:style-name="T9"><text:line-break/></text:span><text:span text:style-name="T9">l’aire </text:span><text:span text:style-name="T9"><text:line-break/></text:span><text:span text:style-name="T9">du carré roug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><text:span text:style-name="T10">?</text:span></text:p>
          </draw:text-box>
        </draw:frame>
        <draw:frame draw:style-name="gr11" draw:text-style-name="P16" draw:layer="layout" svg:width="4cm" svg:height="7.95cm" svg:x="5.8cm" svg:y="4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" draw:text-style-name="P16" draw:layer="layout" svg:width="3.967cm" svg:height="7.95cm" svg:x="9.6cm" svg:y="13.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4cm" svg:height="7.95cm" svg:x="5.8cm" svg:y="4.2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1" draw:text-style-name="P16" draw:layer="layout" svg:width="3.967cm" svg:height="7.95cm" svg:x="9.6cm" svg:y="13.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1" draw:text-style-name="P16" draw:layer="layout" svg:width="4.031cm" svg:height="7.95cm" svg:x="17.8cm" svg:y="6.2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4cm" svg:height="7.95cm" svg:x="5.8cm" svg:y="4.2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1" draw:text-style-name="P16" draw:layer="layout" svg:width="3.967cm" svg:height="7.95cm" svg:x="9.6cm" svg:y="13.4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1" draw:text-style-name="P16" draw:layer="layout" svg:width="3.365cm" svg:height="3.729cm" svg:x="18.435cm" svg:y="7.671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877cm" svg:height="3.729cm" svg:x="4.6cm" svg:y="6.4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1" draw:text-style-name="P16" draw:layer="layout" svg:width="5.907cm" svg:height="3.729cm" svg:x="8.6cm" svg:y="14.871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1" draw:text-style-name="P16" draw:layer="layout" svg:width="3.365cm" svg:height="3.729cm" svg:x="18.035cm" svg:y="8.4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4.031cm" svg:height="7.95cm" svg:x="5.8cm" svg:y="4.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1" draw:text-style-name="P16" draw:layer="layout" svg:width="4.03cm" svg:height="7.95cm" svg:x="9.6cm" svg:y="13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4.031cm" svg:height="7.95cm" svg:x="5.8cm" svg:y="4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1" draw:text-style-name="P16" draw:layer="layout" svg:width="4.03cm" svg:height="7.95cm" svg:x="9.6cm" svg:y="13.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1" draw:text-style-name="P16" draw:layer="layout" svg:width="4.031cm" svg:height="7.95cm" svg:x="17.801cm" svg:y="6.25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4.031cm" svg:height="7.95cm" svg:x="5.8cm" svg:y="4.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1" draw:text-style-name="P16" draw:layer="layout" svg:width="4.03cm" svg:height="7.95cm" svg:x="9.6cm" svg:y="13.4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1" draw:text-style-name="P16" draw:layer="layout" svg:width="3.365cm" svg:height="3.729cm" svg:x="18cm" svg:y="8.2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5.742cm" svg:height="7.95cm" svg:x="4.8cm" svg:y="3.8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1" draw:text-style-name="P16" draw:layer="layout" svg:width="3.998cm" svg:height="7.95cm" svg:x="9.6cm" svg:y="13.4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42cm" svg:height="7.95cm" svg:x="4.458cm" svg:y="3.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1" draw:text-style-name="P16" draw:layer="layout" svg:width="3.998cm" svg:height="7.95cm" svg:x="9.6cm" svg:y="13.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1" draw:text-style-name="P16" draw:layer="layout" svg:width="5.677cm" svg:height="7.949cm" svg:x="17cm" svg:y="6.851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42cm" svg:height="7.95cm" svg:x="4.8cm" svg:y="3.8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1" draw:text-style-name="P16" draw:layer="layout" svg:width="3.998cm" svg:height="7.95cm" svg:x="9.6cm" svg:y="13.4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1" draw:text-style-name="P16" draw:layer="layout" svg:width="10.42cm" svg:height="7.949cm" svg:x="15cm" svg:y="6.2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42cm" svg:height="7.95cm" svg:x="5cm" svg:y="3.8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1" draw:text-style-name="P16" draw:layer="layout" svg:width="3.998cm" svg:height="7.95cm" svg:x="9.6cm" svg:y="13.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1" draw:text-style-name="P16" draw:layer="layout" svg:width="8.106cm" svg:height="7.949cm" svg:x="15.894cm" svg:y="6.4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5.844cm" svg:height="7.95cm" svg:x="5cm" svg:y="3.9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1" draw:text-style-name="P16" draw:layer="layout" svg:width="5.462cm" svg:height="7.95cm" svg:x="9.6cm" svg:y="13.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844cm" svg:height="7.95cm" svg:x="5cm" svg:y="3.9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1" draw:text-style-name="P16" draw:layer="layout" svg:width="5.462cm" svg:height="7.95cm" svg:x="9.6cm" svg:y="13.4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1" draw:text-style-name="P16" draw:layer="layout" svg:width="5.677cm" svg:height="7.949cm" svg:x="17.001cm" svg:y="6.85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3.499cm" svg:height="3.729cm" svg:x="5.501cm" svg:y="6.07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1" draw:text-style-name="P16" draw:layer="layout" svg:width="3.26cm" svg:height="3.729cm" svg:x="9.8cm" svg:y="14.671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1" draw:text-style-name="P16" draw:layer="layout" svg:width="3.332cm" svg:height="3.728cm" svg:x="17.868cm" svg:y="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5.709cm" svg:height="7.95cm" svg:x="5cm" svg:y="3.9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1" draw:text-style-name="P16" draw:layer="layout" svg:width="5.707cm" svg:height="7.95cm" svg:x="9.6cm" svg:y="13.4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09cm" svg:height="7.95cm" svg:x="5cm" svg:y="3.9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" draw:text-style-name="P16" draw:layer="layout" svg:width="5.707cm" svg:height="7.95cm" svg:x="9.6cm" svg:y="13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1" draw:text-style-name="P16" draw:layer="layout" svg:width="5.708cm" svg:height="7.949cm" svg:x="17.002cm" svg:y="6.85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09cm" svg:height="7.95cm" svg:x="5cm" svg:y="3.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1" draw:text-style-name="P16" draw:layer="layout" svg:width="5.707cm" svg:height="7.95cm" svg:x="9.6cm" svg:y="13.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1" draw:text-style-name="P16" draw:layer="layout" svg:width="12.224cm" svg:height="7.949cm" svg:x="14.154cm" svg:y="6.6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09cm" svg:height="7.95cm" svg:x="5cm" svg:y="3.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1" draw:text-style-name="P16" draw:layer="layout" svg:width="5.707cm" svg:height="7.95cm" svg:x="9.6cm" svg:y="13.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1" draw:text-style-name="P16" draw:layer="layout" svg:width="9.752cm" svg:height="7.949cm" svg:x="15cm" svg:y="6.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7.53cm" svg:height="8.409cm" svg:x="4.2cm" svg:y="3.791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1" draw:text-style-name="P16" draw:layer="layout" svg:width="7.527cm" svg:height="8.409cm" svg:x="8cm" svg:y="1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Rappel 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6cm" svg:height="15.141cm" svg:x="1.2cm" svg:y="-1.948cm" presentation:class="title" presentation:user-transformed="true">
          <draw:text-box>
            <text:p><text:span text:style-name="T4">Fractions :</text:span><text:span text:style-name="T4"><text:line-break/></text:span><text:span text:style-name="T8">multiplication</text:span><text:span text:style-name="T4"> :</text:span></text:p>
          </draw:text-box>
        </draw:frame>
        <draw:frame draw:style-name="gr11" draw:text-style-name="P16" draw:layer="layout" svg:width="25.921cm" svg:height="7.95cm" svg:x="1.2cm" svg:y="10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6cm" svg:height="15.141cm" svg:x="1.2cm" svg:y="-1.948cm" presentation:class="title" presentation:user-transformed="true">
          <draw:text-box>
            <text:p><text:span text:style-name="T4">Fractions :</text:span><text:span text:style-name="T4"><text:line-break/></text:span><text:span text:style-name="T8">multiplication</text:span><text:span text:style-name="T4"> :</text:span></text:p>
          </draw:text-box>
        </draw:frame>
        <draw:frame draw:style-name="gr11" draw:text-style-name="P16" draw:layer="layout" svg:width="25.387cm" svg:height="7.95cm" svg:x="1.2cm" svg:y="10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6cm" svg:height="15.141cm" svg:x="1.2cm" svg:y="-2.948cm" presentation:class="title" presentation:user-transformed="true">
          <draw:text-box>
            <text:p><text:span text:style-name="T4">Fraction </text:span><text:span text:style-name="T4"><text:line-break/></text:span><text:span text:style-name="T4">au carré:</text:span></text:p>
          </draw:text-box>
        </draw:frame>
        <draw:frame draw:style-name="gr11" draw:text-style-name="P16" draw:layer="layout" svg:width="13.609cm" svg:height="8.868cm" svg:x="6.791cm" svg:y="10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7.53cm" svg:height="8.409cm" svg:x="4.2cm" svg:y="3.791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1" draw:text-style-name="P16" draw:layer="layout" svg:width="7.527cm" svg:height="8.409cm" svg:x="8cm" svg:y="1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9.319cm" svg:height="7.949cm" svg:x="3.281cm" svg:y="3.6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1" draw:text-style-name="P16" draw:layer="layout" svg:width="9.315cm" svg:height="7.949cm" svg:x="8cm" svg:y="1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8.661cm" svg:height="7.949cm" svg:x="3.281cm" svg:y="3.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1" draw:text-style-name="P16" draw:layer="layout" svg:width="8.657cm" svg:height="7.949cm" svg:x="8cm" svg:y="1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5.708cm" svg:height="7.949cm" svg:x="5.455cm" svg:y="3.791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1" draw:text-style-name="P16" draw:layer="layout" svg:width="4.164cm" svg:height="7.949cm" svg:x="9.733cm" svg:y="12.8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08cm" svg:height="7.949cm" svg:x="5.455cm" svg:y="3.791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1" draw:text-style-name="P16" draw:layer="layout" svg:width="4.164cm" svg:height="7.949cm" svg:x="9.733cm" svg:y="12.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1" draw:text-style-name="P16" draw:layer="layout" svg:width="5.668cm" svg:height="7.949cm" svg:x="17.002cm" svg:y="6.85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08cm" svg:height="7.949cm" svg:x="5.455cm" svg:y="3.791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1" draw:text-style-name="P16" draw:layer="layout" svg:width="4.164cm" svg:height="7.949cm" svg:x="9.733cm" svg:y="12.8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1" draw:text-style-name="P16" draw:layer="layout" svg:width="10.513cm" svg:height="7.949cm" svg:x="15.287cm" svg:y="6.65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08cm" svg:height="7.949cm" svg:x="5.455cm" svg:y="3.791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1" draw:text-style-name="P16" draw:layer="layout" svg:width="4.164cm" svg:height="7.949cm" svg:x="9.733cm" svg:y="12.8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1" draw:text-style-name="P16" draw:layer="layout" svg:width="8.137cm" svg:height="7.949cm" svg:x="16.063cm" svg:y="6.2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9.176cm" svg:height="8.409cm" svg:x="4.2cm" svg:y="3.791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1" draw:text-style-name="P16" draw:layer="layout" svg:width="7.527cm" svg:height="8.409cm" svg:x="8cm" svg:y="1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7.346cm" svg:height="7.949cm" svg:x="4.2cm" svg:y="3.791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1" draw:text-style-name="P16" draw:layer="layout" svg:width="5.738cm" svg:height="7.949cm" svg:x="8.416cm" svg:y="13.051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7.981cm" svg:height="7.981cm" svg:x="15.019cm" svg:y="6.5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6.646cm" svg:height="6.646cm" draw:transform="skewX (-0.000523598775598294) rotate (-0.442266432455363) translate (8.867cm 11.747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7.702cm" svg:height="7.703cm" draw:transform="skewX (-6.27745993297832E-017) rotate (-0.855560399327621) translate (9.615cm 0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743cm" svg:height="4.449cm" svg:x="17.679cm" svg:y="8.098cm">
          <draw:text-box>
            <text:p><text:span text:style-name="T10">?</text:span></text:p>
          </draw:text-box>
        </draw:frame>
        <draw:custom-shape draw:style-name="gr22" draw:text-style-name="P6" draw:layer="layout" svg:width="6.62cm" svg:height="7.282cm" draw:transform="skewX (0.000174532925199436) rotate (-0.429176463065406) translate (11.883cm 5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6" draw:layer="layout" svg:width="7.529cm" svg:height="8.409cm" svg:x="5.071cm" svg:y="2.391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1" draw:text-style-name="P16" draw:layer="layout" svg:width="7.463cm" svg:height="8.408cm" svg:x="6.737cm" svg:y="12.2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7.981cm" svg:height="7.981cm" svg:x="15.019cm" svg:y="6.5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6.646cm" svg:height="6.646cm" draw:transform="skewX (-0.000523598775598294) rotate (-0.442266432455363) translate (8.867cm 11.747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7.702cm" svg:height="7.703cm" draw:transform="skewX (-6.27745993297832E-017) rotate (-0.855560399327621) translate (9.615cm 0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6.62cm" svg:height="7.282cm" draw:transform="skewX (0.000174532925199436) rotate (-0.429176463065406) translate (11.883cm 5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3" draw:text-style-name="P14" draw:layer="layout" svg:width="8.279cm" svg:height="2.759cm" draw:transform="skewX (8.15144168177258E-017) rotate (-2.12877808865748) translate (16.794779181019cm 5.8295795564448cm)" svg:viewBox="0 0 8280 2760" svg:d="M0 45c948-170 1848 210 2812 63 910-138 1807 173 2719 470 855 278 1416 798 1978 1365l389 623 382 194">
          <text:p/>
        </draw:path>
        <draw:frame draw:style-name="gr24" draw:text-style-name="P21" draw:layer="layout" svg:width="10.518cm" svg:height="10.652cm" svg:x="17.2cm" svg:y="3cm">
          <draw:text-box>
            <text:p>Pas</text:p>
            <text:p>d’angle</text:p>
            <text:p>droit :</text:p>
          </draw:text-box>
        </draw:frame>
        <draw:frame draw:style-name="gr25" draw:text-style-name="P22" draw:layer="layout" svg:width="27.265cm" svg:height="7.185cm" svg:x="0.6cm" svg:y="14.081cm">
          <draw:text-box>
            <text:p>on ne peut pas</text:p>
            <text:p>utiliser le théorème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6.696cm" svg:height="8.409cm" svg:x="4.304cm" svg:y="3.191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1" draw:text-style-name="P16" draw:layer="layout" svg:width="5.603cm" svg:height="8.409cm" svg:x="8.997cm" svg:y="12.591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8.587cm" svg:height="7.949cm" svg:x="4cm" svg:y="4.251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1" draw:text-style-name="P16" draw:layer="layout" svg:width="8.523cm" svg:height="7.949cm" svg:x="7.877cm" svg:y="12.451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5.711cm" svg:height="7.949cm" svg:x="4.8cm" svg:y="3.851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1" draw:text-style-name="P16" draw:layer="layout" svg:width="5.607cm" svg:height="7.949cm" svg:x="8.793cm" svg:y="13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11cm" svg:height="7.949cm" svg:x="4.8cm" svg:y="3.851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1" draw:text-style-name="P16" draw:layer="layout" svg:width="5.607cm" svg:height="7.949cm" svg:x="8.793cm" svg:y="13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1" draw:text-style-name="P16" draw:layer="layout" svg:width="5.739cm" svg:height="7.949cm" svg:x="17.002cm" svg:y="6.855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11cm" svg:height="7.949cm" svg:x="4.8cm" svg:y="3.851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1" draw:text-style-name="P16" draw:layer="layout" svg:width="5.607cm" svg:height="7.949cm" svg:x="8.793cm" svg:y="1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1" draw:text-style-name="P16" draw:layer="layout" svg:width="10.679cm" svg:height="7.949cm" svg:x="14.553cm" svg:y="6.4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11cm" svg:height="7.949cm" svg:x="4.8cm" svg:y="3.851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1" draw:text-style-name="P16" draw:layer="layout" svg:width="5.607cm" svg:height="7.949cm" svg:x="8.793cm" svg:y="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1" draw:text-style-name="P16" draw:layer="layout" svg:width="8.278cm" svg:height="7.949cm" svg:x="15.6cm" svg:y="6.2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4.029cm" svg:height="7.95cm" svg:x="5cm" svg:y="3.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1" draw:text-style-name="P16" draw:layer="layout" svg:width="3.995cm" svg:height="7.95cm" svg:x="9.6cm" svg:y="13.4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Rappel :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6cm" svg:height="15.141cm" svg:x="1.2cm" svg:y="-1.948cm" presentation:class="title" presentation:user-transformed="true">
          <draw:text-box>
            <text:p><text:span text:style-name="T4">Fractions :</text:span><text:span text:style-name="T8"> dénominateurs différents</text:span><text:span text:style-name="T4"> :</text:span></text:p>
          </draw:text-box>
        </draw:frame>
        <draw:frame draw:style-name="gr11" draw:text-style-name="P16" draw:layer="layout" svg:width="28.727cm" svg:height="7.95cm" svg:x="-0.1cm" svg:y="11.4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6cm" svg:height="15.141cm" svg:x="1.2cm" svg:y="-1.948cm" presentation:class="title" presentation:user-transformed="true">
          <draw:text-box>
            <text:p><text:span text:style-name="T4">Fractions :</text:span><text:span text:style-name="T8"> dénominateurs différents</text:span><text:span text:style-name="T4"> :</text:span></text:p>
          </draw:text-box>
        </draw:frame>
        <draw:frame draw:style-name="gr11" draw:text-style-name="P16" draw:layer="layout" svg:width="27.923cm" svg:height="7.95cm" svg:x="-0.1cm" svg:y="11.4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6cm" svg:height="15.141cm" svg:x="1.2cm" svg:y="-1.948cm" presentation:class="title" presentation:user-transformed="true">
          <draw:text-box>
            <text:p><text:span text:style-name="T4">Fractions :</text:span><text:span text:style-name="T8"> dénominateurs différents</text:span><text:span text:style-name="T4"> :</text:span></text:p>
          </draw:text-box>
        </draw:frame>
        <draw:frame draw:style-name="gr11" draw:text-style-name="P16" draw:layer="layout" svg:width="22.876cm" svg:height="7.95cm" svg:x="2.524cm" svg:y="11.4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6cm" svg:height="15.141cm" svg:x="1.2cm" svg:y="-1.948cm" presentation:class="title" presentation:user-transformed="true">
          <draw:text-box>
            <text:p><text:span text:style-name="T4">Fractions :</text:span><text:span text:style-name="T8"> dénominateurs différents</text:span><text:span text:style-name="T4"> :</text:span></text:p>
          </draw:text-box>
        </draw:frame>
        <draw:frame draw:style-name="gr11" draw:text-style-name="P16" draw:layer="layout" svg:width="22.876cm" svg:height="7.95cm" svg:x="2.524cm" svg:y="11.4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custom-shape draw:style-name="gr26" draw:text-style-name="P23" draw:layer="layout" svg:width="4.124cm" svg:height="10.772cm" draw:transform="rotate (0.711919801888487) translate (1.8cm 12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4.124cm" svg:height="10.772cm" draw:transform="rotate (-0.712094334813687) translate (8.84cm 10.2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4.124cm" svg:height="10.772cm" draw:transform="rotate (-1.55089957332216) translate (12.225cm 15.45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4.029cm" svg:height="7.95cm" svg:x="5cm" svg:y="3.9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1" draw:text-style-name="P16" draw:layer="layout" svg:width="3.995cm" svg:height="7.95cm" svg:x="9.6cm" svg:y="13.4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4.029cm" svg:height="7.95cm" svg:x="5cm" svg:y="3.9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frame draw:style-name="gr11" draw:text-style-name="P16" draw:layer="layout" svg:width="3.995cm" svg:height="7.95cm" svg:x="9.6cm" svg:y="13.4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1" draw:text-style-name="P16" draw:layer="layout" svg:width="8.622cm" svg:height="7.949cm" svg:x="15.701cm" svg:y="6.051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4.029cm" svg:height="7.95cm" svg:x="5cm" svg:y="3.9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frame draw:style-name="gr11" draw:text-style-name="P16" draw:layer="layout" svg:width="3.995cm" svg:height="7.95cm" svg:x="9.6cm" svg:y="13.4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1" draw:text-style-name="P16" draw:layer="layout" svg:width="12.757cm" svg:height="7.949cm" svg:x="12.576cm" svg:y="6.311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4.029cm" svg:height="7.95cm" svg:x="5cm" svg:y="3.9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1" draw:text-style-name="P16" draw:layer="layout" svg:width="3.995cm" svg:height="7.95cm" svg:x="9.6cm" svg:y="13.4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1" draw:text-style-name="P16" draw:layer="layout" svg:width="17.246cm" svg:height="7.949cm" svg:x="11.876cm" svg:y="6.311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4.029cm" svg:height="7.95cm" svg:x="5cm" svg:y="3.9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1" draw:text-style-name="P16" draw:layer="layout" svg:width="3.995cm" svg:height="7.95cm" svg:x="9.6cm" svg:y="13.4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1" draw:text-style-name="P16" draw:layer="layout" svg:width="5.701cm" svg:height="7.949cm" svg:x="16.899cm" svg:y="6.051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5.675cm" svg:height="7.95cm" svg:x="5cm" svg:y="3.9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1" draw:text-style-name="P16" draw:layer="layout" svg:width="4.026cm" svg:height="7.95cm" svg:x="9.6cm" svg:y="13.4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675cm" svg:height="7.95cm" svg:x="5cm" svg:y="3.9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1" draw:text-style-name="P16" draw:layer="layout" svg:width="4.026cm" svg:height="7.95cm" svg:x="9.6cm" svg:y="13.4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1" draw:text-style-name="P16" draw:layer="layout" svg:width="8.628cm" svg:height="7.949cm" svg:x="15.701cm" svg:y="6.051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4.546cm" svg:height="7.949cm" svg:x="12.576cm" svg:y="6.311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1" draw:text-style-name="P16" draw:layer="layout" svg:width="5.675cm" svg:height="7.95cm" svg:x="5.001cm" svg:y="3.9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1" draw:text-style-name="P16" draw:layer="layout" svg:width="4.026cm" svg:height="7.95cm" svg:x="9.6cm" svg:y="13.4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675cm" svg:height="7.95cm" svg:x="5.001cm" svg:y="3.9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1" draw:text-style-name="P16" draw:layer="layout" svg:width="4.026cm" svg:height="7.95cm" svg:x="9.6cm" svg:y="13.4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1" draw:text-style-name="P16" draw:layer="layout" svg:width="19.032cm" svg:height="7.949cm" svg:x="10.776cm" svg:y="6.312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64cm" svg:height="7.949cm" svg:x="16.899cm" svg:y="6.051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11" draw:text-style-name="P16" draw:layer="layout" svg:width="5.675cm" svg:height="7.95cm" svg:x="5.002cm" svg:y="3.9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1" draw:text-style-name="P16" draw:layer="layout" svg:width="4.026cm" svg:height="7.95cm" svg:x="9.6cm" svg:y="13.4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13.27cm" svg:height="7.949cm" svg:x="13.93cm" svg:y="6.4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1" draw:text-style-name="P16" draw:layer="layout" svg:width="5.675cm" svg:height="7.95cm" svg:x="5.002cm" svg:y="3.9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frame draw:style-name="gr11" draw:text-style-name="P16" draw:layer="layout" svg:width="4.026cm" svg:height="7.95cm" svg:x="9.6cm" svg:y="13.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03cm" svg:height="7.949cm" svg:x="17cm" svg:y="6.2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1" draw:text-style-name="P16" draw:layer="layout" svg:width="5.675cm" svg:height="7.95cm" svg:x="5.002cm" svg:y="3.9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1" draw:text-style-name="P16" draw:layer="layout" svg:width="4.026cm" svg:height="7.95cm" svg:x="9.6cm" svg:y="13.4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7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Défi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9cm" svg:y="8.2cm">
          <draw:text-box>
            <text:p text:style-name="P20"><text:span text:style-name="T10">?</text:span></text:p>
          </draw:text-box>
        </draw:frame>
        <draw:frame draw:style-name="gr11" draw:text-style-name="P16" draw:layer="layout" svg:width="7.568cm" svg:height="8.409cm" svg:x="4.2cm" svg:y="3.791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1" draw:text-style-name="P16" draw:layer="layout" svg:width="8.263cm" svg:height="8.409cm" svg:x="8cm" svg:y="1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568cm" svg:height="8.409cm" svg:x="4.2cm" svg:y="3.791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1" draw:text-style-name="P16" draw:layer="layout" svg:width="8.263cm" svg:height="8.409cm" svg:x="8cm" svg:y="1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1" draw:text-style-name="P16" draw:layer="layout" svg:width="16.546cm" svg:height="8.408cm" svg:x="12.4cm" svg:y="5.2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568cm" svg:height="8.409cm" svg:x="4.2cm" svg:y="3.791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11" draw:text-style-name="P16" draw:layer="layout" svg:width="8.263cm" svg:height="8.409cm" svg:x="8cm" svg:y="1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frame draw:style-name="gr11" draw:text-style-name="P16" draw:layer="layout" svg:width="11.707cm" svg:height="8.867cm" svg:x="14.093cm" svg:y="5.2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568cm" svg:height="8.409cm" svg:x="4.2cm" svg:y="3.791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frame draw:style-name="gr11" draw:text-style-name="P16" draw:layer="layout" svg:width="8.263cm" svg:height="8.409cm" svg:x="8cm" svg:y="1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draw:style-name="gr11" draw:text-style-name="P16" draw:layer="layout" svg:width="9.04cm" svg:height="8.407cm" svg:x="16cm" svg:y="5.59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568cm" svg:height="8.409cm" svg:x="4.2cm" svg:y="3.791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frame draw:style-name="gr11" draw:text-style-name="P16" draw:layer="layout" svg:width="8.263cm" svg:height="8.409cm" svg:x="8cm" svg:y="13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1" draw:text-style-name="P16" draw:layer="layout" svg:width="13.001cm" svg:height="8.866cm" svg:x="14.399cm" svg:y="5.59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568cm" svg:height="8.409cm" svg:x="4.2cm" svg:y="3.791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1" draw:text-style-name="P16" draw:layer="layout" svg:width="8.263cm" svg:height="8.409cm" svg:x="8cm" svg:y="1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frame draw:style-name="gr11" draw:text-style-name="P16" draw:layer="layout" svg:width="17.511cm" svg:height="8.865cm" svg:x="11.803cm" svg:y="5.466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Standard" presentation:presentation-page-layout-name="AL1T0">
        <office:forms form:automatic-focus="false" form:apply-design-mode="false"/>
        <draw:frame presentation:style-name="pr7" draw:text-style-name="P18" draw:layer="layout" svg:width="28.021cm" svg:height="9.463cm" svg:x="0.038cm" svg:y="4.559cm" presentation:class="title" presentation:user-transformed="true">
          <draw:text-box>
            <text:p><text:span text:style-name="T9">Calcule </text:span><text:span text:style-name="T9"><text:line-break/></text:span><text:span text:style-name="T9">l’aire </text:span><text:span text:style-name="T9"><text:line-break/></text:span><text:span text:style-name="T9">manqu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0.2cm" svg:y="15.224cm">
          <draw:text-box>
            <text:p><text:span text:style-name="T10">?</text:span></text:p>
          </draw:text-box>
        </draw:frame>
        <draw:frame draw:style-name="gr11" draw:text-style-name="P16" draw:layer="layout" svg:width="4.06cm" svg:height="7.949cm" svg:x="5.54cm" svg:y="4.001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frame draw:style-name="gr11" draw:text-style-name="P16" draw:layer="layout" svg:width="4.08cm" svg:height="7.948cm" svg:x="17.8cm" svg:y="6.4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4.06cm" svg:height="7.949cm" svg:x="5.54cm" svg:y="4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1" draw:text-style-name="P16" draw:layer="layout" svg:width="4.08cm" svg:height="7.948cm" svg:x="17.8cm" svg:y="6.4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1" draw:text-style-name="P16" draw:layer="layout" svg:width="4.08cm" svg:height="7.948cm" svg:x="9.4cm" svg:y="13.452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4.06cm" svg:height="7.949cm" svg:x="5.54cm" svg:y="4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1" draw:text-style-name="P16" draw:layer="layout" svg:width="4.08cm" svg:height="7.948cm" svg:x="17.8cm" svg:y="6.4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1" draw:text-style-name="P16" draw:layer="layout" svg:width="4.183cm" svg:height="7.948cm" svg:x="9.4cm" svg:y="13.452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9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0.2cm" svg:y="15.224cm">
          <draw:text-box>
            <text:p><text:span text:style-name="T10">?</text:span></text:p>
          </draw:text-box>
        </draw:frame>
        <draw:frame draw:style-name="gr11" draw:text-style-name="P16" draw:layer="layout" svg:width="4.028cm" svg:height="7.949cm" svg:x="5.54cm" svg:y="4.001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1" draw:text-style-name="P16" draw:layer="layout" svg:width="3.276cm" svg:height="3.728cm" svg:x="18.124cm" svg:y="7.8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4.028cm" svg:height="7.949cm" svg:x="5.54cm" svg:y="4.002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frame draw:style-name="gr11" draw:text-style-name="P16" draw:layer="layout" svg:width="4.015cm" svg:height="7.947cm" svg:x="17.6cm" svg:y="6.6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7" draw:text-style-name="P19" draw:layer="layout" svg:width="4.444cm" svg:height="5.176cm" svg:x="10.2cm" svg:y="15.224cm">
          <draw:text-box>
            <text:p><text:span text:style-name="T10">?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4.016cm" svg:height="7.948cm" svg:x="9.4cm" svg:y="13.452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1" draw:text-style-name="P16" draw:layer="layout" svg:width="4.028cm" svg:height="7.949cm" svg:x="5.54cm" svg:y="4.002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frame draw:style-name="gr11" draw:text-style-name="P16" draw:layer="layout" svg:width="4.015cm" svg:height="7.947cm" svg:x="17.6cm" svg:y="6.6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4.016cm" svg:height="7.948cm" svg:x="9.4cm" svg:y="13.452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1" draw:text-style-name="P16" draw:layer="layout" svg:width="4.028cm" svg:height="7.949cm" svg:x="5.54cm" svg:y="4.002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1" draw:text-style-name="P16" draw:layer="layout" svg:width="3.276cm" svg:height="3.728cm" svg:x="18.124cm" svg:y="7.8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0.2cm" svg:y="15.224cm">
          <draw:text-box>
            <text:p><text:span text:style-name="T10">?</text:span></text:p>
          </draw:text-box>
        </draw:frame>
        <draw:frame draw:style-name="gr11" draw:text-style-name="P16" draw:layer="layout" svg:width="5.674cm" svg:height="7.949cm" svg:x="4.526cm" svg:y="3.651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1" draw:text-style-name="P16" draw:layer="layout" svg:width="7.38cm" svg:height="7.947cm" svg:x="16.2cm" svg:y="6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10.2cm" svg:y="15.224cm">
          <draw:text-box>
            <text:p><text:span text:style-name="T10">?</text:span></text:p>
          </draw:text-box>
        </draw:frame>
        <draw:frame draw:style-name="gr11" draw:text-style-name="P16" draw:layer="layout" svg:width="7.344cm" svg:height="7.949cm" svg:x="4.526cm" svg:y="3.651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frame draw:style-name="gr11" draw:text-style-name="P16" draw:layer="layout" svg:width="7.38cm" svg:height="7.947cm" svg:x="16.2cm" svg:y="6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7.344cm" svg:height="7.949cm" svg:x="4.526cm" svg:y="3.651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11" draw:text-style-name="P16" draw:layer="layout" svg:width="7.38cm" svg:height="7.947cm" svg:x="16.2cm" svg:y="6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frame draw:style-name="gr11" draw:text-style-name="P16" draw:layer="layout" svg:width="7.38cm" svg:height="7.948cm" svg:x="8.2cm" svg:y="13.452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7.981cm" svg:height="7.981cm" svg:x="15.019cm" svg:y="6.5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6.646cm" svg:height="6.646cm" draw:transform="skewX (-0.000523598775598294) rotate (-0.442266432455363) translate (8.867cm 11.747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7.702cm" svg:height="7.703cm" draw:transform="skewX (-6.27745993297832E-017) rotate (-0.855560399327621) translate (9.615cm 0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19" draw:layer="layout" svg:width="3.743cm" svg:height="4.449cm" svg:x="7.857cm" svg:y="3.951cm">
          <draw:text-box>
            <text:p text:style-name="P20"><text:span text:style-name="T10">?</text:span></text:p>
          </draw:text-box>
        </draw:frame>
        <draw:custom-shape draw:style-name="gr22" draw:text-style-name="P6" draw:layer="layout" svg:width="6.62cm" svg:height="7.282cm" draw:transform="skewX (0.000174532925199436) rotate (-0.429176463065406) translate (11.883cm 5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1" draw:text-style-name="P16" draw:layer="layout" svg:width="5.733cm" svg:height="7.947cm" svg:x="16cm" svg:y="6.548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1" draw:text-style-name="P16" draw:layer="layout" svg:width="5.701cm" svg:height="7.948cm" svg:x="7.6cm" svg:y="12.4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7.981cm" svg:height="7.981cm" svg:x="15.019cm" svg:y="6.51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6.646cm" svg:height="6.646cm" draw:transform="skewX (-0.000523598775598294) rotate (-0.442266432455363) translate (8.867cm 11.747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7.702cm" svg:height="7.703cm" draw:transform="skewX (-6.27745993297832E-017) rotate (-0.855560399327621) translate (9.615cm 0.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6" draw:layer="layout" svg:width="6.62cm" svg:height="7.282cm" draw:transform="skewX (0.000174532925199436) rotate (-0.429176463065406) translate (11.883cm 5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3" draw:text-style-name="P14" draw:layer="layout" svg:width="8.279cm" svg:height="2.759cm" draw:transform="skewX (8.15144168177258E-017) rotate (-2.12877808865748) translate (16.794779181019cm 5.8295795564448cm)" svg:viewBox="0 0 8280 2760" svg:d="M0 45c948-170 1848 210 2812 63 910-138 1807 173 2719 470 855 278 1416 798 1978 1365l389 623 382 194">
          <text:p/>
        </draw:path>
        <draw:frame draw:style-name="gr24" draw:text-style-name="P19" draw:layer="layout" svg:width="10.518cm" svg:height="10.652cm" svg:x="17.2cm" svg:y="0.6cm">
          <draw:text-box>
            <text:p text:style-name="P20">Pas</text:p>
            <text:p text:style-name="P20">d’angle</text:p>
            <text:p text:style-name="P20">droit :</text:p>
          </draw:text-box>
        </draw:frame>
        <draw:frame draw:style-name="gr25" draw:text-style-name="P24" draw:layer="layout" svg:width="27.265cm" svg:height="7.185cm" svg:x="0.335cm" svg:y="13.6cm">
          <draw:text-box>
            <text:p text:style-name="P20">on ne peut pas</text:p>
            <text:p text:style-name="P20">utiliser le théorèm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4.444cm" svg:height="5.176cm" svg:x="6.2cm" svg:y="6.024cm">
          <draw:text-box>
            <text:p><text:span text:style-name="T10">?</text:span></text:p>
          </draw:text-box>
        </draw:frame>
        <draw:frame draw:style-name="gr11" draw:text-style-name="P16" draw:layer="layout" svg:width="5.705cm" svg:height="7.949cm" svg:x="8.681cm" svg:y="13.051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frame draw:style-name="gr11" draw:text-style-name="P16" draw:layer="layout" svg:width="5.701cm" svg:height="7.947cm" svg:x="17.4cm" svg:y="6.2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7" draw:layer="layout" svg:width="10.877cm" svg:height="10.876cm" svg:x="14.355cm" svg:y="4.8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frame draw:style-name="gr11" draw:text-style-name="P16" draw:layer="layout" svg:width="5.705cm" svg:height="7.949cm" svg:x="8.681cm" svg:y="13.051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frame draw:style-name="gr11" draw:text-style-name="P16" draw:layer="layout" svg:width="5.701cm" svg:height="7.947cm" svg:x="17.4cm" svg:y="6.2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1" draw:text-style-name="P16" draw:layer="layout" svg:width="5.705cm" svg:height="7.949cm" svg:x="4.4cm" svg:y="4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6.061cm" svg:height="6.482cm" draw:transform="skewX (-9.47912319895278E-017) rotate (-0.751538775908759) translate (13.918cm 5.68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8.803cm" svg:height="8.802cm" svg:x="13.997cm" svg:y="5.6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6.379cm" svg:height="6.378cm" draw:transform="rotate (-0.757472895365539) translate (9.182cm 1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1.265cm" svg:height="1.265cm" draw:transform="rotate (0.805294916870184) translate (9.493cm 10.437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6.379cm" svg:height="6.378cm" draw:transform="skewX (-0.000174532925199469) rotate (-0.757472895365539) translate (9.377cm 10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9" draw:layer="layout" svg:width="4.444cm" svg:height="5.176cm" svg:x="8.2cm" svg:y="13.024cm">
          <draw:text-box>
            <text:p><text:span text:style-name="T10">?</text:span></text:p>
          </draw:text-box>
        </draw:frame>
        <draw:frame draw:style-name="gr17" draw:text-style-name="P19" draw:layer="layout" svg:width="4.444cm" svg:height="5.176cm" svg:x="8cm" svg:y="4cm">
          <draw:text-box>
            <text:p><text:span text:style-name="T10">?</text:span></text:p>
          </draw:text-box>
        </draw:frame>
        <draw:line draw:style-name="gr31" draw:text-style-name="P14" draw:layer="layout" svg:x1="11.4cm" svg:y1="7.4cm" svg:x2="12cm" svg:y2="9cm">
          <text:p/>
        </draw:line>
        <draw:line draw:style-name="gr31" draw:text-style-name="P14" draw:layer="layout" svg:x1="11.6cm" svg:y1="11.8cm" svg:x2="12.2cm" svg:y2="13.4cm">
          <text:p/>
        </draw:line>
        <draw:frame draw:style-name="gr11" draw:text-style-name="P16" draw:layer="layout" svg:width="5.701cm" svg:height="7.947cm" svg:x="15.299cm" svg:y="6.053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6.061cm" svg:height="6.482cm" draw:transform="skewX (-9.47912319895278E-017) rotate (-0.751538775908759) translate (13.918cm 5.68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7" draw:layer="layout" svg:width="8.803cm" svg:height="8.802cm" svg:x="13.997cm" svg:y="5.68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6.379cm" svg:height="6.378cm" draw:transform="rotate (-0.757472895365539) translate (9.182cm 1.3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1.265cm" svg:height="1.265cm" draw:transform="rotate (0.805294916870184) translate (9.493cm 10.437cm)">
          <text:p/>
          <draw:enhanced-geometry svg:viewBox="0 0 21600 21600" draw:type="rectangle" draw:enhanced-path="M 0 0 L 21600 0 21600 21600 0 21600 0 0 Z N"/>
        </draw:custom-shape>
        <draw:custom-shape draw:style-name="gr29" draw:text-style-name="P9" draw:layer="layout" svg:width="6.379cm" svg:height="6.378cm" draw:transform="skewX (-0.000174532925199469) rotate (-0.757472895365539) translate (9.377cm 10.3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4" draw:layer="layout" svg:x1="11.4cm" svg:y1="7.4cm" svg:x2="12cm" svg:y2="9cm">
          <text:p/>
        </draw:line>
        <draw:line draw:style-name="gr31" draw:text-style-name="P14" draw:layer="layout" svg:x1="11.6cm" svg:y1="11.8cm" svg:x2="12.2cm" svg:y2="13.4cm">
          <text:p/>
        </draw:line>
        <draw:frame draw:style-name="gr11" draw:text-style-name="P16" draw:layer="layout" svg:width="5.701cm" svg:height="7.947cm" svg:x="15.3cm" svg:y="6.05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1" draw:text-style-name="P16" draw:layer="layout" svg:width="4.046cm" svg:height="7.947cm" svg:x="7.154cm" svg:y="2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1" draw:text-style-name="P16" draw:layer="layout" svg:width="4.046cm" svg:height="7.947cm" svg:x="7.4cm" svg:y="11.05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Standard" presentation:presentation-page-layout-name="AL1T0">
        <office:forms form:automatic-focus="false" form:apply-design-mode="false"/>
        <draw:frame presentation:style-name="pr7" draw:text-style-name="P18" draw:layer="layout" svg:width="28.021cm" svg:height="9.463cm" svg:x="0.038cm" svg:y="4.559cm" presentation:class="title" presentation:user-transformed="true">
          <draw:text-box>
            <text:p><text:span text:style-name="T9">Calcule </text:span><text:span text:style-name="T9"><text:line-break/></text:span><text:span text:style-name="T9">la longueur </text:span><text:span text:style-name="T9"><text:line-break/></text:span><text:span text:style-name="T9">de l’hypoténu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frame draw:style-name="gr33" draw:text-style-name="P21" draw:layer="layout" svg:width="2.229cm" svg:height="3.718cm" svg:x="15.8cm" svg:y="8cm">
          <draw:text-box>
            <text:p>?</text:p>
          </draw:text-box>
        </draw:frame>
        <draw:frame draw:style-name="gr11" draw:text-style-name="P16" draw:layer="layout" svg:width="7.409cm" svg:height="7.947cm" svg:x="4.4cm" svg:y="4.05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1" draw:text-style-name="P16" draw:layer="layout" svg:width="7.342cm" svg:height="7.949cm" svg:x="8.258cm" svg:y="13.451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frame draw:style-name="gr11" draw:text-style-name="P16" draw:layer="layout" svg:width="8.154cm" svg:height="7.376cm" svg:x="14.154cm" svg:y="6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6" draw:layer="layout" svg:width="7.409cm" svg:height="7.947cm" svg:x="4.401cm" svg:y="4.054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1" draw:text-style-name="P16" draw:layer="layout" svg:width="7.342cm" svg:height="7.949cm" svg:x="8.258cm" svg:y="13.452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6cm" svg:height="15.141cm" svg:x="1.2cm" svg:y="-2.948cm" presentation:class="title" presentation:user-transformed="true">
          <draw:text-box>
            <text:p><text:span text:style-name="T4">Fraction </text:span><text:span text:style-name="T4"><text:line-break/></text:span><text:span text:style-name="T4">au carré:</text:span></text:p>
          </draw:text-box>
        </draw:frame>
        <draw:frame draw:style-name="gr11" draw:text-style-name="P16" draw:layer="layout" svg:width="13.609cm" svg:height="8.868cm" svg:x="6.791cm" svg:y="10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5" draw:layer="layout" svg:width="26cm" svg:height="15.141cm" svg:x="1.2cm" svg:y="-3.548cm" presentation:class="title" presentation:user-transformed="true">
          <draw:text-box>
            <text:p><text:span text:style-name="T4">Racine carrée </text:span><text:span text:style-name="T4"><text:line-break/></text:span><text:span text:style-name="T4">de fraction :</text:span></text:p>
          </draw:text-box>
        </draw:frame>
        <draw:frame draw:style-name="gr11" draw:text-style-name="P16" draw:layer="layout" svg:width="16.511cm" svg:height="8.898cm" svg:x="4.8cm" svg:y="9.302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frame draw:style-name="gr11" draw:text-style-name="P16" draw:layer="layout" svg:width="8.154cm" svg:height="7.376cm" svg:x="14.154cm" svg:y="6.6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1" draw:text-style-name="P16" draw:layer="layout" svg:width="7.409cm" svg:height="7.947cm" svg:x="4.401cm" svg:y="4.054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1" draw:text-style-name="P16" draw:layer="layout" svg:width="7.342cm" svg:height="7.949cm" svg:x="8.258cm" svg:y="13.452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frame draw:style-name="gr11" draw:text-style-name="P16" draw:layer="layout" svg:width="8.154cm" svg:height="7.347cm" svg:x="14.154cm" svg:y="6.6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1" draw:text-style-name="P16" draw:layer="layout" svg:width="7.409cm" svg:height="7.947cm" svg:x="4.401cm" svg:y="4.054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1" draw:text-style-name="P16" draw:layer="layout" svg:width="7.342cm" svg:height="7.949cm" svg:x="8.258cm" svg:y="13.452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8" draw:layer="layout" svg:width="4.102cm" svg:height="4.103cm" draw:transform="skewX (-0.000174532925199363) rotate (-0.370882466048795) translate (10.483cm 14.2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9.967cm" svg:height="9.967cm" draw:transform="rotate (-0.380132711084365) translate (4.898cm 1.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frame draw:style-name="gr11" draw:text-style-name="P16" draw:layer="layout" svg:width="4.898cm" svg:height="6.829cm" svg:x="14.754cm" svg:y="6.6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11" draw:text-style-name="P16" draw:layer="layout" svg:width="7.409cm" svg:height="7.947cm" svg:x="4.401cm" svg:y="4.054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frame draw:style-name="gr11" draw:text-style-name="P16" draw:layer="layout" svg:width="7.342cm" svg:height="7.949cm" svg:x="8.258cm" svg:y="13.452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line draw:style-name="gr32" draw:text-style-name="P16" draw:layer="layout" svg:x1="13.6cm" svg:y1="4.838cm" svg:x2="9.8cm" svg:y2="13.8cm">
          <text:p/>
        </draw:line>
        <draw:line draw:style-name="gr32" draw:text-style-name="P16" draw:layer="layout" svg:x1="10.222cm" svg:y1="14.8cm" svg:x2="14.201cm" svg:y2="16.562cm">
          <text:p/>
        </draw:line>
        <draw:frame draw:style-name="gr11" draw:text-style-name="P16" draw:layer="layout" svg:width="4.687cm" svg:height="6.834cm" svg:x="7.6cm" svg:y="5.166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1" draw:text-style-name="P16" draw:layer="layout" svg:width="4.687cm" svg:height="6.834cm" svg:x="9.313cm" svg:y="14.154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frame draw:style-name="gr33" draw:text-style-name="P19" draw:layer="layout" svg:width="2.229cm" svg:height="3.718cm" svg:x="15.801cm" svg:y="8cm">
          <draw:text-box>
            <text:p text:style-name="P20">?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frame draw:style-name="gr11" draw:text-style-name="P16" draw:layer="layout" svg:width="13.554cm" svg:height="8.237cm" svg:x="14.306cm" svg:y="5.91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2" draw:text-style-name="P16" draw:layer="layout" svg:x1="13.6cm" svg:y1="4.838cm" svg:x2="9.8cm" svg:y2="13.8cm">
          <text:p/>
        </draw:line>
        <draw:line draw:style-name="gr32" draw:text-style-name="P16" draw:layer="layout" svg:x1="10.222cm" svg:y1="14.8cm" svg:x2="14.201cm" svg:y2="16.562cm">
          <text:p/>
        </draw:line>
        <draw:frame draw:style-name="gr11" draw:text-style-name="P16" draw:layer="layout" svg:width="4.687cm" svg:height="6.834cm" svg:x="7.6cm" svg:y="5.166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1" draw:text-style-name="P16" draw:layer="layout" svg:width="4.687cm" svg:height="6.834cm" svg:x="9.313cm" svg:y="14.154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frame draw:style-name="gr11" draw:text-style-name="P16" draw:layer="layout" svg:width="10.639cm" svg:height="8.243cm" svg:x="14.306cm" svg:y="5.917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line draw:style-name="gr32" draw:text-style-name="P16" draw:layer="layout" svg:x1="13.6cm" svg:y1="4.838cm" svg:x2="9.8cm" svg:y2="13.8cm">
          <text:p/>
        </draw:line>
        <draw:line draw:style-name="gr32" draw:text-style-name="P16" draw:layer="layout" svg:x1="10.222cm" svg:y1="14.8cm" svg:x2="14.201cm" svg:y2="16.562cm">
          <text:p/>
        </draw:line>
        <draw:frame draw:style-name="gr11" draw:text-style-name="P16" draw:layer="layout" svg:width="4.687cm" svg:height="6.834cm" svg:x="7.6cm" svg:y="5.166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frame draw:style-name="gr11" draw:text-style-name="P16" draw:layer="layout" svg:width="4.687cm" svg:height="6.834cm" svg:x="9.313cm" svg:y="14.154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frame draw:style-name="gr11" draw:text-style-name="P16" draw:layer="layout" svg:width="7.336cm" svg:height="7.847cm" svg:x="14.306cm" svg:y="5.917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line draw:style-name="gr32" draw:text-style-name="P16" draw:layer="layout" svg:x1="13.6cm" svg:y1="4.838cm" svg:x2="9.8cm" svg:y2="13.8cm">
          <text:p/>
        </draw:line>
        <draw:line draw:style-name="gr32" draw:text-style-name="P16" draw:layer="layout" svg:x1="10.222cm" svg:y1="14.8cm" svg:x2="14.201cm" svg:y2="16.562cm">
          <text:p/>
        </draw:line>
        <draw:frame draw:style-name="gr11" draw:text-style-name="P16" draw:layer="layout" svg:width="4.687cm" svg:height="6.834cm" svg:x="7.6cm" svg:y="5.166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11" draw:text-style-name="P16" draw:layer="layout" svg:width="4.687cm" svg:height="6.834cm" svg:x="9.313cm" svg:y="14.154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frame draw:style-name="gr11" draw:text-style-name="P16" draw:layer="layout" svg:width="7.335cm" svg:height="7.792cm" svg:x="14.306cm" svg:y="5.917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line draw:style-name="gr32" draw:text-style-name="P16" draw:layer="layout" svg:x1="13.6cm" svg:y1="4.838cm" svg:x2="9.8cm" svg:y2="13.8cm">
          <text:p/>
        </draw:line>
        <draw:line draw:style-name="gr32" draw:text-style-name="P16" draw:layer="layout" svg:x1="10.222cm" svg:y1="14.8cm" svg:x2="14.201cm" svg:y2="16.562cm">
          <text:p/>
        </draw:line>
        <draw:frame draw:style-name="gr11" draw:text-style-name="P16" draw:layer="layout" svg:width="4.687cm" svg:height="6.834cm" svg:x="7.6cm" svg:y="5.166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frame draw:style-name="gr11" draw:text-style-name="P16" draw:layer="layout" svg:width="4.687cm" svg:height="6.834cm" svg:x="9.313cm" svg:y="14.15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frame draw:style-name="gr11" draw:text-style-name="P16" draw:layer="layout" svg:width="4.685cm" svg:height="6.837cm" svg:x="14.4cm" svg:y="6.7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line draw:style-name="gr32" draw:text-style-name="P16" draw:layer="layout" svg:x1="13.6cm" svg:y1="4.838cm" svg:x2="9.8cm" svg:y2="13.8cm">
          <text:p/>
        </draw:line>
        <draw:line draw:style-name="gr32" draw:text-style-name="P16" draw:layer="layout" svg:x1="10.222cm" svg:y1="14.8cm" svg:x2="14.201cm" svg:y2="16.562cm">
          <text:p/>
        </draw:line>
        <draw:frame draw:style-name="gr11" draw:text-style-name="P16" draw:layer="layout" svg:width="4.687cm" svg:height="6.834cm" svg:x="7.6cm" svg:y="5.166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11" draw:text-style-name="P16" draw:layer="layout" svg:width="4.687cm" svg:height="6.834cm" svg:x="9.313cm" svg:y="14.154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34" draw:text-style-name="P6" draw:layer="layout" svg:width="5.661cm" svg:height="13.963cm" draw:transform="skewX (-0.000174532925199423) rotate (-0.376118453804779) translate (21.135cm 1.2cm)">
            <text:p/>
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5" draw:text-style-name="P10" draw:layer="layout" svg:width="2.165cm" svg:height="2.164cm" draw:transform="skewX (0.000523598775598361) rotate (1.16204021597782) translate (16.007cm 14.116cm)">
            <text:p/>
            <draw:enhanced-geometry svg:viewBox="0 0 21600 21600" draw:type="rectangle" draw:enhanced-path="M 0 0 L 21600 0 21600 21600 0 21600 0 0 Z N"/>
          </draw:custom-shape>
          <draw:line draw:style-name="gr32" draw:text-style-name="P16" draw:layer="layout" svg:x1="22.211cm" svg:y1="1.424cm" svg:x2="22.211cm" svg:y2="15.83cm">
            <text:p/>
          </draw:line>
          <draw:frame draw:style-name="gr11" draw:text-style-name="P16" draw:layer="layout" svg:width="3.959cm" svg:height="4.441cm" svg:x="21.577cm" svg:y="6.134cm">
            <draw:object xlink:href="./Object 246" xlink:type="simple" xlink:show="embed" xlink:actuate="onLoad">
              <loext:p/>
            </draw:object>
            <draw:image xlink:href="./ObjectReplacements/Object 246" xlink:type="simple" xlink:show="embed" xlink:actuate="onLoad"/>
          </draw:frame>
          <draw:line draw:style-name="gr32" draw:text-style-name="P16" draw:layer="layout" svg:x1="20.272cm" svg:y1="1.2cm" svg:x2="15.008cm" svg:y2="13.614cm">
            <text:p/>
          </draw:line>
          <draw:line draw:style-name="gr32" draw:text-style-name="P16" draw:layer="layout" svg:x1="15.592cm" svg:y1="15cm" svg:x2="21.104cm" svg:y2="17.441cm">
            <text:p/>
          </draw:line>
          <draw:frame draw:style-name="gr11" draw:text-style-name="P16" draw:layer="layout" svg:width="4.158cm" svg:height="4.44cm" svg:x="14.174cm" svg:y="5.019cm">
            <draw:object xlink:href="./Object 247" xlink:type="simple" xlink:show="embed" xlink:actuate="onLoad">
              <loext:p/>
            </draw:object>
            <draw:image xlink:href="./ObjectReplacements/Object 247" xlink:type="simple" xlink:show="embed" xlink:actuate="onLoad"/>
          </draw:frame>
          <draw:frame draw:style-name="gr11" draw:text-style-name="P16" draw:layer="layout" svg:width="3.998cm" svg:height="4.439cm" svg:x="16.008cm" svg:y="15.824cm">
            <draw:object xlink:href="./Object 248" xlink:type="simple" xlink:show="embed" xlink:actuate="onLoad">
              <loext:p/>
            </draw:object>
            <draw:image xlink:href="./ObjectReplacements/Object 248" xlink:type="simple" xlink:show="embed" xlink:actuate="onLoad"/>
          </draw:frame>
        </draw:g>
        <draw:custom-shape draw:style-name="gr12" draw:text-style-name="P6" draw:layer="layout" svg:width="4.087cm" svg:height="10.08cm" draw:transform="skewX (-0.000174532925199431) rotate (-0.376118453804779) translate (7.338cm 3.45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3.636cm 12.774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8.115cm" svg:y1="3.612cm" svg:x2="8.115cm" svg:y2="14.012cm">
          <text:p/>
        </draw:line>
        <draw:frame draw:style-name="gr11" draw:text-style-name="P16" draw:layer="layout" svg:width="4.685cm" svg:height="6.837cm" svg:x="7.515cm" svg:y="5.375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line draw:style-name="gr32" draw:text-style-name="P16" draw:layer="layout" svg:x1="6.715cm" svg:y1="3.45cm" svg:x2="2.915cm" svg:y2="12.412cm">
          <text:p/>
        </draw:line>
        <draw:line draw:style-name="gr32" draw:text-style-name="P16" draw:layer="layout" svg:x1="3.337cm" svg:y1="13.412cm" svg:x2="7.316cm" svg:y2="15.174cm">
          <text:p/>
        </draw:line>
        <draw:frame draw:style-name="gr11" draw:text-style-name="P16" draw:layer="layout" svg:width="4.687cm" svg:height="6.834cm" svg:x="0.715cm" svg:y="3.778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frame draw:style-name="gr11" draw:text-style-name="P16" draw:layer="layout" svg:width="4.687cm" svg:height="6.834cm" svg:x="2.428cm" svg:y="13.566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6.62cm" svg:height="7.282cm" draw:transform="skewX (0.000174532925199436) rotate (-0.429176463065406) translate (11.883cm 5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2" draw:text-style-name="P16" draw:layer="layout" svg:x1="15.5cm" svg:y1="6.4cm" svg:x2="15.5cm" svg:y2="14.4cm">
          <text:p/>
        </draw:line>
        <draw:frame draw:style-name="gr11" draw:text-style-name="P16" draw:layer="layout" svg:width="2.948cm" svg:height="3.201cm" svg:x="15.852cm" svg:y="8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2" draw:text-style-name="P16" draw:layer="layout" svg:x1="14.2cm" svg:y1="6cm" svg:x2="8.4cm" svg:y2="11.2cm">
          <text:p/>
        </draw:line>
        <draw:line draw:style-name="gr32" draw:text-style-name="P16" draw:layer="layout" svg:x1="14.7cm" svg:y1="15.2cm" svg:x2="8.5cm" svg:y2="12.2cm">
          <text:p/>
        </draw:line>
        <draw:frame draw:style-name="gr11" draw:text-style-name="P16" draw:layer="layout" svg:width="3.458cm" svg:height="6.822cm" svg:x="8.8cm" svg:y="2.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6" draw:layer="layout" svg:width="3.459cm" svg:height="6.822cm" svg:x="9.541cm" svg:y="13.378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6" draw:layer="layout" svg:width="6.62cm" svg:height="7.282cm" draw:transform="skewX (0.000174532925199436) rotate (-0.429176463065406) translate (11.883cm 5.11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3" draw:text-style-name="P14" draw:layer="layout" svg:width="8.279cm" svg:height="2.759cm" draw:transform="skewX (8.15144168177258E-017) rotate (-2.12877808865748) translate (16.794779181019cm 5.8295795564448cm)" svg:viewBox="0 0 8280 2760" svg:d="M0 45c948-170 1848 210 2812 63 910-138 1807 173 2719 470 855 278 1416 798 1978 1365l389 623 382 194">
          <text:p/>
        </draw:path>
        <draw:frame draw:style-name="gr24" draw:text-style-name="P21" draw:layer="layout" svg:width="10.518cm" svg:height="10.652cm" svg:x="17.2cm" svg:y="0.6cm">
          <draw:text-box>
            <text:p>Pas</text:p>
            <text:p>d’angle</text:p>
            <text:p>droit :</text:p>
          </draw:text-box>
        </draw:frame>
        <draw:frame draw:style-name="gr25" draw:text-style-name="P22" draw:layer="layout" svg:width="27.265cm" svg:height="7.185cm" svg:x="0.335cm" svg:y="13.6cm">
          <draw:text-box>
            <text:p>on ne peut pas</text:p>
            <text:p>utiliser le théorème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8.021cm" svg:height="8cm" svg:x="0.179cm" svg:y="5cm" presentation:class="title" presentation:user-transformed="true">
          <draw:text-box>
            <text:p><text:span text:style-name="T1">Défi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line draw:style-name="gr32" draw:text-style-name="P16" draw:layer="layout" svg:x1="13.6cm" svg:y1="4.838cm" svg:x2="9.8cm" svg:y2="13.8cm">
          <text:p/>
        </draw:line>
        <draw:line draw:style-name="gr32" draw:text-style-name="P16" draw:layer="layout" svg:x1="10.222cm" svg:y1="14.8cm" svg:x2="14.201cm" svg:y2="16.562cm">
          <text:p/>
        </draw:line>
        <draw:frame draw:style-name="gr11" draw:text-style-name="P16" draw:layer="layout" svg:width="4.687cm" svg:height="6.834cm" svg:x="7.6cm" svg:y="5.1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3" draw:text-style-name="P21" draw:layer="layout" svg:width="2.229cm" svg:height="3.718cm" svg:x="15.372cm" svg:y="8.6cm">
          <draw:text-box>
            <text:p>?</text:p>
          </draw:text-box>
        </draw:frame>
        <draw:frame draw:style-name="gr11" draw:text-style-name="P16" draw:layer="layout" svg:width="3.457cm" svg:height="6.834cm" svg:x="9.314cm" svg:y="14.15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3.423cm 4.4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9.721cm 13.7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4.2cm" svg:y1="4.6cm" svg:x2="14.2cm" svg:y2="15cm">
          <text:p/>
        </draw:line>
        <draw:frame draw:style-name="gr11" draw:text-style-name="P16" draw:layer="layout" svg:width="4.707cm" svg:height="3.464cm" svg:x="14.093cm" svg:y="7.93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32" draw:text-style-name="P16" draw:layer="layout" svg:x1="12.8cm" svg:y1="4.438cm" svg:x2="9cm" svg:y2="13.4cm">
          <text:p/>
        </draw:line>
        <draw:line draw:style-name="gr32" draw:text-style-name="P16" draw:layer="layout" svg:x1="9.422cm" svg:y1="14.4cm" svg:x2="13.401cm" svg:y2="16.162cm">
          <text:p/>
        </draw:line>
        <draw:frame draw:style-name="gr11" draw:text-style-name="P16" draw:layer="layout" svg:width="4.687cm" svg:height="6.834cm" svg:x="6.8cm" svg:y="4.76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1" draw:text-style-name="P16" draw:layer="layout" svg:width="3.457cm" svg:height="6.834cm" svg:x="8.513cm" svg:y="13.75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1.023cm 4.1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7.321cm 13.4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1.8cm" svg:y1="4.3cm" svg:x2="11.8cm" svg:y2="14.7cm">
          <text:p/>
        </draw:line>
        <draw:frame draw:style-name="gr11" draw:text-style-name="P16" draw:layer="layout" svg:width="12.324cm" svg:height="8.243cm" svg:x="11.106cm" svg:y="5.2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32" draw:text-style-name="P16" draw:layer="layout" svg:x1="10.4cm" svg:y1="4.138cm" svg:x2="6.6cm" svg:y2="13.1cm">
          <text:p/>
        </draw:line>
        <draw:line draw:style-name="gr32" draw:text-style-name="P16" draw:layer="layout" svg:x1="7.022cm" svg:y1="14.1cm" svg:x2="11.001cm" svg:y2="15.862cm">
          <text:p/>
        </draw:line>
        <draw:frame draw:style-name="gr11" draw:text-style-name="P16" draw:layer="layout" svg:width="4.687cm" svg:height="6.834cm" svg:x="4.4cm" svg:y="4.4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16" draw:layer="layout" svg:width="3.457cm" svg:height="6.834cm" svg:x="6.113cm" svg:y="13.45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6.823cm 3.6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3.121cm 12.9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7.6cm" svg:y1="3.8cm" svg:x2="7.6cm" svg:y2="14.2cm">
          <text:p/>
        </draw:line>
        <draw:line draw:style-name="gr32" draw:text-style-name="P16" draw:layer="layout" svg:x1="6.2cm" svg:y1="3.638cm" svg:x2="2.4cm" svg:y2="12.6cm">
          <text:p/>
        </draw:line>
        <draw:line draw:style-name="gr32" draw:text-style-name="P16" draw:layer="layout" svg:x1="2.822cm" svg:y1="13.6cm" svg:x2="6.801cm" svg:y2="15.362cm">
          <text:p/>
        </draw:line>
        <draw:frame draw:style-name="gr11" draw:text-style-name="P16" draw:layer="layout" svg:width="4.687cm" svg:height="6.834cm" svg:x="0.2cm" svg:y="3.96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" draw:text-style-name="P16" draw:layer="layout" svg:width="3.457cm" svg:height="6.834cm" svg:x="1.913cm" svg:y="12.95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6" draw:layer="layout" svg:width="21.539cm" svg:height="8.255cm" svg:x="6.907cm" svg:y="4.71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8.623cm 3.6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4.921cm 12.9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9.4cm" svg:y1="3.8cm" svg:x2="9.4cm" svg:y2="14.2cm">
          <text:p/>
        </draw:line>
        <draw:line draw:style-name="gr32" draw:text-style-name="P16" draw:layer="layout" svg:x1="8cm" svg:y1="3.638cm" svg:x2="4.2cm" svg:y2="12.6cm">
          <text:p/>
        </draw:line>
        <draw:line draw:style-name="gr32" draw:text-style-name="P16" draw:layer="layout" svg:x1="4.622cm" svg:y1="13.6cm" svg:x2="8.601cm" svg:y2="15.362cm">
          <text:p/>
        </draw:line>
        <draw:frame draw:style-name="gr11" draw:text-style-name="P16" draw:layer="layout" svg:width="4.687cm" svg:height="6.834cm" svg:x="2cm" svg:y="3.96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1" draw:text-style-name="P16" draw:layer="layout" svg:width="3.457cm" svg:height="6.834cm" svg:x="3.713cm" svg:y="12.95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16" draw:layer="layout" svg:width="14.518cm" svg:height="7.864cm" svg:x="8.707cm" svg:y="4.71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2.323cm 3.7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8.621cm 13.0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3.1cm" svg:y1="3.9cm" svg:x2="13.1cm" svg:y2="14.3cm">
          <text:p/>
        </draw:line>
        <draw:line draw:style-name="gr32" draw:text-style-name="P16" draw:layer="layout" svg:x1="11.7cm" svg:y1="3.738cm" svg:x2="7.9cm" svg:y2="12.7cm">
          <text:p/>
        </draw:line>
        <draw:line draw:style-name="gr32" draw:text-style-name="P16" draw:layer="layout" svg:x1="8.322cm" svg:y1="13.7cm" svg:x2="12.301cm" svg:y2="15.462cm">
          <text:p/>
        </draw:line>
        <draw:frame draw:style-name="gr11" draw:text-style-name="P16" draw:layer="layout" svg:width="4.687cm" svg:height="6.834cm" svg:x="5.7cm" svg:y="4.0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6" draw:layer="layout" svg:width="12.166cm" svg:height="7.863cm" svg:x="12.4cm" svg:y="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1" draw:text-style-name="P16" draw:layer="layout" svg:width="3.457cm" svg:height="6.834cm" svg:x="7.543cm" svg:y="13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2.323cm 3.7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8.621cm 13.0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3.1cm" svg:y1="3.9cm" svg:x2="13.1cm" svg:y2="14.3cm">
          <text:p/>
        </draw:line>
        <draw:line draw:style-name="gr32" draw:text-style-name="P16" draw:layer="layout" svg:x1="11.7cm" svg:y1="3.738cm" svg:x2="7.9cm" svg:y2="12.7cm">
          <text:p/>
        </draw:line>
        <draw:line draw:style-name="gr32" draw:text-style-name="P16" draw:layer="layout" svg:x1="8.322cm" svg:y1="13.7cm" svg:x2="12.301cm" svg:y2="15.462cm">
          <text:p/>
        </draw:line>
        <draw:frame draw:style-name="gr11" draw:text-style-name="P16" draw:layer="layout" svg:width="4.687cm" svg:height="6.834cm" svg:x="5.7cm" svg:y="4.066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1" draw:text-style-name="P16" draw:layer="layout" svg:width="12.171cm" svg:height="7.808cm" svg:x="12.4cm" svg:y="5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1" draw:text-style-name="P16" draw:layer="layout" svg:width="3.457cm" svg:height="6.834cm" svg:x="7.6cm" svg:y="13.566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2.323cm 3.7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8.621cm 13.0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3.1cm" svg:y1="3.9cm" svg:x2="13.1cm" svg:y2="14.3cm">
          <text:p/>
        </draw:line>
        <draw:line draw:style-name="gr32" draw:text-style-name="P16" draw:layer="layout" svg:x1="11.7cm" svg:y1="3.738cm" svg:x2="7.9cm" svg:y2="12.7cm">
          <text:p/>
        </draw:line>
        <draw:line draw:style-name="gr32" draw:text-style-name="P16" draw:layer="layout" svg:x1="8.322cm" svg:y1="13.7cm" svg:x2="12.301cm" svg:y2="15.462cm">
          <text:p/>
        </draw:line>
        <draw:frame draw:style-name="gr11" draw:text-style-name="P16" draw:layer="layout" svg:width="4.687cm" svg:height="6.834cm" svg:x="5.7cm" svg:y="4.066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1" draw:text-style-name="P16" draw:layer="layout" svg:width="13.315cm" svg:height="8.025cm" svg:x="12.4cm" svg:y="5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1" draw:text-style-name="P16" draw:layer="layout" svg:width="3.457cm" svg:height="6.834cm" svg:x="7.943cm" svg:y="13.566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2.323cm 3.7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8.621cm 13.0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3.1cm" svg:y1="3.9cm" svg:x2="13.1cm" svg:y2="14.3cm">
          <text:p/>
        </draw:line>
        <draw:line draw:style-name="gr32" draw:text-style-name="P16" draw:layer="layout" svg:x1="11.7cm" svg:y1="3.738cm" svg:x2="7.9cm" svg:y2="12.7cm">
          <text:p/>
        </draw:line>
        <draw:line draw:style-name="gr32" draw:text-style-name="P16" draw:layer="layout" svg:x1="8.322cm" svg:y1="13.7cm" svg:x2="12.301cm" svg:y2="15.462cm">
          <text:p/>
        </draw:line>
        <draw:frame draw:style-name="gr11" draw:text-style-name="P16" draw:layer="layout" svg:width="4.687cm" svg:height="6.834cm" svg:x="5.7cm" svg:y="4.066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1" draw:text-style-name="P16" draw:layer="layout" svg:width="9.416cm" svg:height="7.11cm" svg:x="12.1cm" svg:y="5.8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1" draw:text-style-name="P16" draw:layer="layout" svg:width="3.457cm" svg:height="6.834cm" svg:x="7.943cm" svg:y="13.8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4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3" draw:master-page-name="Standard" presentation:presentation-page-layout-name="AL1T0">
        <office:forms form:automatic-focus="false" form:apply-design-mode="false"/>
        <draw:frame presentation:style-name="pr7" draw:text-style-name="P18" draw:layer="layout" svg:width="28.021cm" svg:height="9.463cm" svg:x="0.038cm" svg:y="4.559cm" presentation:class="title" presentation:user-transformed="true">
          <draw:text-box>
            <text:p><text:span text:style-name="T9">Calcule </text:span><text:span text:style-name="T9"><text:line-break/></text:span><text:span text:style-name="T9">la longueur </text:span><text:span text:style-name="T9"><text:line-break/></text:span><text:span text:style-name="T9">du côté manqua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frame draw:style-name="gr36" draw:text-style-name="P21" draw:layer="layout" svg:width="2.229cm" svg:height="4.244cm" svg:x="10.4cm" svg:y="15.556cm">
          <draw:text-box>
            <text:p>?</text:p>
          </draw:text-box>
        </draw:frame>
        <draw:line draw:style-name="gr32" draw:text-style-name="P16" draw:layer="layout" svg:x1="13.6cm" svg:y1="4.838cm" svg:x2="9.8cm" svg:y2="13.8cm">
          <text:p/>
        </draw:line>
        <draw:line draw:style-name="gr32" draw:text-style-name="P16" draw:layer="layout" svg:x1="10.221cm" svg:y1="14.8cm" svg:x2="14.2cm" svg:y2="16.562cm">
          <text:p/>
        </draw:line>
        <draw:frame draw:style-name="gr11" draw:text-style-name="P16" draw:layer="layout" svg:width="2.798cm" svg:height="3.199cm" svg:x="9.2cm" svg:y="7.40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1" draw:text-style-name="P16" draw:layer="layout" svg:width="5.195cm" svg:height="7.079cm" svg:x="14.563cm" svg:y="6.6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line draw:style-name="gr32" draw:text-style-name="P16" draw:layer="layout" svg:x1="13.6cm" svg:y1="4.838cm" svg:x2="9.8cm" svg:y2="13.8cm">
          <text:p/>
        </draw:line>
        <draw:line draw:style-name="gr32" draw:text-style-name="P16" draw:layer="layout" svg:x1="10.221cm" svg:y1="14.8cm" svg:x2="14.2cm" svg:y2="16.562cm">
          <text:p/>
        </draw:line>
        <draw:frame draw:style-name="gr11" draw:text-style-name="P16" draw:layer="layout" svg:width="2.798cm" svg:height="3.199cm" svg:x="9.2cm" svg:y="7.40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1" draw:text-style-name="P16" draw:layer="layout" svg:width="5.195cm" svg:height="7.079cm" svg:x="14.563cm" svg:y="6.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1" draw:text-style-name="P16" draw:layer="layout" svg:width="17.543cm" svg:height="8.183cm" svg:x="1.057cm" svg:y="13.417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line draw:style-name="gr32" draw:text-style-name="P16" draw:layer="layout" svg:x1="13.6cm" svg:y1="4.838cm" svg:x2="9.8cm" svg:y2="13.8cm">
          <text:p/>
        </draw:line>
        <draw:line draw:style-name="gr32" draw:text-style-name="P16" draw:layer="layout" svg:x1="10.221cm" svg:y1="14.8cm" svg:x2="14.2cm" svg:y2="16.562cm">
          <text:p/>
        </draw:line>
        <draw:frame draw:style-name="gr11" draw:text-style-name="P16" draw:layer="layout" svg:width="2.798cm" svg:height="3.199cm" svg:x="9.2cm" svg:y="7.4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11" draw:text-style-name="P16" draw:layer="layout" svg:width="5.195cm" svg:height="7.079cm" svg:x="14.563cm" svg:y="6.6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1" draw:text-style-name="P16" draw:layer="layout" svg:width="14.655cm" svg:height="8.843cm" svg:x="0.6cm" svg:y="12.4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line draw:style-name="gr32" draw:text-style-name="P16" draw:layer="layout" svg:x1="13.6cm" svg:y1="4.838cm" svg:x2="9.8cm" svg:y2="13.8cm">
          <text:p/>
        </draw:line>
        <draw:line draw:style-name="gr32" draw:text-style-name="P16" draw:layer="layout" svg:x1="10.221cm" svg:y1="14.8cm" svg:x2="14.2cm" svg:y2="16.562cm">
          <text:p/>
        </draw:line>
        <draw:frame draw:style-name="gr11" draw:text-style-name="P16" draw:layer="layout" svg:width="2.798cm" svg:height="3.199cm" svg:x="9.2cm" svg:y="7.401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frame draw:style-name="gr11" draw:text-style-name="P16" draw:layer="layout" svg:width="5.195cm" svg:height="7.079cm" svg:x="14.563cm" svg:y="6.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1" draw:text-style-name="P16" draw:layer="layout" svg:width="9.233cm" svg:height="7.38cm" svg:x="4.367cm" svg:y="13.4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line draw:style-name="gr32" draw:text-style-name="P16" draw:layer="layout" svg:x1="13.6cm" svg:y1="4.838cm" svg:x2="9.8cm" svg:y2="13.8cm">
          <text:p/>
        </draw:line>
        <draw:line draw:style-name="gr32" draw:text-style-name="P16" draw:layer="layout" svg:x1="10.221cm" svg:y1="14.8cm" svg:x2="14.2cm" svg:y2="16.562cm">
          <text:p/>
        </draw:line>
        <draw:frame draw:style-name="gr11" draw:text-style-name="P16" draw:layer="layout" svg:width="2.798cm" svg:height="3.199cm" svg:x="9.2cm" svg:y="7.401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11" draw:text-style-name="P16" draw:layer="layout" svg:width="5.195cm" svg:height="7.079cm" svg:x="14.563cm" svg:y="6.6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1" draw:text-style-name="P16" draw:layer="layout" svg:width="10.009cm" svg:height="7.385cm" svg:x="4.6cm" svg:y="13.615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line draw:style-name="gr32" draw:text-style-name="P16" draw:layer="layout" svg:x1="13.6cm" svg:y1="4.838cm" svg:x2="9.8cm" svg:y2="13.8cm">
          <text:p/>
        </draw:line>
        <draw:line draw:style-name="gr32" draw:text-style-name="P16" draw:layer="layout" svg:x1="10.221cm" svg:y1="14.8cm" svg:x2="14.2cm" svg:y2="16.562cm">
          <text:p/>
        </draw:line>
        <draw:frame draw:style-name="gr11" draw:text-style-name="P16" draw:layer="layout" svg:width="2.798cm" svg:height="3.199cm" svg:x="9.2cm" svg:y="7.401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1" draw:text-style-name="P16" draw:layer="layout" svg:width="5.195cm" svg:height="7.079cm" svg:x="14.563cm" svg:y="6.6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1" draw:text-style-name="P16" draw:layer="layout" svg:width="5.344cm" svg:height="7.391cm" svg:x="7cm" svg:y="13.8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4.087cm" svg:height="10.08cm" draw:transform="skewX (-0.000174532925199431) rotate (-0.376118453804779) translate (14.223cm 4.83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10" draw:layer="layout" svg:width="1.563cm" svg:height="1.563cm" draw:transform="rotate (1.16204021597782) translate (10.521cm 14.162cm)">
          <text:p/>
          <draw:enhanced-geometry svg:viewBox="0 0 21600 21600" draw:type="rectangle" draw:enhanced-path="M 0 0 L 21600 0 21600 21600 0 21600 0 0 Z N"/>
        </draw:custom-shape>
        <draw:line draw:style-name="gr32" draw:text-style-name="P16" draw:layer="layout" svg:x1="15cm" svg:y1="5cm" svg:x2="15cm" svg:y2="15.4cm">
          <text:p/>
        </draw:line>
        <draw:line draw:style-name="gr32" draw:text-style-name="P16" draw:layer="layout" svg:x1="13.6cm" svg:y1="4.838cm" svg:x2="9.8cm" svg:y2="13.8cm">
          <text:p/>
        </draw:line>
        <draw:line draw:style-name="gr32" draw:text-style-name="P16" draw:layer="layout" svg:x1="10.221cm" svg:y1="14.8cm" svg:x2="14.2cm" svg:y2="16.562cm">
          <text:p/>
        </draw:line>
        <draw:frame draw:style-name="gr11" draw:text-style-name="P16" draw:layer="layout" svg:width="2.798cm" svg:height="3.199cm" svg:x="9.2cm" svg:y="7.401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1" draw:text-style-name="P16" draw:layer="layout" svg:width="5.195cm" svg:height="7.079cm" svg:x="14.563cm" svg:y="6.6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frame draw:style-name="gr11" draw:text-style-name="P16" draw:layer="layout" svg:width="3.41cm" svg:height="6.839cm" svg:x="9.99cm" svg:y="14.2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Standard" presentation:presentation-page-layout-name="AL2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5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3" draw:master-page-name="Standard" presentation:presentation-page-layout-name="AL1T0">
        <office:forms form:automatic-focus="false" form:apply-design-mode="false"/>
        <draw:frame presentation:style-name="pr8" draw:text-style-name="P17" draw:layer="layout" svg:width="22.4cm" svg:height="25.231cm" svg:x="3.2cm" svg:y="-2.539cm" presentation:class="title" presentation:user-transformed="true">
          <draw:text-box>
            <text:p>Bien<text:line-break/>joué !</text:p>
          </draw:text-box>
        </draw:frame>
        <presentation:notes draw:style-name="dp2">
          <draw:page-thumbnail draw:style-name="gr1" draw:layer="layout" svg:width="19.798cm" svg:height="11.136cm" svg:x="0.6cm" svg:y="2.257cm" draw:page-number="15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"/>
      </presentation:settings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/>
    <style:font-face style:name="Arial1" svg:font-family="Arial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13" svg:d="M0 13l10-13 10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3" svg:stroke-width="0.1cm" svg:stroke-color="#ffffff" draw:marker-start-width="0.35cm" draw:marker-start-center="false" draw:marker-end-width="0.35cm" draw:marker-end-center="false" draw:fill="solid" draw:fill-color="#2a60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8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svg:stroke-color="#ffffff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ettre_5f_de_5f_question" style:display-name="lettre_de_question" style:family="graphic" style:parent-style-name="Text">
      <style:paragraph-properties fo:text-align="center"/>
    </style:style>
    <style:style style:name="Normal" style:family="graphic">
      <style:paragraph-properties style:text-autospace="none"/>
      <style:text-properties style:use-window-font-color="true" loext:opacity="0%" fo:font-size="12pt" fo:language="fr" fo:country="FR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1" style:font-family-asian="Arial" style:font-pitch-asian="variable" style:font-size-asian="14pt" style:font-weight-asian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Arial1" style:font-family-asian="Arial" style:font-pitch-asian="variable" style:font-size-asian="13pt" style:font-style-asian="italic" style:font-weight-asian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Arial1" style:font-family-asian="Arial" style:font-pitch-asian="variable" style:font-size-asian="11.5pt" style:font-weight-asian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Arial1" style:font-family-asian="Arial" style:font-pitch-asian="variable" style:font-size-asian="28pt" style:font-weight-asian="bold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Standard-background" style:family="presentation">
      <style:graphic-properties draw:stroke="none" draw:fill="none" draw:fill-color="#2a224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2" fo:font-family="'Liberation Sans'" style:font-family-generic="roman" style:font-pitch="variable" fo:font-size="8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svg:stroke-color="#ffffff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Liberation Sans2" fo:font-family="'Liberation Sans'" style:font-family-generic="roman" style:font-pitch="variable" fo:font-size="1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2a224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5cm" svg:x="1.4cm" svg:y="0.838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9-01T19:31:03.906000000</meta:creation-date>
    <dc:date>2022-01-16T15:36:23.484000000</dc:date>
    <meta:editing-duration>P1DT7H11M10S</meta:editing-duration>
    <meta:editing-cycles>341</meta:editing-cycles>
    <meta:generator>LibreOffice/7.0.1.2$Windows_X86_64 LibreOffice_project/7cbcfc562f6eb6708b5ff7d7397325de9e764452</meta:generator>
    <meta:document-statistic meta:object-count="1325"/>
  </office:meta>
</office:document-meta>
</file>

<file path=Object 1/content.xml><?xml version="1.0" encoding="utf-8"?>
<math xmlns="http://www.w3.org/1998/Math/MathML" display="block">
  <semantics>
    <msqrt>
      <mfrac>
        <mn>400</mn>
        <mn>9</mn>
      </mfrac>
    </msqrt>
    <annotation encoding="StarMath 5.0">sqrt{ {400 over 9} } </annotation>
  </semantics>
</math>
</file>

<file path=Object 10/content.xml><?xml version="1.0" encoding="utf-8"?>
<math xmlns="http://www.w3.org/1998/Math/MathML" display="block">
  <semantics>
    <mfrac>
      <mn>3</mn>
      <mn>2</mn>
    </mfrac>
    <annotation encoding="StarMath 5.0">3 over 2</annotation>
  </semantics>
</math>
</file>

<file path=Object 100/content.xml><?xml version="1.0" encoding="utf-8"?>
<math xmlns="http://www.w3.org/1998/Math/MathML" display="block">
  <semantics>
    <mstyle color="green">
      <mfrac>
        <mn>25</mn>
        <mn>9</mn>
      </mfrac>
    </mstyle>
    <annotation encoding="StarMath 5.0">color green {25 over 9}</annotation>
  </semantics>
</math>
</file>

<file path=Object 101/content.xml><?xml version="1.0" encoding="utf-8"?>
<math xmlns="http://www.w3.org/1998/Math/MathML" display="block">
  <semantics>
    <mstyle color="blue">
      <mfrac>
        <mn>4</mn>
        <mn>9</mn>
      </mfrac>
    </mstyle>
    <annotation encoding="StarMath 5.0">color blue {4 over 9}</annotation>
  </semantics>
</math>
</file>

<file path=Object 102/content.xml><?xml version="1.0" encoding="utf-8"?>
<math xmlns="http://www.w3.org/1998/Math/MathML" display="block">
  <semantics>
    <mstyle color="black">
      <mrow>
        <mn>3</mn>
        <mo stretchy="false">+</mo>
        <mfrac>
          <mn>2</mn>
          <mn>9</mn>
        </mfrac>
      </mrow>
    </mstyle>
    <annotation encoding="StarMath 5.0">color black { 3 + { {2} over {9} } }</annotation>
  </semantics>
</math>
</file>

<file path=Object 103/content.xml><?xml version="1.0" encoding="utf-8"?>
<math xmlns="http://www.w3.org/1998/Math/MathML" display="block">
  <semantics>
    <mstyle color="green">
      <msup>
        <mrow>
          <mo fence="true" stretchy="false">(</mo>
          <mrow>
            <mfrac>
              <mn>10</mn>
              <mn>7</mn>
            </mfrac>
          </mrow>
          <mo fence="true" stretchy="false">)</mo>
        </mrow>
        <mn>2</mn>
      </msup>
    </mstyle>
    <annotation encoding="StarMath 5.0">color green ({10 over 7})^2</annotation>
  </semantics>
</math>
</file>

<file path=Object 104/content.xml><?xml version="1.0" encoding="utf-8"?>
<math xmlns="http://www.w3.org/1998/Math/MathML" display="block">
  <semantics>
    <mstyle color="blue">
      <msup>
        <mrow>
          <mo fence="true" stretchy="false">(</mo>
          <mrow>
            <mfrac>
              <mn>6</mn>
              <mn>7</mn>
            </mfrac>
          </mrow>
          <mo fence="true" stretchy="false">)</mo>
        </mrow>
        <mn>2</mn>
      </msup>
    </mstyle>
    <annotation encoding="StarMath 5.0">color blue ({{ 6 } over { 7 }})^2</annotation>
  </semantics>
</math>
</file>

<file path=Object 105/content.xml><?xml version="1.0" encoding="utf-8"?>
<math xmlns="http://www.w3.org/1998/Math/MathML" display="block">
  <semantics>
    <mstyle color="green">
      <mfrac>
        <mn>100</mn>
        <mn>49</mn>
      </mfrac>
    </mstyle>
    <annotation encoding="StarMath 5.0">color green {100 over 49}</annotation>
  </semantics>
</math>
</file>

<file path=Object 106/content.xml><?xml version="1.0" encoding="utf-8"?>
<math xmlns="http://www.w3.org/1998/Math/MathML" display="block">
  <semantics>
    <mstyle color="blue">
      <mfrac>
        <mn>36</mn>
        <mn>49</mn>
      </mfrac>
    </mstyle>
    <annotation encoding="StarMath 5.0">color blue { 36 over 49}</annotation>
  </semantics>
</math>
</file>

<file path=Object 107/content.xml><?xml version="1.0" encoding="utf-8"?>
<math xmlns="http://www.w3.org/1998/Math/MathML" display="block">
  <semantics>
    <mstyle color="green">
      <mfrac>
        <mrow>
          <mspace width="2em"/>
          <msup>
            <mn>5</mn>
            <mn>2</mn>
          </msup>
        </mrow>
        <mn>4</mn>
      </mfrac>
    </mstyle>
    <annotation encoding="StarMath 5.0">color green {{~5^2} over 4}</annotation>
  </semantics>
</math>
</file>

<file path=Object 108/content.xml><?xml version="1.0" encoding="utf-8"?>
<math xmlns="http://www.w3.org/1998/Math/MathML" display="block">
  <semantics>
    <mstyle color="blue">
      <mfrac>
        <mn>12</mn>
        <msup>
          <mn>2</mn>
          <mn>2</mn>
        </msup>
      </mfrac>
    </mstyle>
    <annotation encoding="StarMath 5.0">color blue {12 over {2^2}}</annotation>
  </semantics>
</math>
</file>

<file path=Object 109/content.xml><?xml version="1.0" encoding="utf-8"?>
<math xmlns="http://www.w3.org/1998/Math/MathML" display="block">
  <semantics>
    <mstyle color="green">
      <mfrac>
        <mrow>
          <mn>5</mn>
          <mo stretchy="false">×</mo>
          <mn>5</mn>
        </mrow>
        <mn>4</mn>
      </mfrac>
    </mstyle>
    <annotation encoding="StarMath 5.0">color green {{5 times 5} over 4}</annotation>
  </semantics>
</math>
</file>

<file path=Object 11/content.xml><?xml version="1.0" encoding="utf-8"?>
<math xmlns="http://www.w3.org/1998/Math/MathML" display="block">
  <semantics>
    <mfrac>
      <mn>3</mn>
      <mn>2</mn>
    </mfrac>
    <annotation encoding="StarMath 5.0">3 over 2</annotation>
  </semantics>
</math>
</file>

<file path=Object 110/content.xml><?xml version="1.0" encoding="utf-8"?>
<math xmlns="http://www.w3.org/1998/Math/MathML" display="block">
  <semantics>
    <mstyle color="blue">
      <mfrac>
        <mn>12</mn>
        <mrow>
          <mn>2</mn>
          <mo stretchy="false">×</mo>
          <mn>2</mn>
        </mrow>
      </mfrac>
    </mstyle>
    <annotation encoding="StarMath 5.0">color blue {12 over {2times2}}</annotation>
  </semantics>
</math>
</file>

<file path=Object 111/content.xml><?xml version="1.0" encoding="utf-8"?>
<math xmlns="http://www.w3.org/1998/Math/MathML" display="block">
  <semantics>
    <mstyle color="green">
      <mfrac>
        <mn>25</mn>
        <mn>4</mn>
      </mfrac>
    </mstyle>
    <annotation encoding="StarMath 5.0">color green {25 over 4}</annotation>
  </semantics>
</math>
</file>

<file path=Object 112/content.xml><?xml version="1.0" encoding="utf-8"?>
<math xmlns="http://www.w3.org/1998/Math/MathML" display="block">
  <semantics>
    <mstyle color="blue">
      <mfrac>
        <mn>12</mn>
        <mn>4</mn>
      </mfrac>
    </mstyle>
    <annotation encoding="StarMath 5.0">color blue {12 over 4}</annotation>
  </semantics>
</math>
</file>

<file path=Object 113/content.xml><?xml version="1.0" encoding="utf-8"?>
<math xmlns="http://www.w3.org/1998/Math/MathML" display="block">
  <semantics>
    <mstyle color="green">
      <mfrac>
        <mn>25</mn>
        <mn>4</mn>
      </mfrac>
    </mstyle>
    <annotation encoding="StarMath 5.0">color green {25 over 4}</annotation>
  </semantics>
</math>
</file>

<file path=Object 114/content.xml><?xml version="1.0" encoding="utf-8"?>
<math xmlns="http://www.w3.org/1998/Math/MathML" display="block">
  <semantics>
    <mstyle color="blue">
      <mfrac>
        <mn>12</mn>
        <mn>4</mn>
      </mfrac>
    </mstyle>
    <annotation encoding="StarMath 5.0">color blue {12 over 4}</annotation>
  </semantics>
</math>
</file>

<file path=Object 115/content.xml><?xml version="1.0" encoding="utf-8"?>
<math xmlns="http://www.w3.org/1998/Math/MathML" display="block">
  <semantics>
    <mstyle color="black">
      <mfrac>
        <mn>27</mn>
        <mn>4</mn>
      </mfrac>
    </mstyle>
    <annotation encoding="StarMath 5.0">color black {{27} over {4}}</annotation>
  </semantics>
</math>
</file>

<file path=Object 116/content.xml><?xml version="1.0" encoding="utf-8"?>
<math xmlns="http://www.w3.org/1998/Math/MathML" display="block">
  <semantics>
    <mstyle color="green">
      <mfrac>
        <mn>25</mn>
        <mn>4</mn>
      </mfrac>
    </mstyle>
    <annotation encoding="StarMath 5.0">color green {25 over 4}</annotation>
  </semantics>
</math>
</file>

<file path=Object 117/content.xml><?xml version="1.0" encoding="utf-8"?>
<math xmlns="http://www.w3.org/1998/Math/MathML" display="block">
  <semantics>
    <mstyle color="blue">
      <mfrac>
        <mn>12</mn>
        <mn>4</mn>
      </mfrac>
    </mstyle>
    <annotation encoding="StarMath 5.0">color blue {12 over 4}</annotation>
  </semantics>
</math>
</file>

<file path=Object 118/content.xml><?xml version="1.0" encoding="utf-8"?>
<math xmlns="http://www.w3.org/1998/Math/MathML" display="block">
  <semantics>
    <mstyle color="black">
      <mrow>
        <mfrac>
          <mn>24</mn>
          <mn>4</mn>
        </mfrac>
        <mo stretchy="false">+</mo>
        <mfrac>
          <mn>3</mn>
          <mn>4</mn>
        </mfrac>
      </mrow>
    </mstyle>
    <annotation encoding="StarMath 5.0">color black {{24} over {4} + 3 over 4}</annotation>
  </semantics>
</math>
</file>

<file path=Object 119/content.xml><?xml version="1.0" encoding="utf-8"?>
<math xmlns="http://www.w3.org/1998/Math/MathML" display="block">
  <semantics>
    <mstyle color="green">
      <mfrac>
        <mn>25</mn>
        <mn>4</mn>
      </mfrac>
    </mstyle>
    <annotation encoding="StarMath 5.0">color green {25 over 4}</annotation>
  </semantics>
</math>
</file>

<file path=Object 12/content.xml><?xml version="1.0" encoding="utf-8"?>
<math xmlns="http://www.w3.org/1998/Math/MathML" display="block">
  <semantics>
    <msqrt>
      <mi>?</mi>
    </msqrt>
    <annotation encoding="StarMath 5.0">sqrt {?} </annotation>
  </semantics>
</math>
</file>

<file path=Object 120/content.xml><?xml version="1.0" encoding="utf-8"?>
<math xmlns="http://www.w3.org/1998/Math/MathML" display="block">
  <semantics>
    <mstyle color="blue">
      <mfrac>
        <mn>12</mn>
        <mn>4</mn>
      </mfrac>
    </mstyle>
    <annotation encoding="StarMath 5.0">color blue {12 over 4}</annotation>
  </semantics>
</math>
</file>

<file path=Object 121/content.xml><?xml version="1.0" encoding="utf-8"?>
<math xmlns="http://www.w3.org/1998/Math/MathML" display="block">
  <semantics>
    <mstyle color="black">
      <mrow>
        <mn>6</mn>
        <mo stretchy="false">+</mo>
        <mfrac>
          <mn>3</mn>
          <mn>4</mn>
        </mfrac>
      </mrow>
    </mstyle>
    <annotation encoding="StarMath 5.0">color black {6 + 3 over 4}</annotation>
  </semantics>
</math>
</file>

<file path=Object 122/content.xml><?xml version="1.0" encoding="utf-8"?>
<math xmlns="http://www.w3.org/1998/Math/MathML" display="block">
  <semantics>
    <mstyle color="green">
      <msup>
        <mrow>
          <mo fence="true" stretchy="false">(</mo>
          <mrow>
            <mfrac>
              <mn>3</mn>
              <mn>2</mn>
            </mfrac>
          </mrow>
          <mo fence="true" stretchy="false">)</mo>
        </mrow>
        <mn>2</mn>
      </msup>
    </mstyle>
    <annotation encoding="StarMath 5.0">color green ({3 over 2})^2</annotation>
  </semantics>
</math>
</file>

<file path=Object 123/content.xml><?xml version="1.0" encoding="utf-8"?>
<math xmlns="http://www.w3.org/1998/Math/MathML" display="block">
  <semantics>
    <mstyle color="blue">
      <msup>
        <mrow>
          <mo fence="true" stretchy="false">(</mo>
          <mrow>
            <mfrac>
              <mn>1</mn>
              <mn>2</mn>
            </mfrac>
          </mrow>
          <mo fence="true" stretchy="false">)</mo>
        </mrow>
        <mn>2</mn>
      </msup>
    </mstyle>
    <annotation encoding="StarMath 5.0">color blue ({1 over 2})^2</annotation>
  </semantics>
</math>
</file>

<file path=Object 124/content.xml><?xml version="1.0" encoding="utf-8"?>
<math xmlns="http://www.w3.org/1998/Math/MathML" display="block">
  <semantics>
    <mstyle color="green">
      <msup>
        <mrow>
          <mo fence="true" stretchy="false">(</mo>
          <mrow>
            <mfrac>
              <mi>j</mi>
              <mi>k</mi>
            </mfrac>
          </mrow>
          <mo fence="true" stretchy="false">)</mo>
        </mrow>
        <mn>2</mn>
      </msup>
    </mstyle>
    <annotation encoding="StarMath 5.0">color green ({j over k})^2</annotation>
  </semantics>
</math>
</file>

<file path=Object 125/content.xml><?xml version="1.0" encoding="utf-8"?>
<math xmlns="http://www.w3.org/1998/Math/MathML" display="block">
  <semantics>
    <mstyle color="blue">
      <msup>
        <mrow>
          <mo fence="true" stretchy="false">(</mo>
          <mrow>
            <mfrac>
              <mi>p</mi>
              <mi>m</mi>
            </mfrac>
          </mrow>
          <mo fence="true" stretchy="false">)</mo>
        </mrow>
        <mn>2</mn>
      </msup>
    </mstyle>
    <annotation encoding="StarMath 5.0">color blue ({{ p } over { m }})^2</annotation>
  </semantics>
</math>
</file>

<file path=Object 126/content.xml><?xml version="1.0" encoding="utf-8"?>
<math xmlns="http://www.w3.org/1998/Math/MathML" display="block">
  <semantics>
    <mstyle color="green">
      <msup>
        <mrow>
          <mo fence="true" stretchy="false">(</mo>
          <mrow>
            <mfrac>
              <mi>j</mi>
              <mi>k</mi>
            </mfrac>
          </mrow>
          <mo fence="true" stretchy="false">)</mo>
        </mrow>
        <mn>2</mn>
      </msup>
    </mstyle>
    <annotation encoding="StarMath 5.0">color green ({j over k})^2</annotation>
  </semantics>
</math>
</file>

<file path=Object 127/content.xml><?xml version="1.0" encoding="utf-8"?>
<math xmlns="http://www.w3.org/1998/Math/MathML" display="block">
  <semantics>
    <mstyle color="blue">
      <msup>
        <mrow>
          <mo fence="true" stretchy="false">(</mo>
          <mrow>
            <mfrac>
              <mi>p</mi>
              <mi>m</mi>
            </mfrac>
          </mrow>
          <mo fence="true" stretchy="false">)</mo>
        </mrow>
        <mn>2</mn>
      </msup>
    </mstyle>
    <annotation encoding="StarMath 5.0">color blue ({{ p } over { m }})^2</annotation>
  </semantics>
</math>
</file>

<file path=Object 128/content.xml><?xml version="1.0" encoding="utf-8"?>
<math xmlns="http://www.w3.org/1998/Math/MathML" display="block">
  <semantics>
    <mrow>
      <mrow>
        <mstyle color="black">
          <mfrac>
            <mi>a</mi>
            <mstyle color="yellow">
              <mi>c</mi>
            </mstyle>
          </mfrac>
        </mstyle>
        <mo stretchy="false">+</mo>
        <mfrac>
          <mi>b</mi>
          <mstyle color="aqua">
            <mi>d</mi>
          </mstyle>
        </mfrac>
      </mrow>
      <mo stretchy="false">=</mo>
      <mrow>
        <mfrac>
          <mrow>
            <mi>a</mi>
            <mo stretchy="false">×</mo>
            <mstyle color="aqua">
              <mi>d</mi>
            </mstyle>
          </mrow>
          <mrow>
            <mstyle color="yellow">
              <mi>c</mi>
            </mstyle>
            <mo stretchy="false">×</mo>
            <mstyle color="aqua">
              <mi>d</mi>
            </mstyle>
          </mrow>
        </mfrac>
        <mo stretchy="false">+</mo>
        <mfrac>
          <mrow>
            <mi>b</mi>
            <mo stretchy="false">×</mo>
            <mstyle color="yellow">
              <mi>c</mi>
            </mstyle>
          </mrow>
          <mrow>
            <mstyle color="aqua">
              <mi>d</mi>
            </mstyle>
            <mo stretchy="false">×</mo>
            <mstyle color="yellow">
              <mi>c</mi>
            </mstyle>
          </mrow>
        </mfrac>
      </mrow>
    </mrow>
    <annotation encoding="StarMath 5.0">color black {{ a } over {color yellow c }} + { b over color cyan d } = { {a times color cyan d } over {color yellow c times color cyan d}} + { {b times color yellow c} over {color cyan d times color yellow c}}</annotation>
  </semantics>
</math>
</file>

<file path=Object 129/content.xml><?xml version="1.0" encoding="utf-8"?>
<math xmlns="http://www.w3.org/1998/Math/MathML" display="block">
  <semantics>
    <mrow>
      <mrow>
        <mstyle color="black">
          <mfrac>
            <mi>a</mi>
            <mstyle color="yellow">
              <mi>c</mi>
            </mstyle>
          </mfrac>
        </mstyle>
        <mo stretchy="false">+</mo>
        <mfrac>
          <mi>b</mi>
          <mstyle color="aqua">
            <mi>d</mi>
          </mstyle>
        </mfrac>
      </mrow>
      <mo stretchy="false">=</mo>
      <mfrac>
        <mrow>
          <mrow>
            <mi>a</mi>
            <mo stretchy="false">×</mo>
            <mstyle color="aqua">
              <mi>d</mi>
            </mstyle>
          </mrow>
          <mo stretchy="false">+</mo>
          <mrow>
            <mi>b</mi>
            <mo stretchy="false">×</mo>
            <mstyle color="yellow">
              <mi>c</mi>
            </mstyle>
          </mrow>
        </mrow>
        <mrow>
          <mstyle color="yellow">
            <mi>c</mi>
          </mstyle>
          <mo stretchy="false">×</mo>
          <mstyle color="aqua">
            <mi>d</mi>
          </mstyle>
        </mrow>
      </mfrac>
    </mrow>
    <annotation encoding="StarMath 5.0">color black {{ a } over {color yellow c }} + { b over color cyan d } = { {a times color cyan d + {b times color yellow c}} over {color yellow c times color cyan d}}</annotation>
  </semantics>
</math>
</file>

<file path=Object 13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130/content.xml><?xml version="1.0" encoding="utf-8"?>
<math xmlns="http://www.w3.org/1998/Math/MathML" display="block">
  <semantics>
    <mstyle color="green">
      <mfrac>
        <mn>10</mn>
        <mn>5</mn>
      </mfrac>
    </mstyle>
    <annotation encoding="StarMath 5.0">color green {{ 10 } over { 5 }}</annotation>
  </semantics>
</math>
</file>

<file path=Object 131/content.xml><?xml version="1.0" encoding="utf-8"?>
<math xmlns="http://www.w3.org/1998/Math/MathML" display="block">
  <semantics>
    <mrow>
      <mrow>
        <mstyle color="black">
          <mfrac>
            <mi>a</mi>
            <mstyle color="yellow">
              <mi>c</mi>
            </mstyle>
          </mfrac>
        </mstyle>
        <mo stretchy="false">+</mo>
        <mfrac>
          <mi>b</mi>
          <mstyle color="aqua">
            <mi>d</mi>
          </mstyle>
        </mfrac>
      </mrow>
      <mo stretchy="false">=</mo>
      <mfrac>
        <mrow>
          <mi>a</mi>
          <mrow>
            <mstyle color="aqua">
              <mi>d</mi>
            </mstyle>
            <mo stretchy="false">+</mo>
            <mrow>
              <mi>b</mi>
              <mstyle color="yellow">
                <mi>c</mi>
              </mstyle>
            </mrow>
          </mrow>
        </mrow>
        <mrow>
          <mstyle color="yellow">
            <mi>c</mi>
          </mstyle>
          <mstyle color="aqua">
            <mi>d</mi>
          </mstyle>
        </mrow>
      </mfrac>
    </mrow>
    <annotation encoding="StarMath 5.0">color black {{ a } over {color yellow c }} + { b over color cyan d } = { {a color cyan d + {b color yellow c}} over {color yellow c color cyan d}}</annotation>
  </semantics>
</math>
</file>

<file path=Object 132/content.xml><?xml version="1.0" encoding="utf-8"?>
<math xmlns="http://www.w3.org/1998/Math/MathML" display="block">
  <semantics>
    <mstyle color="green">
      <mfrac>
        <mn>1</mn>
        <mn>3</mn>
      </mfrac>
    </mstyle>
    <annotation encoding="StarMath 5.0">color green {{ 1 } over { 3 }}</annotation>
  </semantics>
</math>
</file>

<file path=Object 133/content.xml><?xml version="1.0" encoding="utf-8"?>
<math xmlns="http://www.w3.org/1998/Math/MathML" display="block">
  <semantics>
    <mstyle color="blue">
      <mfrac>
        <mn>2</mn>
        <mn>5</mn>
      </mfrac>
    </mstyle>
    <annotation encoding="StarMath 5.0">color blue {{ 2 } over { 5 }}</annotation>
  </semantics>
</math>
</file>

<file path=Object 134/content.xml><?xml version="1.0" encoding="utf-8"?>
<math xmlns="http://www.w3.org/1998/Math/MathML" display="block">
  <semantics>
    <mstyle color="blue">
      <mfrac>
        <mn>2</mn>
        <mn>7</mn>
      </mfrac>
    </mstyle>
    <annotation encoding="StarMath 5.0">color blue {{ 2 } over { 7 }}</annotation>
  </semantics>
</math>
</file>

<file path=Object 135/content.xml><?xml version="1.0" encoding="utf-8"?>
<math xmlns="http://www.w3.org/1998/Math/MathML" display="block">
  <semantics>
    <mstyle color="green">
      <mfrac>
        <mn>10</mn>
        <mn>5</mn>
      </mfrac>
    </mstyle>
    <annotation encoding="StarMath 5.0">color green {{ 10 } over { 5 }}</annotation>
  </semantics>
</math>
</file>

<file path=Object 136/content.xml><?xml version="1.0" encoding="utf-8"?>
<math xmlns="http://www.w3.org/1998/Math/MathML" display="block">
  <semantics>
    <mstyle color="green">
      <mfrac>
        <mn>1</mn>
        <mn>3</mn>
      </mfrac>
    </mstyle>
    <annotation encoding="StarMath 5.0">color green {{ 1 } over { 3 }}</annotation>
  </semantics>
</math>
</file>

<file path=Object 137/content.xml><?xml version="1.0" encoding="utf-8"?>
<math xmlns="http://www.w3.org/1998/Math/MathML" display="block">
  <semantics>
    <mstyle color="blue">
      <mfrac>
        <mn>2</mn>
        <mn>5</mn>
      </mfrac>
    </mstyle>
    <annotation encoding="StarMath 5.0">color blue {{ 2 } over { 5 }}</annotation>
  </semantics>
</math>
</file>

<file path=Object 138/content.xml><?xml version="1.0" encoding="utf-8"?>
<math xmlns="http://www.w3.org/1998/Math/MathML" display="block">
  <semantics>
    <mstyle color="black">
      <mfrac>
        <mi>?</mi>
        <mrow>
          <mn>3</mn>
          <mo stretchy="false">×</mo>
          <mn>5</mn>
        </mrow>
      </mfrac>
    </mstyle>
    <annotation encoding="StarMath 5.0">color black {? over {3 times 5}}</annotation>
  </semantics>
</math>
</file>

<file path=Object 139/content.xml><?xml version="1.0" encoding="utf-8"?>
<math xmlns="http://www.w3.org/1998/Math/MathML" display="block">
  <semantics>
    <mstyle color="green">
      <mfrac>
        <mn>1</mn>
        <mn>3</mn>
      </mfrac>
    </mstyle>
    <annotation encoding="StarMath 5.0">color green {{ 1 } over { 3 }}</annotation>
  </semantics>
</math>
</file>

<file path=Object 14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140/content.xml><?xml version="1.0" encoding="utf-8"?>
<math xmlns="http://www.w3.org/1998/Math/MathML" display="block">
  <semantics>
    <mstyle color="blue">
      <mfrac>
        <mn>2</mn>
        <mn>5</mn>
      </mfrac>
    </mstyle>
    <annotation encoding="StarMath 5.0">color blue {{ 2 } over { 5 }}</annotation>
  </semantics>
</math>
</file>

<file path=Object 141/content.xml><?xml version="1.0" encoding="utf-8"?>
<math xmlns="http://www.w3.org/1998/Math/MathML" display="block">
  <semantics>
    <mstyle color="black">
      <mfrac>
        <mrow>
          <mrow>
            <mn>1</mn>
            <mo stretchy="false">×</mo>
            <mn>5</mn>
          </mrow>
          <mo stretchy="false">+</mo>
          <mrow>
            <mn>3</mn>
            <mo stretchy="false">×</mo>
            <mn>2</mn>
          </mrow>
        </mrow>
        <mrow>
          <mn>3</mn>
          <mo stretchy="false">×</mo>
          <mn>5</mn>
        </mrow>
      </mfrac>
    </mstyle>
    <annotation encoding="StarMath 5.0">color black {{1 times 5 + 3 times 2} over {3 times 5}}</annotation>
  </semantics>
</math>
</file>

<file path=Object 142/content.xml><?xml version="1.0" encoding="utf-8"?>
<math xmlns="http://www.w3.org/1998/Math/MathML" display="block">
  <semantics>
    <mstyle color="green">
      <mfrac>
        <mn>1</mn>
        <mn>3</mn>
      </mfrac>
    </mstyle>
    <annotation encoding="StarMath 5.0">color green {{ 1 } over { 3 }}</annotation>
  </semantics>
</math>
</file>

<file path=Object 143/content.xml><?xml version="1.0" encoding="utf-8"?>
<math xmlns="http://www.w3.org/1998/Math/MathML" display="block">
  <semantics>
    <mstyle color="blue">
      <mfrac>
        <mn>2</mn>
        <mn>5</mn>
      </mfrac>
    </mstyle>
    <annotation encoding="StarMath 5.0">color blue {{ 2 } over { 5 }}</annotation>
  </semantics>
</math>
</file>

<file path=Object 144/content.xml><?xml version="1.0" encoding="utf-8"?>
<math xmlns="http://www.w3.org/1998/Math/MathML" display="block">
  <semantics>
    <mstyle color="black">
      <mfrac>
        <mrow>
          <mrow>
            <mn>1</mn>
            <mo stretchy="false">×</mo>
            <mn>5</mn>
          </mrow>
          <mo stretchy="false">+</mo>
          <mi>?</mi>
        </mrow>
        <mrow>
          <mn>3</mn>
          <mo stretchy="false">×</mo>
          <mn>5</mn>
        </mrow>
      </mfrac>
    </mstyle>
    <annotation encoding="StarMath 5.0">color black {{1 times 5 + ?} over {3 times 5}}</annotation>
  </semantics>
</math>
</file>

<file path=Object 145/content.xml><?xml version="1.0" encoding="utf-8"?>
<math xmlns="http://www.w3.org/1998/Math/MathML" display="block">
  <semantics>
    <mstyle color="green">
      <mfrac>
        <mn>1</mn>
        <mn>3</mn>
      </mfrac>
    </mstyle>
    <annotation encoding="StarMath 5.0">color green {{ 1 } over { 3 }}</annotation>
  </semantics>
</math>
</file>

<file path=Object 146/content.xml><?xml version="1.0" encoding="utf-8"?>
<math xmlns="http://www.w3.org/1998/Math/MathML" display="block">
  <semantics>
    <mstyle color="blue">
      <mfrac>
        <mn>2</mn>
        <mn>5</mn>
      </mfrac>
    </mstyle>
    <annotation encoding="StarMath 5.0">color blue {{ 2 } over { 5 }}</annotation>
  </semantics>
</math>
</file>

<file path=Object 147/content.xml><?xml version="1.0" encoding="utf-8"?>
<math xmlns="http://www.w3.org/1998/Math/MathML" display="block">
  <semantics>
    <mstyle color="black">
      <mfrac>
        <mn>11</mn>
        <mn>15</mn>
      </mfrac>
    </mstyle>
    <annotation encoding="StarMath 5.0">color black {{11} over {15}}</annotation>
  </semantics>
</math>
</file>

<file path=Object 148/content.xml><?xml version="1.0" encoding="utf-8"?>
<math xmlns="http://www.w3.org/1998/Math/MathML" display="block">
  <semantics>
    <mstyle color="blue">
      <mfrac>
        <mn>2</mn>
        <mn>7</mn>
      </mfrac>
    </mstyle>
    <annotation encoding="StarMath 5.0">color blue {{ 2 } over { 7 }}</annotation>
  </semantics>
</math>
</file>

<file path=Object 149/content.xml><?xml version="1.0" encoding="utf-8"?>
<math xmlns="http://www.w3.org/1998/Math/MathML" display="block">
  <semantics>
    <mstyle color="black">
      <mfrac>
        <mi>?</mi>
        <mrow>
          <mn>5</mn>
          <mo stretchy="false">×</mo>
          <mn>7</mn>
        </mrow>
      </mfrac>
    </mstyle>
    <annotation encoding="StarMath 5.0">color black {? over {5 times 7}}</annotation>
  </semantics>
</math>
</file>

<file path=Object 15/content.xml><?xml version="1.0" encoding="utf-8"?>
<math xmlns="http://www.w3.org/1998/Math/MathML" display="block">
  <semantics>
    <mfrac>
      <mn>3</mn>
      <mn>2</mn>
    </mfrac>
    <annotation encoding="StarMath 5.0">3 over 2</annotation>
  </semantics>
</math>
</file>

<file path=Object 150/content.xml><?xml version="1.0" encoding="utf-8"?>
<math xmlns="http://www.w3.org/1998/Math/MathML" display="block">
  <semantics>
    <mstyle color="green">
      <mfrac>
        <mn>10</mn>
        <mn>5</mn>
      </mfrac>
    </mstyle>
    <annotation encoding="StarMath 5.0">color green {{ 10 } over { 5 }}</annotation>
  </semantics>
</math>
</file>

<file path=Object 151/content.xml><?xml version="1.0" encoding="utf-8"?>
<math xmlns="http://www.w3.org/1998/Math/MathML" display="block">
  <semantics>
    <mstyle color="blue">
      <mfrac>
        <mn>2</mn>
        <mn>7</mn>
      </mfrac>
    </mstyle>
    <annotation encoding="StarMath 5.0">color blue {{ 2 } over { 7 }}</annotation>
  </semantics>
</math>
</file>

<file path=Object 152/content.xml><?xml version="1.0" encoding="utf-8"?>
<math xmlns="http://www.w3.org/1998/Math/MathML" display="block">
  <semantics>
    <mstyle color="black">
      <mfrac>
        <mrow>
          <mrow>
            <mn>10</mn>
            <mo stretchy="false">×</mo>
            <mn>7</mn>
          </mrow>
          <mo stretchy="false">+</mo>
          <mi>?</mi>
        </mrow>
        <mrow>
          <mn>5</mn>
          <mo stretchy="false">×</mo>
          <mn>7</mn>
        </mrow>
      </mfrac>
    </mstyle>
    <annotation encoding="StarMath 5.0">color black {{10 times 7 + ?} over {5 times 7}}</annotation>
  </semantics>
</math>
</file>

<file path=Object 153/content.xml><?xml version="1.0" encoding="utf-8"?>
<math xmlns="http://www.w3.org/1998/Math/MathML" display="block">
  <semantics>
    <mstyle color="green">
      <mfrac>
        <mn>10</mn>
        <mn>5</mn>
      </mfrac>
    </mstyle>
    <annotation encoding="StarMath 5.0">color green {{ 10 } over { 5 }}</annotation>
  </semantics>
</math>
</file>

<file path=Object 154/content.xml><?xml version="1.0" encoding="utf-8"?>
<math xmlns="http://www.w3.org/1998/Math/MathML" display="block">
  <semantics>
    <mstyle color="blue">
      <mfrac>
        <mn>2</mn>
        <mn>7</mn>
      </mfrac>
    </mstyle>
    <annotation encoding="StarMath 5.0">color blue {{ 2 } over { 7 }}</annotation>
  </semantics>
</math>
</file>

<file path=Object 155/content.xml><?xml version="1.0" encoding="utf-8"?>
<math xmlns="http://www.w3.org/1998/Math/MathML" display="block">
  <semantics>
    <mstyle color="black">
      <mfrac>
        <mrow>
          <mrow>
            <mn>10</mn>
            <mo stretchy="false">×</mo>
            <mn>7</mn>
          </mrow>
          <mo stretchy="false">+</mo>
          <mrow>
            <mn>5</mn>
            <mo stretchy="false">×</mo>
            <mn>2</mn>
          </mrow>
        </mrow>
        <mrow>
          <mn>5</mn>
          <mo stretchy="false">×</mo>
          <mn>7</mn>
        </mrow>
      </mfrac>
    </mstyle>
    <annotation encoding="StarMath 5.0">color black {{10 times 7 + 5 times 2} over {5 times 7}}</annotation>
  </semantics>
</math>
</file>

<file path=Object 156/content.xml><?xml version="1.0" encoding="utf-8"?>
<math xmlns="http://www.w3.org/1998/Math/MathML" display="block">
  <semantics>
    <mstyle color="green">
      <mfrac>
        <mn>10</mn>
        <mn>5</mn>
      </mfrac>
    </mstyle>
    <annotation encoding="StarMath 5.0">color green {{ 10 } over { 5 }}</annotation>
  </semantics>
</math>
</file>

<file path=Object 157/content.xml><?xml version="1.0" encoding="utf-8"?>
<math xmlns="http://www.w3.org/1998/Math/MathML" display="block">
  <semantics>
    <mstyle color="blue">
      <mfrac>
        <mn>2</mn>
        <mn>7</mn>
      </mfrac>
    </mstyle>
    <annotation encoding="StarMath 5.0">color blue {{ 2 } over { 7 }}</annotation>
  </semantics>
</math>
</file>

<file path=Object 158/content.xml><?xml version="1.0" encoding="utf-8"?>
<math xmlns="http://www.w3.org/1998/Math/MathML" display="block">
  <semantics>
    <mstyle color="black">
      <mfrac>
        <mn>80</mn>
        <mn>35</mn>
      </mfrac>
    </mstyle>
    <annotation encoding="StarMath 5.0">color black {{80} over {35}}</annotation>
  </semantics>
</math>
</file>

<file path=Object 159/content.xml><?xml version="1.0" encoding="utf-8"?>
<math xmlns="http://www.w3.org/1998/Math/MathML" display="block">
  <semantics>
    <mrow>
      <msup>
        <mrow>
          <mo fence="true" stretchy="false">(</mo>
          <mrow>
            <mfrac>
              <mi>j</mi>
              <mi>k</mi>
            </mfrac>
          </mrow>
          <mo fence="true" stretchy="false">)</mo>
        </mrow>
        <mn>2</mn>
      </msup>
      <mo stretchy="false">+</mo>
      <msup>
        <mrow>
          <mo fence="true" stretchy="false">(</mo>
          <mrow>
            <mfrac>
              <mi>p</mi>
              <mi>m</mi>
            </mfrac>
          </mrow>
          <mo fence="true" stretchy="false">)</mo>
        </mrow>
        <mn>2</mn>
      </msup>
    </mrow>
    <annotation encoding="StarMath 5.0">({j over k})^2 + ({{ p } over { m }})^2</annotation>
  </semantics>
</math>
</file>

<file path=Object 16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160/content.xml><?xml version="1.0" encoding="utf-8"?>
<math xmlns="http://www.w3.org/1998/Math/MathML" display="block">
  <semantics>
    <mstyle color="green">
      <msup>
        <mrow>
          <mo fence="true" stretchy="false">(</mo>
          <mrow>
            <mfrac>
              <mi>j</mi>
              <mi>k</mi>
            </mfrac>
          </mrow>
          <mo fence="true" stretchy="false">)</mo>
        </mrow>
        <mn>2</mn>
      </msup>
    </mstyle>
    <annotation encoding="StarMath 5.0">color green ({j over k})^2</annotation>
  </semantics>
</math>
</file>

<file path=Object 161/content.xml><?xml version="1.0" encoding="utf-8"?>
<math xmlns="http://www.w3.org/1998/Math/MathML" display="block">
  <semantics>
    <mstyle color="blue">
      <msup>
        <mrow>
          <mo fence="true" stretchy="false">(</mo>
          <mrow>
            <mfrac>
              <mi>p</mi>
              <mi>m</mi>
            </mfrac>
          </mrow>
          <mo fence="true" stretchy="false">)</mo>
        </mrow>
        <mn>2</mn>
      </msup>
    </mstyle>
    <annotation encoding="StarMath 5.0">color blue ({{ p } over { m }})^2</annotation>
  </semantics>
</math>
</file>

<file path=Object 162/content.xml><?xml version="1.0" encoding="utf-8"?>
<math xmlns="http://www.w3.org/1998/Math/MathML" display="block">
  <semantics>
    <mrow>
      <mfrac>
        <msup>
          <mi>j</mi>
          <mn>2</mn>
        </msup>
        <msup>
          <mi>k</mi>
          <mn>2</mn>
        </msup>
      </mfrac>
      <mo stretchy="false">+</mo>
      <mfrac>
        <msup>
          <mi>p</mi>
          <mn>2</mn>
        </msup>
        <msup>
          <mi>m</mi>
          <mn>2</mn>
        </msup>
      </mfrac>
    </mrow>
    <annotation encoding="StarMath 5.0">{j^2 over k^2} + {{ p^2 } over { m^2 }}</annotation>
  </semantics>
</math>
</file>

<file path=Object 163/content.xml><?xml version="1.0" encoding="utf-8"?>
<math xmlns="http://www.w3.org/1998/Math/MathML" display="block">
  <semantics>
    <mstyle color="green">
      <msup>
        <mrow>
          <mo fence="true" stretchy="false">(</mo>
          <mrow>
            <mfrac>
              <mi>j</mi>
              <mi>k</mi>
            </mfrac>
          </mrow>
          <mo fence="true" stretchy="false">)</mo>
        </mrow>
        <mn>2</mn>
      </msup>
    </mstyle>
    <annotation encoding="StarMath 5.0">color green ({j over k})^2</annotation>
  </semantics>
</math>
</file>

<file path=Object 164/content.xml><?xml version="1.0" encoding="utf-8"?>
<math xmlns="http://www.w3.org/1998/Math/MathML" display="block">
  <semantics>
    <mstyle color="blue">
      <msup>
        <mrow>
          <mo fence="true" stretchy="false">(</mo>
          <mrow>
            <mfrac>
              <mi>p</mi>
              <mi>m</mi>
            </mfrac>
          </mrow>
          <mo fence="true" stretchy="false">)</mo>
        </mrow>
        <mn>2</mn>
      </msup>
    </mstyle>
    <annotation encoding="StarMath 5.0">color blue ({{ p } over { m }})^2</annotation>
  </semantics>
</math>
</file>

<file path=Object 165/content.xml><?xml version="1.0" encoding="utf-8"?>
<math xmlns="http://www.w3.org/1998/Math/MathML" display="block">
  <semantics>
    <mfrac>
      <mi>?</mi>
      <mrow>
        <msup>
          <mi>k</mi>
          <mn>2</mn>
        </msup>
        <msup>
          <mi>m</mi>
          <mn>2</mn>
        </msup>
      </mrow>
    </mfrac>
    <annotation encoding="StarMath 5.0">{? over {k^2  m^2 }}</annotation>
  </semantics>
</math>
</file>

<file path=Object 166/content.xml><?xml version="1.0" encoding="utf-8"?>
<math xmlns="http://www.w3.org/1998/Math/MathML" display="block">
  <semantics>
    <mstyle color="green">
      <msup>
        <mrow>
          <mo fence="true" stretchy="false">(</mo>
          <mrow>
            <mfrac>
              <mi>j</mi>
              <mi>k</mi>
            </mfrac>
          </mrow>
          <mo fence="true" stretchy="false">)</mo>
        </mrow>
        <mn>2</mn>
      </msup>
    </mstyle>
    <annotation encoding="StarMath 5.0">color green ({j over k})^2</annotation>
  </semantics>
</math>
</file>

<file path=Object 167/content.xml><?xml version="1.0" encoding="utf-8"?>
<math xmlns="http://www.w3.org/1998/Math/MathML" display="block">
  <semantics>
    <mstyle color="blue">
      <msup>
        <mrow>
          <mo fence="true" stretchy="false">(</mo>
          <mrow>
            <mfrac>
              <mi>p</mi>
              <mi>m</mi>
            </mfrac>
          </mrow>
          <mo fence="true" stretchy="false">)</mo>
        </mrow>
        <mn>2</mn>
      </msup>
    </mstyle>
    <annotation encoding="StarMath 5.0">color blue ({{ p } over { m }})^2</annotation>
  </semantics>
</math>
</file>

<file path=Object 168/content.xml><?xml version="1.0" encoding="utf-8"?>
<math xmlns="http://www.w3.org/1998/Math/MathML" display="block">
  <semantics>
    <mfrac>
      <mrow>
        <msup>
          <mi>j</mi>
          <mn>2</mn>
        </msup>
        <mrow>
          <msup>
            <mi>m</mi>
            <mn>2</mn>
          </msup>
          <mo stretchy="false">+</mo>
          <mi>?</mi>
        </mrow>
      </mrow>
      <mrow>
        <msup>
          <mi>k</mi>
          <mn>2</mn>
        </msup>
        <msup>
          <mi>m</mi>
          <mn>2</mn>
        </msup>
      </mrow>
    </mfrac>
    <annotation encoding="StarMath 5.0">{{j^2 m^2 + ?} over {k^2  m^2 }}</annotation>
  </semantics>
</math>
</file>

<file path=Object 169/content.xml><?xml version="1.0" encoding="utf-8"?>
<math xmlns="http://www.w3.org/1998/Math/MathML" display="block">
  <semantics>
    <mstyle color="green">
      <msup>
        <mrow>
          <mo fence="true" stretchy="false">(</mo>
          <mrow>
            <mfrac>
              <mi>j</mi>
              <mi>k</mi>
            </mfrac>
          </mrow>
          <mo fence="true" stretchy="false">)</mo>
        </mrow>
        <mn>2</mn>
      </msup>
    </mstyle>
    <annotation encoding="StarMath 5.0">color green ({j over k})^2</annotation>
  </semantics>
</math>
</file>

<file path=Object 17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170/content.xml><?xml version="1.0" encoding="utf-8"?>
<math xmlns="http://www.w3.org/1998/Math/MathML" display="block">
  <semantics>
    <mstyle color="blue">
      <msup>
        <mrow>
          <mo fence="true" stretchy="false">(</mo>
          <mrow>
            <mfrac>
              <mi>p</mi>
              <mi>m</mi>
            </mfrac>
          </mrow>
          <mo fence="true" stretchy="false">)</mo>
        </mrow>
        <mn>2</mn>
      </msup>
    </mstyle>
    <annotation encoding="StarMath 5.0">color blue ({{ p } over { m }})^2</annotation>
  </semantics>
</math>
</file>

<file path=Object 171/content.xml><?xml version="1.0" encoding="utf-8"?>
<math xmlns="http://www.w3.org/1998/Math/MathML" display="block">
  <semantics>
    <mfrac>
      <mrow>
        <msup>
          <mi>j</mi>
          <mn>2</mn>
        </msup>
        <mrow>
          <msup>
            <mi>m</mi>
            <mn>2</mn>
          </msup>
          <mo stretchy="false">+</mo>
          <msup>
            <mi>p</mi>
            <mn>2</mn>
          </msup>
        </mrow>
        <msup>
          <mi>k</mi>
          <mn>2</mn>
        </msup>
      </mrow>
      <mrow>
        <msup>
          <mi>k</mi>
          <mn>2</mn>
        </msup>
        <msup>
          <mi>m</mi>
          <mn>2</mn>
        </msup>
      </mrow>
    </mfrac>
    <annotation encoding="StarMath 5.0">{{j^2 m^2 + p^2 k^2} over {k^2  m^2 }}</annotation>
  </semantics>
</math>
</file>

<file path=Object 172/content.xml><?xml version="1.0" encoding="utf-8"?>
<math xmlns="http://www.w3.org/1998/Math/MathML" display="block">
  <semantics>
    <mstyle color="black">
      <mfrac>
        <mrow>
          <mn>8</mn>
          <mo stretchy="false">×</mo>
          <mn>2</mn>
          <mo stretchy="false">×</mo>
          <mn>5</mn>
        </mrow>
        <mrow>
          <mn>7</mn>
          <mo stretchy="false">×</mo>
          <mn>5</mn>
        </mrow>
      </mfrac>
    </mstyle>
    <annotation encoding="StarMath 5.0">color black {{8 times 2 times 5} over {7 times 5}}</annotation>
  </semantics>
</math>
</file>

<file path=Object 173/content.xml><?xml version="1.0" encoding="utf-8"?>
<math xmlns="http://www.w3.org/1998/Math/MathML" display="block">
  <semantics>
    <mstyle color="green">
      <mfrac>
        <mn>10</mn>
        <mn>5</mn>
      </mfrac>
    </mstyle>
    <annotation encoding="StarMath 5.0">color green {{ 10 } over { 5 }}</annotation>
  </semantics>
</math>
</file>

<file path=Object 174/content.xml><?xml version="1.0" encoding="utf-8"?>
<math xmlns="http://www.w3.org/1998/Math/MathML" display="block">
  <semantics>
    <mstyle color="blue">
      <mfrac>
        <mn>2</mn>
        <mn>7</mn>
      </mfrac>
    </mstyle>
    <annotation encoding="StarMath 5.0">color blue {{ 2 } over { 7 }}</annotation>
  </semantics>
</math>
</file>

<file path=Object 175/content.xml><?xml version="1.0" encoding="utf-8"?>
<math xmlns="http://www.w3.org/1998/Math/MathML" display="block">
  <semantics>
    <mstyle color="black">
      <mfrac>
        <mn>16</mn>
        <mn>7</mn>
      </mfrac>
    </mstyle>
    <annotation encoding="StarMath 5.0">color black {{16} over {7}}</annotation>
  </semantics>
</math>
</file>

<file path=Object 176/content.xml><?xml version="1.0" encoding="utf-8"?>
<math xmlns="http://www.w3.org/1998/Math/MathML" display="block">
  <semantics>
    <mstyle color="green">
      <mfrac>
        <mn>10</mn>
        <mn>5</mn>
      </mfrac>
    </mstyle>
    <annotation encoding="StarMath 5.0">color green {{ 10 } over { 5 }}</annotation>
  </semantics>
</math>
</file>

<file path=Object 177/content.xml><?xml version="1.0" encoding="utf-8"?>
<math xmlns="http://www.w3.org/1998/Math/MathML" display="block">
  <semantics>
    <mstyle color="blue">
      <mfrac>
        <mn>2</mn>
        <mn>7</mn>
      </mfrac>
    </mstyle>
    <annotation encoding="StarMath 5.0">color blue {{ 2 } over { 7 }}</annotation>
  </semantics>
</math>
</file>

<file path=Object 178/content.xml><?xml version="1.0" encoding="utf-8"?>
<math xmlns="http://www.w3.org/1998/Math/MathML" display="block">
  <semantics>
    <mrow>
      <mrow>
        <mstyle color="black">
          <mfrac>
            <mi>a</mi>
            <mstyle color="yellow">
              <mi>c</mi>
            </mstyle>
          </mfrac>
        </mstyle>
        <mo stretchy="false">+</mo>
        <mfrac>
          <mi>b</mi>
          <mstyle color="aqua">
            <mi>d</mi>
          </mstyle>
        </mfrac>
      </mrow>
      <mo stretchy="false">=</mo>
      <mfrac>
        <mrow>
          <mi>a</mi>
          <mrow>
            <mstyle color="aqua">
              <mi>d</mi>
            </mstyle>
            <mo stretchy="false">+</mo>
            <mrow>
              <mi>b</mi>
              <mstyle color="yellow">
                <mi>c</mi>
              </mstyle>
            </mrow>
          </mrow>
        </mrow>
        <mrow>
          <mstyle color="yellow">
            <mi>c</mi>
          </mstyle>
          <mstyle color="aqua">
            <mi>d</mi>
          </mstyle>
        </mrow>
      </mfrac>
    </mrow>
    <annotation encoding="StarMath 5.0">color black {{ a } over {color yellow c }} + { b over color cyan d } = { {a color cyan d + {b color yellow c}} over {color yellow c color cyan d}}</annotation>
  </semantics>
</math>
</file>

<file path=Object 179/content.xml><?xml version="1.0" encoding="utf-8"?>
<math xmlns="http://www.w3.org/1998/Math/MathML" display="block">
  <semantics>
    <mstyle color="green">
      <mfrac>
        <mn>3</mn>
        <mn>8</mn>
      </mfrac>
    </mstyle>
    <annotation encoding="StarMath 5.0">color green {3 over 8}</annotation>
  </semantics>
</math>
</file>

<file path=Object 18/content.xml><?xml version="1.0" encoding="utf-8"?>
<math xmlns="http://www.w3.org/1998/Math/MathML" display="block">
  <semantics>
    <mfrac>
      <mn>3</mn>
      <mn>2</mn>
    </mfrac>
    <annotation encoding="StarMath 5.0">3 over 2</annotation>
  </semantics>
</math>
</file>

<file path=Object 180/content.xml><?xml version="1.0" encoding="utf-8"?>
<math xmlns="http://www.w3.org/1998/Math/MathML" display="block">
  <semantics>
    <mstyle color="red">
      <mfrac>
        <mn>5</mn>
        <mn>8</mn>
      </mfrac>
    </mstyle>
    <annotation encoding="StarMath 5.0">color red {5 over 8}</annotation>
  </semantics>
</math>
</file>

<file path=Object 181/content.xml><?xml version="1.0" encoding="utf-8"?>
<math xmlns="http://www.w3.org/1998/Math/MathML" display="block">
  <semantics>
    <mstyle color="green">
      <mfrac>
        <mn>3</mn>
        <mn>8</mn>
      </mfrac>
    </mstyle>
    <annotation encoding="StarMath 5.0">color green {3 over 8}</annotation>
  </semantics>
</math>
</file>

<file path=Object 182/content.xml><?xml version="1.0" encoding="utf-8"?>
<math xmlns="http://www.w3.org/1998/Math/MathML" display="block">
  <semantics>
    <mstyle color="red">
      <mfrac>
        <mn>5</mn>
        <mn>8</mn>
      </mfrac>
    </mstyle>
    <annotation encoding="StarMath 5.0">color red {5 over 8}</annotation>
  </semantics>
</math>
</file>

<file path=Object 183/content.xml><?xml version="1.0" encoding="utf-8"?>
<math xmlns="http://www.w3.org/1998/Math/MathML" display="block">
  <semantics>
    <mstyle color="black">
      <mfrac>
        <mn>2</mn>
        <mn>8</mn>
      </mfrac>
    </mstyle>
    <annotation encoding="StarMath 5.0">color black {2 over 8}</annotation>
  </semantics>
</math>
</file>

<file path=Object 184/content.xml><?xml version="1.0" encoding="utf-8"?>
<math xmlns="http://www.w3.org/1998/Math/MathML" display="block">
  <semantics>
    <mstyle color="green">
      <mfrac>
        <mn>3</mn>
        <mn>8</mn>
      </mfrac>
    </mstyle>
    <annotation encoding="StarMath 5.0">color green {3 over 8}</annotation>
  </semantics>
</math>
</file>

<file path=Object 185/content.xml><?xml version="1.0" encoding="utf-8"?>
<math xmlns="http://www.w3.org/1998/Math/MathML" display="block">
  <semantics>
    <mstyle color="red">
      <mfrac>
        <mn>5</mn>
        <mn>8</mn>
      </mfrac>
    </mstyle>
    <annotation encoding="StarMath 5.0">color red {5 over 8}</annotation>
  </semantics>
</math>
</file>

<file path=Object 186/content.xml><?xml version="1.0" encoding="utf-8"?>
<math xmlns="http://www.w3.org/1998/Math/MathML" display="block">
  <semantics>
    <mstyle color="black">
      <mfrac>
        <mn>1</mn>
        <mn>4</mn>
      </mfrac>
    </mstyle>
    <annotation encoding="StarMath 5.0">color black {1 over 4}</annotation>
  </semantics>
</math>
</file>

<file path=Object 187/content.xml><?xml version="1.0" encoding="utf-8"?>
<math xmlns="http://www.w3.org/1998/Math/MathML" display="block">
  <semantics>
    <mstyle color="green">
      <mfrac>
        <mn>3</mn>
        <mn>5</mn>
      </mfrac>
    </mstyle>
    <annotation encoding="StarMath 5.0">color green {3 over 5}</annotation>
  </semantics>
</math>
</file>

<file path=Object 188/content.xml><?xml version="1.0" encoding="utf-8"?>
<math xmlns="http://www.w3.org/1998/Math/MathML" display="block">
  <semantics>
    <mstyle color="red">
      <mn>1</mn>
    </mstyle>
    <annotation encoding="StarMath 5.0">color red {1}</annotation>
  </semantics>
</math>
</file>

<file path=Object 189/content.xml><?xml version="1.0" encoding="utf-8"?>
<math xmlns="http://www.w3.org/1998/Math/MathML" display="block">
  <semantics>
    <mstyle color="green">
      <mfrac>
        <mn>3</mn>
        <mn>5</mn>
      </mfrac>
    </mstyle>
    <annotation encoding="StarMath 5.0">color green {3 over 5}</annotation>
  </semantics>
</math>
</file>

<file path=Object 19/content.xml><?xml version="1.0" encoding="utf-8"?>
<math xmlns="http://www.w3.org/1998/Math/MathML" display="block">
  <semantics>
    <mfrac>
      <mn>3</mn>
      <mn>2</mn>
    </mfrac>
    <annotation encoding="StarMath 5.0">3 over 2</annotation>
  </semantics>
</math>
</file>

<file path=Object 190/content.xml><?xml version="1.0" encoding="utf-8"?>
<math xmlns="http://www.w3.org/1998/Math/MathML" display="block">
  <semantics>
    <mstyle color="red">
      <mn>1</mn>
    </mstyle>
    <annotation encoding="StarMath 5.0">color red {1}</annotation>
  </semantics>
</math>
</file>

<file path=Object 191/content.xml><?xml version="1.0" encoding="utf-8"?>
<math xmlns="http://www.w3.org/1998/Math/MathML" display="block">
  <semantics>
    <mstyle color="black">
      <mfrac>
        <mn>2</mn>
        <mn>5</mn>
      </mfrac>
    </mstyle>
    <annotation encoding="StarMath 5.0">color black {2 over 5}</annotation>
  </semantics>
</math>
</file>

<file path=Object 192/content.xml><?xml version="1.0" encoding="utf-8"?>
<math xmlns="http://www.w3.org/1998/Math/MathML" display="block">
  <semantics>
    <mstyle color="black">
      <mfrac>
        <mn>2</mn>
        <mn>5</mn>
      </mfrac>
    </mstyle>
    <annotation encoding="StarMath 5.0">color black {2 over 5}</annotation>
  </semantics>
</math>
</file>

<file path=Object 193/content.xml><?xml version="1.0" encoding="utf-8"?>
<math xmlns="http://www.w3.org/1998/Math/MathML" display="block">
  <semantics>
    <mstyle color="green">
      <mfrac>
        <mn>3</mn>
        <mn>5</mn>
      </mfrac>
    </mstyle>
    <annotation encoding="StarMath 5.0">color green {3 over 5}</annotation>
  </semantics>
</math>
</file>

<file path=Object 194/content.xml><?xml version="1.0" encoding="utf-8"?>
<math xmlns="http://www.w3.org/1998/Math/MathML" display="block">
  <semantics>
    <mstyle color="red">
      <mfrac>
        <mn>5</mn>
        <mn>5</mn>
      </mfrac>
    </mstyle>
    <annotation encoding="StarMath 5.0">color red {5 over 5}</annotation>
  </semantics>
</math>
</file>

<file path=Object 195/content.xml><?xml version="1.0" encoding="utf-8"?>
<math xmlns="http://www.w3.org/1998/Math/MathML" display="block">
  <semantics>
    <mstyle color="green">
      <mfrac>
        <mn>3</mn>
        <mn>10</mn>
      </mfrac>
    </mstyle>
    <annotation encoding="StarMath 5.0">color green {3 over 10}</annotation>
  </semantics>
</math>
</file>

<file path=Object 196/content.xml><?xml version="1.0" encoding="utf-8"?>
<math xmlns="http://www.w3.org/1998/Math/MathML" display="block">
  <semantics>
    <mstyle color="red">
      <mfrac>
        <mn>34</mn>
        <mn>100</mn>
      </mfrac>
    </mstyle>
    <annotation encoding="StarMath 5.0">color red {34 over 100}</annotation>
  </semantics>
</math>
</file>

<file path=Object 197/content.xml><?xml version="1.0" encoding="utf-8"?>
<math xmlns="http://www.w3.org/1998/Math/MathML" display="block">
  <semantics>
    <mstyle color="green">
      <mfrac>
        <mn>30</mn>
        <mn>100</mn>
      </mfrac>
    </mstyle>
    <annotation encoding="StarMath 5.0">color green {30 over 100}</annotation>
  </semantics>
</math>
</file>

<file path=Object 198/content.xml><?xml version="1.0" encoding="utf-8"?>
<math xmlns="http://www.w3.org/1998/Math/MathML" display="block">
  <semantics>
    <mstyle color="red">
      <mfrac>
        <mn>34</mn>
        <mn>100</mn>
      </mfrac>
    </mstyle>
    <annotation encoding="StarMath 5.0">color red {34 over 100}</annotation>
  </semantics>
</math>
</file>

<file path=Object 199/content.xml><?xml version="1.0" encoding="utf-8"?>
<math xmlns="http://www.w3.org/1998/Math/MathML" display="block">
  <semantics>
    <mstyle color="green">
      <mfrac>
        <mn>30</mn>
        <mn>100</mn>
      </mfrac>
    </mstyle>
    <annotation encoding="StarMath 5.0">color green {30 over 100}</annotation>
  </semantics>
</math>
</file>

<file path=Object 2/content.xml><?xml version="1.0" encoding="utf-8"?>
<math xmlns="http://www.w3.org/1998/Math/MathML" display="block">
  <semantics>
    <mi>?</mi>
    <annotation encoding="StarMath 5.0">?</annotation>
  </semantics>
</math>
</file>

<file path=Object 20/content.xml><?xml version="1.0" encoding="utf-8"?>
<math xmlns="http://www.w3.org/1998/Math/MathML" display="block">
  <semantics>
    <msqrt>
      <mfrac>
        <mrow>
          <mn>64</mn>
          <mo stretchy="false">+</mo>
          <mn>1089</mn>
        </mrow>
        <mrow>
          <msup>
            <mn>11</mn>
            <mn>2</mn>
          </msup>
          <mo stretchy="false">×</mo>
          <msup>
            <mn>2</mn>
            <mn>2</mn>
          </msup>
        </mrow>
      </mfrac>
    </msqrt>
    <annotation encoding="StarMath 5.0">sqrt {{64 + 1089} over {11^2 times 2^2}} </annotation>
  </semantics>
</math>
</file>

<file path=Object 200/content.xml><?xml version="1.0" encoding="utf-8"?>
<math xmlns="http://www.w3.org/1998/Math/MathML" display="block">
  <semantics>
    <mstyle color="red">
      <mfrac>
        <mn>34</mn>
        <mn>100</mn>
      </mfrac>
    </mstyle>
    <annotation encoding="StarMath 5.0">color red {34 over 100}</annotation>
  </semantics>
</math>
</file>

<file path=Object 201/content.xml><?xml version="1.0" encoding="utf-8"?>
<math xmlns="http://www.w3.org/1998/Math/MathML" display="block">
  <semantics>
    <mstyle color="black">
      <mfrac>
        <mn>4</mn>
        <mn>100</mn>
      </mfrac>
    </mstyle>
    <annotation encoding="StarMath 5.0">color black {4 over 100}</annotation>
  </semantics>
</math>
</file>

<file path=Object 202/content.xml><?xml version="1.0" encoding="utf-8"?>
<math xmlns="http://www.w3.org/1998/Math/MathML" display="block">
  <semantics>
    <mstyle color="red">
      <mfrac>
        <mn>30</mn>
        <mn>50</mn>
      </mfrac>
    </mstyle>
    <annotation encoding="StarMath 5.0">color red {30 over 50}</annotation>
  </semantics>
</math>
</file>

<file path=Object 203/content.xml><?xml version="1.0" encoding="utf-8"?>
<math xmlns="http://www.w3.org/1998/Math/MathML" display="block">
  <semantics>
    <mstyle color="green">
      <mfrac>
        <mn>3</mn>
        <mn>5</mn>
      </mfrac>
    </mstyle>
    <annotation encoding="StarMath 5.0">color green {3 over 5}</annotation>
  </semantics>
</math>
</file>

<file path=Object 204/content.xml><?xml version="1.0" encoding="utf-8"?>
<math xmlns="http://www.w3.org/1998/Math/MathML" display="block">
  <semantics>
    <mstyle color="red">
      <mfrac>
        <mn>5</mn>
        <mn>5</mn>
      </mfrac>
    </mstyle>
    <annotation encoding="StarMath 5.0">color red {5 over 5}</annotation>
  </semantics>
</math>
</file>

<file path=Object 205/content.xml><?xml version="1.0" encoding="utf-8"?>
<math xmlns="http://www.w3.org/1998/Math/MathML" display="block">
  <semantics>
    <mstyle color="blue">
      <mfrac>
        <mn>5</mn>
        <mn>50</mn>
      </mfrac>
    </mstyle>
    <annotation encoding="StarMath 5.0">color blue {5 over 50}</annotation>
  </semantics>
</math>
</file>

<file path=Object 206/content.xml><?xml version="1.0" encoding="utf-8"?>
<math xmlns="http://www.w3.org/1998/Math/MathML" display="block">
  <semantics>
    <mstyle color="blue">
      <mfrac>
        <mn>17</mn>
        <mn>12</mn>
      </mfrac>
    </mstyle>
    <annotation encoding="StarMath 5.0">color blue {17 over 12}</annotation>
  </semantics>
</math>
</file>

<file path=Object 207/content.xml><?xml version="1.0" encoding="utf-8"?>
<math xmlns="http://www.w3.org/1998/Math/MathML" display="block">
  <semantics>
    <mstyle color="red">
      <mfrac>
        <mn>50</mn>
        <mn>12</mn>
      </mfrac>
    </mstyle>
    <annotation encoding="StarMath 5.0">color red {50 over 12}</annotation>
  </semantics>
</math>
</file>

<file path=Object 208/content.xml><?xml version="1.0" encoding="utf-8"?>
<math xmlns="http://www.w3.org/1998/Math/MathML" display="block">
  <semantics>
    <mstyle color="red">
      <mfrac>
        <mn>18</mn>
        <mn>7</mn>
      </mfrac>
    </mstyle>
    <annotation encoding="StarMath 5.0">color red {18 over 7}</annotation>
  </semantics>
</math>
</file>

<file path=Object 209/content.xml><?xml version="1.0" encoding="utf-8"?>
<math xmlns="http://www.w3.org/1998/Math/MathML" display="block">
  <semantics>
    <mstyle color="red">
      <mfrac>
        <mn>18</mn>
        <mn>7</mn>
      </mfrac>
    </mstyle>
    <annotation encoding="StarMath 5.0">color red {18 over 7}</annotation>
  </semantics>
</math>
</file>

<file path=Object 21/content.xml><?xml version="1.0" encoding="utf-8"?>
<math xmlns="http://www.w3.org/1998/Math/MathML" display="block">
  <semantics>
    <mn>1</mn>
    <annotation encoding="StarMath 5.0">1</annotation>
  </semantics>
</math>
</file>

<file path=Object 210/content.xml><?xml version="1.0" encoding="utf-8"?>
<math xmlns="http://www.w3.org/1998/Math/MathML" display="block">
  <semantics>
    <mstyle color="green">
      <mfrac>
        <mn>9</mn>
        <mn>7</mn>
      </mfrac>
    </mstyle>
    <annotation encoding="StarMath 5.0">color green {9 over 7}</annotation>
  </semantics>
</math>
</file>

<file path=Object 211/content.xml><?xml version="1.0" encoding="utf-8"?>
<math xmlns="http://www.w3.org/1998/Math/MathML" display="block">
  <semantics>
    <mstyle color="green">
      <mfrac>
        <mn>9</mn>
        <mn>7</mn>
      </mfrac>
    </mstyle>
    <annotation encoding="StarMath 5.0">color green {9 over 7}</annotation>
  </semantics>
</math>
</file>

<file path=Object 212/content.xml><?xml version="1.0" encoding="utf-8"?>
<math xmlns="http://www.w3.org/1998/Math/MathML" display="block">
  <semantics>
    <mstyle color="blue">
      <mfrac>
        <mn>17</mn>
        <mn>12</mn>
      </mfrac>
    </mstyle>
    <annotation encoding="StarMath 5.0">color blue {17 over 12}</annotation>
  </semantics>
</math>
</file>

<file path=Object 213/content.xml><?xml version="1.0" encoding="utf-8"?>
<math xmlns="http://www.w3.org/1998/Math/MathML" display="block">
  <semantics>
    <mstyle color="red">
      <mfrac>
        <mn>50</mn>
        <mn>12</mn>
      </mfrac>
    </mstyle>
    <annotation encoding="StarMath 5.0">color red {50 over 12}</annotation>
  </semantics>
</math>
</file>

<file path=Object 214/content.xml><?xml version="1.0" encoding="utf-8"?>
<math xmlns="http://www.w3.org/1998/Math/MathML" display="block">
  <semantics>
    <mstyle color="green">
      <mfrac>
        <mn>33</mn>
        <mn>12</mn>
      </mfrac>
    </mstyle>
    <annotation encoding="StarMath 5.0">color green {33 over 12}</annotation>
  </semantics>
</math>
</file>

<file path=Object 215/content.xml><?xml version="1.0" encoding="utf-8"?>
<math xmlns="http://www.w3.org/1998/Math/MathML" display="block">
  <semantics>
    <mstyle color="green">
      <mfrac>
        <mn>300</mn>
        <mn>9</mn>
      </mfrac>
    </mstyle>
    <annotation encoding="StarMath 5.0">color green {300 over 9}</annotation>
  </semantics>
</math>
</file>

<file path=Object 216/content.xml><?xml version="1.0" encoding="utf-8"?>
<math xmlns="http://www.w3.org/1998/Math/MathML" display="block">
  <semantics>
    <mstyle color="blue">
      <mfrac>
        <mn>100</mn>
        <mn>9</mn>
      </mfrac>
    </mstyle>
    <annotation encoding="StarMath 5.0">color blue {100 over 9}</annotation>
  </semantics>
</math>
</file>

<file path=Object 217/content.xml><?xml version="1.0" encoding="utf-8"?>
<math xmlns="http://www.w3.org/1998/Math/MathML" display="block">
  <semantics>
    <mstyle color="green">
      <mfrac>
        <mn>300</mn>
        <mn>9</mn>
      </mfrac>
    </mstyle>
    <annotation encoding="StarMath 5.0">color green {300 over 9}</annotation>
  </semantics>
</math>
</file>

<file path=Object 218/content.xml><?xml version="1.0" encoding="utf-8"?>
<math xmlns="http://www.w3.org/1998/Math/MathML" display="block">
  <semantics>
    <mstyle color="blue">
      <mfrac>
        <mn>100</mn>
        <mn>9</mn>
      </mfrac>
    </mstyle>
    <annotation encoding="StarMath 5.0">color blue {100 over 9}</annotation>
  </semantics>
</math>
</file>

<file path=Object 219/content.xml><?xml version="1.0" encoding="utf-8"?>
<math xmlns="http://www.w3.org/1998/Math/MathML" display="block">
  <semantics>
    <mfrac>
      <msqrt>
        <mn>400</mn>
      </msqrt>
      <msqrt>
        <mn>9</mn>
      </msqrt>
    </mfrac>
    <annotation encoding="StarMath 5.0">{ {sqrt 400 over sqrt 9} } </annotation>
  </semantics>
</math>
</file>

<file path=Object 22/content.xml><?xml version="1.0" encoding="utf-8"?>
<math xmlns="http://www.w3.org/1998/Math/MathML" display="block">
  <semantics>
    <mfrac>
      <msqrt>
        <mn>5</mn>
      </msqrt>
      <mn>2</mn>
    </mfrac>
    <annotation encoding="StarMath 5.0">sqrt { 5 } over 2 </annotation>
  </semantics>
</math>
</file>

<file path=Object 220/content.xml><?xml version="1.0" encoding="utf-8"?>
<math xmlns="http://www.w3.org/1998/Math/MathML" display="block">
  <semantics>
    <mstyle color="green">
      <mfrac>
        <mn>300</mn>
        <mn>9</mn>
      </mfrac>
    </mstyle>
    <annotation encoding="StarMath 5.0">color green {300 over 9}</annotation>
  </semantics>
</math>
</file>

<file path=Object 221/content.xml><?xml version="1.0" encoding="utf-8"?>
<math xmlns="http://www.w3.org/1998/Math/MathML" display="block">
  <semantics>
    <mstyle color="blue">
      <mfrac>
        <mn>100</mn>
        <mn>9</mn>
      </mfrac>
    </mstyle>
    <annotation encoding="StarMath 5.0">color blue {100 over 9}</annotation>
  </semantics>
</math>
</file>

<file path=Object 222/content.xml><?xml version="1.0" encoding="utf-8"?>
<math xmlns="http://www.w3.org/1998/Math/MathML" display="block">
  <semantics>
    <mrow>
      <msqrt>
        <mrow>
          <mspace width="2em"/>
          <mfrac>
            <mi>e</mi>
            <mi>f</mi>
          </mfrac>
          <mspace width="2em"/>
        </mrow>
      </msqrt>
      <mo stretchy="false">=</mo>
      <mfrac>
        <msqrt>
          <mi>e</mi>
        </msqrt>
        <msqrt>
          <mi>f</mi>
        </msqrt>
      </mfrac>
    </mrow>
    <annotation encoding="StarMath 5.0">sqrt {~{ e } over { f }~} = { sqrt e over sqrt f }</annotation>
  </semantics>
</math>
</file>

<file path=Object 223/content.xml><?xml version="1.0" encoding="utf-8"?>
<math xmlns="http://www.w3.org/1998/Math/MathML" display="block">
  <semantics>
    <mrow>
      <msup>
        <mrow>
          <mo fence="true" stretchy="false">(</mo>
          <mrow>
            <mfrac>
              <mi>e</mi>
              <mi>f</mi>
            </mfrac>
          </mrow>
          <mo fence="true" stretchy="false">)</mo>
        </mrow>
        <mn>2</mn>
      </msup>
      <mo stretchy="false">=</mo>
      <mfrac>
        <msup>
          <mi>e</mi>
          <mn>2</mn>
        </msup>
        <msup>
          <mi>f</mi>
          <mn>2</mn>
        </msup>
      </mfrac>
    </mrow>
    <annotation encoding="StarMath 5.0">({{ e } over { f }})^2 = { e^2 over f^2 }</annotation>
  </semantics>
</math>
</file>

<file path=Object 224/content.xml><?xml version="1.0" encoding="utf-8"?>
<math xmlns="http://www.w3.org/1998/Math/MathML" display="block">
  <semantics>
    <msqrt>
      <mfrac>
        <mn>400</mn>
        <mn>9</mn>
      </mfrac>
    </msqrt>
    <annotation encoding="StarMath 5.0">sqrt{ {400 over 9} } </annotation>
  </semantics>
</math>
</file>

<file path=Object 225/content.xml><?xml version="1.0" encoding="utf-8"?>
<math xmlns="http://www.w3.org/1998/Math/MathML" display="block">
  <semantics>
    <mstyle color="green">
      <mfrac>
        <mn>300</mn>
        <mn>9</mn>
      </mfrac>
    </mstyle>
    <annotation encoding="StarMath 5.0">color green {300 over 9}</annotation>
  </semantics>
</math>
</file>

<file path=Object 226/content.xml><?xml version="1.0" encoding="utf-8"?>
<math xmlns="http://www.w3.org/1998/Math/MathML" display="block">
  <semantics>
    <mstyle color="blue">
      <mfrac>
        <mn>100</mn>
        <mn>9</mn>
      </mfrac>
    </mstyle>
    <annotation encoding="StarMath 5.0">color blue {100 over 9}</annotation>
  </semantics>
</math>
</file>

<file path=Object 227/content.xml><?xml version="1.0" encoding="utf-8"?>
<math xmlns="http://www.w3.org/1998/Math/MathML" display="block">
  <semantics>
    <mfrac>
      <mn>20</mn>
      <mn>3</mn>
    </mfrac>
    <annotation encoding="StarMath 5.0">{ {20 over 3} } </annotation>
  </semantics>
</math>
</file>

<file path=Object 228/content.xml><?xml version="1.0" encoding="utf-8"?>
<math xmlns="http://www.w3.org/1998/Math/MathML" display="block">
  <semantics>
    <mstyle color="green">
      <mfrac>
        <mn>300</mn>
        <mn>9</mn>
      </mfrac>
    </mstyle>
    <annotation encoding="StarMath 5.0">color green {300 over 9}</annotation>
  </semantics>
</math>
</file>

<file path=Object 229/content.xml><?xml version="1.0" encoding="utf-8"?>
<math xmlns="http://www.w3.org/1998/Math/MathML" display="block">
  <semantics>
    <mstyle color="blue">
      <mfrac>
        <mn>100</mn>
        <mn>9</mn>
      </mfrac>
    </mstyle>
    <annotation encoding="StarMath 5.0">color blue {100 over 9}</annotation>
  </semantics>
</math>
</file>

<file path=Object 23/content.xml><?xml version="1.0" encoding="utf-8"?>
<math xmlns="http://www.w3.org/1998/Math/MathML" display="block">
  <semantics>
    <mn>1</mn>
    <annotation encoding="StarMath 5.0">1</annotation>
  </semantics>
</math>
</file>

<file path=Object 230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231/content.xml><?xml version="1.0" encoding="utf-8"?>
<math xmlns="http://www.w3.org/1998/Math/MathML" display="block">
  <semantics>
    <mfrac>
      <mn>3</mn>
      <mn>11</mn>
    </mfrac>
    <annotation encoding="StarMath 5.0">3 over 11</annotation>
  </semantics>
</math>
</file>

<file path=Object 232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233/content.xml><?xml version="1.0" encoding="utf-8"?>
<math xmlns="http://www.w3.org/1998/Math/MathML" display="block">
  <semantics>
    <msqrt>
      <mfrac>
        <mn>25</mn>
        <msup>
          <mn>11</mn>
          <mn>2</mn>
        </msup>
      </mfrac>
    </msqrt>
    <annotation encoding="StarMath 5.0">sqrt {{25} over 11^2} </annotation>
  </semantics>
</math>
</file>

<file path=Object 234/content.xml><?xml version="1.0" encoding="utf-8"?>
<math xmlns="http://www.w3.org/1998/Math/MathML" display="block">
  <semantics>
    <msqrt>
      <mfrac>
        <mrow>
          <msup>
            <mn>4</mn>
            <mn>2</mn>
          </msup>
          <mo stretchy="false">+</mo>
          <msup>
            <mn>3</mn>
            <mn>2</mn>
          </msup>
        </mrow>
        <msup>
          <mn>11</mn>
          <mn>2</mn>
        </msup>
      </mfrac>
    </msqrt>
    <annotation encoding="StarMath 5.0">sqrt {{4^2 + 3^2} over 11^2} </annotation>
  </semantics>
</math>
</file>

<file path=Object 235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236/content.xml><?xml version="1.0" encoding="utf-8"?>
<math xmlns="http://www.w3.org/1998/Math/MathML" display="block">
  <semantics>
    <mfrac>
      <mn>3</mn>
      <mn>11</mn>
    </mfrac>
    <annotation encoding="StarMath 5.0">3 over 11</annotation>
  </semantics>
</math>
</file>

<file path=Object 237/content.xml><?xml version="1.0" encoding="utf-8"?>
<math xmlns="http://www.w3.org/1998/Math/MathML" display="block">
  <semantics>
    <mfrac>
      <mn>3</mn>
      <mn>11</mn>
    </mfrac>
    <annotation encoding="StarMath 5.0">3 over 11</annotation>
  </semantics>
</math>
</file>

<file path=Object 238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239/content.xml><?xml version="1.0" encoding="utf-8"?>
<math xmlns="http://www.w3.org/1998/Math/MathML" display="block">
  <semantics>
    <mfrac>
      <mn>3</mn>
      <mn>11</mn>
    </mfrac>
    <annotation encoding="StarMath 5.0">3 over 11</annotation>
  </semantics>
</math>
</file>

<file path=Object 24/content.xml><?xml version="1.0" encoding="utf-8"?>
<math xmlns="http://www.w3.org/1998/Math/MathML" display="block">
  <semantics>
    <mfrac>
      <msqrt>
        <mn>5</mn>
      </msqrt>
      <mn>2</mn>
    </mfrac>
    <annotation encoding="StarMath 5.0">sqrt { 5 } over 2 </annotation>
  </semantics>
</math>
</file>

<file path=Object 240/content.xml><?xml version="1.0" encoding="utf-8"?>
<math xmlns="http://www.w3.org/1998/Math/MathML" display="block">
  <semantics>
    <mfrac>
      <msqrt>
        <mn>25</mn>
      </msqrt>
      <msqrt>
        <msup>
          <mn>11</mn>
          <mn>2</mn>
        </msup>
      </msqrt>
    </mfrac>
    <annotation encoding="StarMath 5.0">sqrt {25} over sqrt {11^2} </annotation>
  </semantics>
</math>
</file>

<file path=Object 241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242/content.xml><?xml version="1.0" encoding="utf-8"?>
<math xmlns="http://www.w3.org/1998/Math/MathML" display="block">
  <semantics>
    <mfrac>
      <mn>3</mn>
      <mn>11</mn>
    </mfrac>
    <annotation encoding="StarMath 5.0">3 over 11</annotation>
  </semantics>
</math>
</file>

<file path=Object 243/content.xml><?xml version="1.0" encoding="utf-8"?>
<math xmlns="http://www.w3.org/1998/Math/MathML" display="block">
  <semantics>
    <mfrac>
      <mn>5</mn>
      <mn>11</mn>
    </mfrac>
    <annotation encoding="StarMath 5.0">5 over 11 </annotation>
  </semantics>
</math>
</file>

<file path=Object 244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245/content.xml><?xml version="1.0" encoding="utf-8"?>
<math xmlns="http://www.w3.org/1998/Math/MathML" display="block">
  <semantics>
    <mfrac>
      <mn>3</mn>
      <mn>11</mn>
    </mfrac>
    <annotation encoding="StarMath 5.0">3 over 11</annotation>
  </semantics>
</math>
</file>

<file path=Object 246/content.xml><?xml version="1.0" encoding="utf-8"?>
<math xmlns="http://www.w3.org/1998/Math/MathML" display="block">
  <semantics>
    <mn>5</mn>
    <annotation encoding="StarMath 5.0">5</annotation>
  </semantics>
</math>
</file>

<file path=Object 247/content.xml><?xml version="1.0" encoding="utf-8"?>
<math xmlns="http://www.w3.org/1998/Math/MathML" display="block">
  <semantics>
    <mn>4</mn>
    <annotation encoding="StarMath 5.0">4</annotation>
  </semantics>
</math>
</file>

<file path=Object 248/content.xml><?xml version="1.0" encoding="utf-8"?>
<math xmlns="http://www.w3.org/1998/Math/MathML" display="block">
  <semantics>
    <mn>3</mn>
    <annotation encoding="StarMath 5.0">3</annotation>
  </semantics>
</math>
</file>

<file path=Object 249/content.xml><?xml version="1.0" encoding="utf-8"?>
<math xmlns="http://www.w3.org/1998/Math/MathML" display="block">
  <semantics>
    <mfrac>
      <mn>5</mn>
      <mn>11</mn>
    </mfrac>
    <annotation encoding="StarMath 5.0">5 over 11 </annotation>
  </semantics>
</math>
</file>

<file path=Object 25/content.xml><?xml version="1.0" encoding="utf-8"?>
<math xmlns="http://www.w3.org/1998/Math/MathML" display="block">
  <semantics>
    <mstyle color="green">
      <mfrac>
        <mn>5</mn>
        <mn>2</mn>
      </mfrac>
    </mstyle>
    <annotation encoding="StarMath 5.0">color green {{ 5 } over { 2 }}</annotation>
  </semantics>
</math>
</file>

<file path=Object 250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251/content.xml><?xml version="1.0" encoding="utf-8"?>
<math xmlns="http://www.w3.org/1998/Math/MathML" display="block">
  <semantics>
    <mfrac>
      <mn>3</mn>
      <mn>11</mn>
    </mfrac>
    <annotation encoding="StarMath 5.0">3 over 11</annotation>
  </semantics>
</math>
</file>

<file path=Object 252/content.xml><?xml version="1.0" encoding="utf-8"?>
<math xmlns="http://www.w3.org/1998/Math/MathML" display="block">
  <semantics>
    <mfrac>
      <mn>6</mn>
      <mn>2</mn>
    </mfrac>
    <annotation encoding="StarMath 5.0">{ 6 over 2 } </annotation>
  </semantics>
</math>
</file>

<file path=Object 253/content.xml><?xml version="1.0" encoding="utf-8"?>
<math xmlns="http://www.w3.org/1998/Math/MathML" display="block">
  <semantics>
    <mfrac>
      <msqrt>
        <mn>1153</mn>
      </msqrt>
      <msqrt>
        <mrow>
          <msup>
            <mn>11</mn>
            <mn>2</mn>
          </msup>
          <mo stretchy="false">×</mo>
          <msup>
            <mn>2</mn>
            <mn>2</mn>
          </msup>
        </mrow>
      </msqrt>
    </mfrac>
    <annotation encoding="StarMath 5.0">sqrt {1153} over sqrt {11^2 times 2^2}</annotation>
  </semantics>
</math>
</file>

<file path=Object 254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255/content.xml><?xml version="1.0" encoding="utf-8"?>
<math xmlns="http://www.w3.org/1998/Math/MathML" display="block">
  <semantics>
    <mfrac>
      <mn>3</mn>
      <mn>2</mn>
    </mfrac>
    <annotation encoding="StarMath 5.0">3 over 2</annotation>
  </semantics>
</math>
</file>

<file path=Object 256/content.xml><?xml version="1.0" encoding="utf-8"?>
<math xmlns="http://www.w3.org/1998/Math/MathML" display="block">
  <semantics>
    <mfrac>
      <msqrt>
        <mn>1153</mn>
      </msqrt>
      <msqrt>
        <msup>
          <mrow>
            <mo fence="true" stretchy="false">(</mo>
            <mrow>
              <mrow>
                <mn>11</mn>
                <mo stretchy="false">×</mo>
                <mn>2</mn>
              </mrow>
            </mrow>
            <mo fence="true" stretchy="false">)</mo>
          </mrow>
          <mn>2</mn>
        </msup>
      </msqrt>
    </mfrac>
    <annotation encoding="StarMath 5.0">sqrt {1153} over sqrt {(11 times 2)^2}</annotation>
  </semantics>
</math>
</file>

<file path=Object 257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258/content.xml><?xml version="1.0" encoding="utf-8"?>
<math xmlns="http://www.w3.org/1998/Math/MathML" display="block">
  <semantics>
    <mn>1</mn>
    <annotation encoding="StarMath 5.0">1</annotation>
  </semantics>
</math>
</file>

<file path=Object 259/content.xml><?xml version="1.0" encoding="utf-8"?>
<math xmlns="http://www.w3.org/1998/Math/MathML" display="block">
  <semantics>
    <mfrac>
      <msqrt>
        <mn>1153</mn>
      </msqrt>
      <mn>22</mn>
    </mfrac>
    <annotation encoding="StarMath 5.0">sqrt {1153} over 22</annotation>
  </semantics>
</math>
</file>

<file path=Object 26/content.xml><?xml version="1.0" encoding="utf-8"?>
<math xmlns="http://www.w3.org/1998/Math/MathML" display="block">
  <semantics>
    <mstyle color="blue">
      <mfrac>
        <mn>1</mn>
        <mn>2</mn>
      </mfrac>
    </mstyle>
    <annotation encoding="StarMath 5.0">color blue {{ 1 } over { 2 }}</annotation>
  </semantics>
</math>
</file>

<file path=Object 260/content.xml><?xml version="1.0" encoding="utf-8"?>
<math xmlns="http://www.w3.org/1998/Math/MathML" display="block">
  <semantics>
    <mfrac>
      <mn>3</mn>
      <mn>2</mn>
    </mfrac>
    <annotation encoding="StarMath 5.0">3 over 2</annotation>
  </semantics>
</math>
</file>

<file path=Object 261/content.xml><?xml version="1.0" encoding="utf-8"?>
<math xmlns="http://www.w3.org/1998/Math/MathML" display="block">
  <semantics>
    <mfrac>
      <msqrt>
        <mn>5</mn>
      </msqrt>
      <mn>2</mn>
    </mfrac>
    <annotation encoding="StarMath 5.0">sqrt { 5 } over 2 </annotation>
  </semantics>
</math>
</file>

<file path=Object 262/content.xml><?xml version="1.0" encoding="utf-8"?>
<math xmlns="http://www.w3.org/1998/Math/MathML" display="block">
  <semantics>
    <msqrt>
      <mrow>
        <mfrac>
          <msup>
            <mrow>
              <mo fence="true" stretchy="false">(</mo>
              <mrow>
                <msqrt>
                  <mn>5</mn>
                </msqrt>
              </mrow>
              <mo fence="true" stretchy="false">)</mo>
            </mrow>
            <mn>2</mn>
          </msup>
          <msup>
            <mn>2</mn>
            <mn>2</mn>
          </msup>
        </mfrac>
        <mo stretchy="false">−</mo>
        <msup>
          <mn>1</mn>
          <mn>2</mn>
        </msup>
      </mrow>
    </msqrt>
    <annotation encoding="StarMath 5.0">sqrt { (sqrt5)^2 over 2^2 - 1^2} </annotation>
  </semantics>
</math>
</file>

<file path=Object 263/content.xml><?xml version="1.0" encoding="utf-8"?>
<math xmlns="http://www.w3.org/1998/Math/MathML" display="block">
  <semantics>
    <msqrt>
      <mrow>
        <msup>
          <mrow>
            <mo fence="true" stretchy="false">(</mo>
            <mrow>
              <mrow>
                <mspace width="2em"/>
                <mfrac>
                  <msqrt>
                    <mn>5</mn>
                  </msqrt>
                  <mn>2</mn>
                </mfrac>
                <mspace width="2em"/>
              </mrow>
            </mrow>
            <mo fence="true" stretchy="false">)</mo>
          </mrow>
          <mn>2</mn>
        </msup>
        <mo stretchy="false">−</mo>
        <msup>
          <mn>1</mn>
          <mn>2</mn>
        </msup>
      </mrow>
    </msqrt>
    <annotation encoding="StarMath 5.0">sqrt { (~sqrt 5 over 2~)^2 - 1^2} </annotation>
  </semantics>
</math>
</file>

<file path=Object 264/content.xml><?xml version="1.0" encoding="utf-8"?>
<math xmlns="http://www.w3.org/1998/Math/MathML" display="block">
  <semantics>
    <mn>1</mn>
    <annotation encoding="StarMath 5.0">1</annotation>
  </semantics>
</math>
</file>

<file path=Object 265/content.xml><?xml version="1.0" encoding="utf-8"?>
<math xmlns="http://www.w3.org/1998/Math/MathML" display="block">
  <semantics>
    <mfrac>
      <msqrt>
        <mn>5</mn>
      </msqrt>
      <mn>2</mn>
    </mfrac>
    <annotation encoding="StarMath 5.0">sqrt { 5 } over 2 </annotation>
  </semantics>
</math>
</file>

<file path=Object 266/content.xml><?xml version="1.0" encoding="utf-8"?>
<math xmlns="http://www.w3.org/1998/Math/MathML" display="block">
  <semantics>
    <msqrt>
      <mrow>
        <mfrac>
          <mn>5</mn>
          <mn>4</mn>
        </mfrac>
        <mo stretchy="false">−</mo>
        <mn>1</mn>
      </mrow>
    </msqrt>
    <annotation encoding="StarMath 5.0">sqrt { 5 over 4 - 1} </annotation>
  </semantics>
</math>
</file>

<file path=Object 267/content.xml><?xml version="1.0" encoding="utf-8"?>
<math xmlns="http://www.w3.org/1998/Math/MathML" display="block">
  <semantics>
    <mn>1</mn>
    <annotation encoding="StarMath 5.0">1</annotation>
  </semantics>
</math>
</file>

<file path=Object 268/content.xml><?xml version="1.0" encoding="utf-8"?>
<math xmlns="http://www.w3.org/1998/Math/MathML" display="block">
  <semantics>
    <mfrac>
      <msqrt>
        <mn>5</mn>
      </msqrt>
      <mn>2</mn>
    </mfrac>
    <annotation encoding="StarMath 5.0">sqrt { 5 } over 2 </annotation>
  </semantics>
</math>
</file>

<file path=Object 269/content.xml><?xml version="1.0" encoding="utf-8"?>
<math xmlns="http://www.w3.org/1998/Math/MathML" display="block">
  <semantics>
    <msqrt>
      <mrow>
        <mfrac>
          <mn>5</mn>
          <mn>4</mn>
        </mfrac>
        <mo stretchy="false">−</mo>
        <mfrac>
          <mn>4</mn>
          <mn>4</mn>
        </mfrac>
      </mrow>
    </msqrt>
    <annotation encoding="StarMath 5.0">sqrt { 5 over 4 - 4 over 4} </annotation>
  </semantics>
</math>
</file>

<file path=Object 27/content.xml><?xml version="1.0" encoding="utf-8"?>
<math xmlns="http://www.w3.org/1998/Math/MathML" display="block">
  <semantics>
    <mstyle color="green">
      <mfrac>
        <mn>5</mn>
        <mn>2</mn>
      </mfrac>
    </mstyle>
    <annotation encoding="StarMath 5.0">color green {{ 5 } over { 2 }}</annotation>
  </semantics>
</math>
</file>

<file path=Object 270/content.xml><?xml version="1.0" encoding="utf-8"?>
<math xmlns="http://www.w3.org/1998/Math/MathML" display="block">
  <semantics>
    <mn>1</mn>
    <annotation encoding="StarMath 5.0">1</annotation>
  </semantics>
</math>
</file>

<file path=Object 271/content.xml><?xml version="1.0" encoding="utf-8"?>
<math xmlns="http://www.w3.org/1998/Math/MathML" display="block">
  <semantics>
    <mfrac>
      <msqrt>
        <mn>5</mn>
      </msqrt>
      <mn>2</mn>
    </mfrac>
    <annotation encoding="StarMath 5.0">sqrt { 5 } over 2 </annotation>
  </semantics>
</math>
</file>

<file path=Object 272/content.xml><?xml version="1.0" encoding="utf-8"?>
<math xmlns="http://www.w3.org/1998/Math/MathML" display="block">
  <semantics>
    <msqrt>
      <mfrac>
        <mn>1</mn>
        <mn>4</mn>
      </mfrac>
    </msqrt>
    <annotation encoding="StarMath 5.0">sqrt { 1 over 4} </annotation>
  </semantics>
</math>
</file>

<file path=Object 273/content.xml><?xml version="1.0" encoding="utf-8"?>
<math xmlns="http://www.w3.org/1998/Math/MathML" display="block">
  <semantics>
    <mn>1</mn>
    <annotation encoding="StarMath 5.0">1</annotation>
  </semantics>
</math>
</file>

<file path=Object 274/content.xml><?xml version="1.0" encoding="utf-8"?>
<math xmlns="http://www.w3.org/1998/Math/MathML" display="block">
  <semantics>
    <mfrac>
      <msqrt>
        <mn>5</mn>
      </msqrt>
      <mn>2</mn>
    </mfrac>
    <annotation encoding="StarMath 5.0">sqrt { 5 } over 2 </annotation>
  </semantics>
</math>
</file>

<file path=Object 275/content.xml><?xml version="1.0" encoding="utf-8"?>
<math xmlns="http://www.w3.org/1998/Math/MathML" display="block">
  <semantics>
    <mfrac>
      <mn>1</mn>
      <mn>2</mn>
    </mfrac>
    <annotation encoding="StarMath 5.0">{ 1 over 2} </annotation>
  </semantics>
</math>
</file>

<file path=Object 28/content.xml><?xml version="1.0" encoding="utf-8"?>
<math xmlns="http://www.w3.org/1998/Math/MathML" display="block">
  <semantics>
    <mstyle color="blue">
      <mfrac>
        <mn>1</mn>
        <mn>2</mn>
      </mfrac>
    </mstyle>
    <annotation encoding="StarMath 5.0">color blue {{ 1 } over { 2 }}</annotation>
  </semantics>
</math>
</file>

<file path=Object 29/content.xml><?xml version="1.0" encoding="utf-8"?>
<math xmlns="http://www.w3.org/1998/Math/MathML" display="block">
  <semantics>
    <msqrt>
      <mfrac>
        <mn>1153</mn>
        <mrow>
          <msup>
            <mn>11</mn>
            <mn>2</mn>
          </msup>
          <mo stretchy="false">×</mo>
          <msup>
            <mn>2</mn>
            <mn>2</mn>
          </msup>
        </mrow>
      </mfrac>
    </msqrt>
    <annotation encoding="StarMath 5.0">sqrt {{1153} over {11^2 times 2^2}} </annotation>
  </semantics>
</math>
</file>

<file path=Object 3/content.xml><?xml version="1.0" encoding="utf-8"?>
<math xmlns="http://www.w3.org/1998/Math/MathML" display="block">
  <semantics>
    <mfrac>
      <mn>7</mn>
      <mn>2</mn>
    </mfrac>
    <annotation encoding="StarMath 5.0">{ 7 over 2 } </annotation>
  </semantics>
</math>
</file>

<file path=Object 30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31/content.xml><?xml version="1.0" encoding="utf-8"?>
<math xmlns="http://www.w3.org/1998/Math/MathML" display="block">
  <semantics>
    <mfrac>
      <mn>3</mn>
      <mn>2</mn>
    </mfrac>
    <annotation encoding="StarMath 5.0">3 over 2</annotation>
  </semantics>
</math>
</file>

<file path=Object 32/content.xml><?xml version="1.0" encoding="utf-8"?>
<math xmlns="http://www.w3.org/1998/Math/MathML" display="block">
  <semantics>
    <mstyle color="black">
      <mfrac>
        <mn>6</mn>
        <mn>2</mn>
      </mfrac>
    </mstyle>
    <annotation encoding="StarMath 5.0">color black {{ 6 } over { 2 }}</annotation>
  </semantics>
</math>
</file>

<file path=Object 33/content.xml><?xml version="1.0" encoding="utf-8"?>
<math xmlns="http://www.w3.org/1998/Math/MathML" display="block">
  <semantics>
    <mstyle color="green">
      <mfrac>
        <mn>7</mn>
        <mn>3</mn>
      </mfrac>
    </mstyle>
    <annotation encoding="StarMath 5.0">color green {{ 7 } over { 3 }}</annotation>
  </semantics>
</math>
</file>

<file path=Object 34/content.xml><?xml version="1.0" encoding="utf-8"?>
<math xmlns="http://www.w3.org/1998/Math/MathML" display="block">
  <semantics>
    <mstyle color="blue">
      <mfrac>
        <mn>2</mn>
        <mn>3</mn>
      </mfrac>
    </mstyle>
    <annotation encoding="StarMath 5.0">color blue {{ 2 } over { 3 }}</annotation>
  </semantics>
</math>
</file>

<file path=Object 35/content.xml><?xml version="1.0" encoding="utf-8"?>
<math xmlns="http://www.w3.org/1998/Math/MathML" display="block">
  <semantics>
    <mstyle color="black">
      <mfrac>
        <mn>9</mn>
        <mn>3</mn>
      </mfrac>
    </mstyle>
    <annotation encoding="StarMath 5.0">color black {{ 9 } over { 3 }}</annotation>
  </semantics>
</math>
</file>

<file path=Object 36/content.xml><?xml version="1.0" encoding="utf-8"?>
<math xmlns="http://www.w3.org/1998/Math/MathML" display="block">
  <semantics>
    <mstyle color="green">
      <mfrac>
        <mn>5</mn>
        <mn>2</mn>
      </mfrac>
    </mstyle>
    <annotation encoding="StarMath 5.0">color green {{ 5 } over { 2 }}</annotation>
  </semantics>
</math>
</file>

<file path=Object 37/content.xml><?xml version="1.0" encoding="utf-8"?>
<math xmlns="http://www.w3.org/1998/Math/MathML" display="block">
  <semantics>
    <mstyle color="blue">
      <mfrac>
        <mn>1</mn>
        <mn>2</mn>
      </mfrac>
    </mstyle>
    <annotation encoding="StarMath 5.0">color blue {{ 1 } over { 2 }}</annotation>
  </semantics>
</math>
</file>

<file path=Object 38/content.xml><?xml version="1.0" encoding="utf-8"?>
<math xmlns="http://www.w3.org/1998/Math/MathML" display="block">
  <semantics>
    <mstyle color="black">
      <mn>3</mn>
    </mstyle>
    <annotation encoding="StarMath 5.0">color black {3}</annotation>
  </semantics>
</math>
</file>

<file path=Object 39/content.xml><?xml version="1.0" encoding="utf-8"?>
<math xmlns="http://www.w3.org/1998/Math/MathML" display="block">
  <semantics>
    <mstyle color="green">
      <mn>2,5</mn>
    </mstyle>
    <annotation encoding="StarMath 5.0">color green {2,5}</annotation>
  </semantics>
</math>
</file>

<file path=Object 4/content.xml><?xml version="1.0" encoding="utf-8"?>
<math xmlns="http://www.w3.org/1998/Math/MathML" display="block">
  <semantics>
    <msqrt>
      <mrow>
        <mfrac>
          <msup>
            <mn>4</mn>
            <mn>2</mn>
          </msup>
          <msup>
            <mn>11</mn>
            <mn>2</mn>
          </msup>
        </mfrac>
        <mo stretchy="false">+</mo>
        <mfrac>
          <msup>
            <mn>3</mn>
            <mn>2</mn>
          </msup>
          <msup>
            <mn>11</mn>
            <mn>2</mn>
          </msup>
        </mfrac>
      </mrow>
    </msqrt>
    <annotation encoding="StarMath 5.0">sqrt {{4^2 over 11^2} + {3^2 over 11^2} } </annotation>
  </semantics>
</math>
</file>

<file path=Object 40/content.xml><?xml version="1.0" encoding="utf-8"?>
<math xmlns="http://www.w3.org/1998/Math/MathML" display="block">
  <semantics>
    <mstyle color="blue">
      <mn>0,5</mn>
    </mstyle>
    <annotation encoding="StarMath 5.0">color blue {0,5}</annotation>
  </semantics>
</math>
</file>

<file path=Object 41/content.xml><?xml version="1.0" encoding="utf-8"?>
<math xmlns="http://www.w3.org/1998/Math/MathML" display="block">
  <semantics>
    <mstyle color="black">
      <mn>3</mn>
    </mstyle>
    <annotation encoding="StarMath 5.0">color black {3}</annotation>
  </semantics>
</math>
</file>

<file path=Object 42/content.xml><?xml version="1.0" encoding="utf-8"?>
<math xmlns="http://www.w3.org/1998/Math/MathML" display="block">
  <semantics>
    <mstyle color="green">
      <mfrac>
        <mn>7</mn>
        <mn>3</mn>
      </mfrac>
    </mstyle>
    <annotation encoding="StarMath 5.0">color green {{ 7 } over { 3 }}</annotation>
  </semantics>
</math>
</file>

<file path=Object 43/content.xml><?xml version="1.0" encoding="utf-8"?>
<math xmlns="http://www.w3.org/1998/Math/MathML" display="block">
  <semantics>
    <mstyle color="blue">
      <mfrac>
        <mn>2</mn>
        <mn>3</mn>
      </mfrac>
    </mstyle>
    <annotation encoding="StarMath 5.0">color blue {{ 2 } over { 3 }}</annotation>
  </semantics>
</math>
</file>

<file path=Object 44/content.xml><?xml version="1.0" encoding="utf-8"?>
<math xmlns="http://www.w3.org/1998/Math/MathML" display="block">
  <semantics>
    <mstyle color="green">
      <mfrac>
        <mn>7</mn>
        <mn>3</mn>
      </mfrac>
    </mstyle>
    <annotation encoding="StarMath 5.0">color green {{ 7 } over { 3 }}</annotation>
  </semantics>
</math>
</file>

<file path=Object 45/content.xml><?xml version="1.0" encoding="utf-8"?>
<math xmlns="http://www.w3.org/1998/Math/MathML" display="block">
  <semantics>
    <mstyle color="blue">
      <mfrac>
        <mn>2</mn>
        <mn>3</mn>
      </mfrac>
    </mstyle>
    <annotation encoding="StarMath 5.0">color blue {{ 2 } over { 3 }}</annotation>
  </semantics>
</math>
</file>

<file path=Object 46/content.xml><?xml version="1.0" encoding="utf-8"?>
<math xmlns="http://www.w3.org/1998/Math/MathML" display="block">
  <semantics>
    <mstyle color="black">
      <mn>3</mn>
    </mstyle>
    <annotation encoding="StarMath 5.0">color black {3}</annotation>
  </semantics>
</math>
</file>

<file path=Object 47/content.xml><?xml version="1.0" encoding="utf-8"?>
<math xmlns="http://www.w3.org/1998/Math/MathML" display="block">
  <semantics>
    <mstyle color="green">
      <mfrac>
        <mn>14</mn>
        <mn>5</mn>
      </mfrac>
    </mstyle>
    <annotation encoding="StarMath 5.0">color green {{ 14 } over { 5 }}</annotation>
  </semantics>
</math>
</file>

<file path=Object 48/content.xml><?xml version="1.0" encoding="utf-8"?>
<math xmlns="http://www.w3.org/1998/Math/MathML" display="block">
  <semantics>
    <mstyle color="blue">
      <mfrac>
        <mn>2</mn>
        <mn>5</mn>
      </mfrac>
    </mstyle>
    <annotation encoding="StarMath 5.0">color blue {{ 2 } over { 5 }}</annotation>
  </semantics>
</math>
</file>

<file path=Object 49/content.xml><?xml version="1.0" encoding="utf-8"?>
<math xmlns="http://www.w3.org/1998/Math/MathML" display="block">
  <semantics>
    <mstyle color="green">
      <mfrac>
        <mn>14</mn>
        <mn>5</mn>
      </mfrac>
    </mstyle>
    <annotation encoding="StarMath 5.0">color green {{ 14 } over { 5 }}</annotation>
  </semantics>
</math>
</file>

<file path=Object 5/content.xml><?xml version="1.0" encoding="utf-8"?>
<math xmlns="http://www.w3.org/1998/Math/MathML" display="block">
  <semantics>
    <msqrt>
      <mrow>
        <mfrac>
          <msup>
            <mn>4</mn>
            <mn>2</mn>
          </msup>
          <msup>
            <mn>11</mn>
            <mn>2</mn>
          </msup>
        </mfrac>
        <mo stretchy="false">+</mo>
        <mfrac>
          <msup>
            <mn>3</mn>
            <mn>2</mn>
          </msup>
          <msup>
            <mn>2</mn>
            <mn>2</mn>
          </msup>
        </mfrac>
      </mrow>
    </msqrt>
    <annotation encoding="StarMath 5.0">sqrt {{4^2 over 11^2} + {3^2 over 2^2} } </annotation>
  </semantics>
</math>
</file>

<file path=Object 50/content.xml><?xml version="1.0" encoding="utf-8"?>
<math xmlns="http://www.w3.org/1998/Math/MathML" display="block">
  <semantics>
    <mstyle color="blue">
      <mfrac>
        <mn>2</mn>
        <mn>5</mn>
      </mfrac>
    </mstyle>
    <annotation encoding="StarMath 5.0">color blue {{ 2 } over { 5 }}</annotation>
  </semantics>
</math>
</file>

<file path=Object 51/content.xml><?xml version="1.0" encoding="utf-8"?>
<math xmlns="http://www.w3.org/1998/Math/MathML" display="block">
  <semantics>
    <mstyle color="black">
      <mfrac>
        <mn>16</mn>
        <mn>5</mn>
      </mfrac>
    </mstyle>
    <annotation encoding="StarMath 5.0">color black {{16} over {5}}</annotation>
  </semantics>
</math>
</file>

<file path=Object 52/content.xml><?xml version="1.0" encoding="utf-8"?>
<math xmlns="http://www.w3.org/1998/Math/MathML" display="block">
  <semantics>
    <mstyle color="green">
      <mfrac>
        <mn>14</mn>
        <mn>5</mn>
      </mfrac>
    </mstyle>
    <annotation encoding="StarMath 5.0">color green {{ 14 } over { 5 }}</annotation>
  </semantics>
</math>
</file>

<file path=Object 53/content.xml><?xml version="1.0" encoding="utf-8"?>
<math xmlns="http://www.w3.org/1998/Math/MathML" display="block">
  <semantics>
    <mstyle color="blue">
      <mfrac>
        <mn>2</mn>
        <mn>5</mn>
      </mfrac>
    </mstyle>
    <annotation encoding="StarMath 5.0">color blue {{ 2 } over { 5 }}</annotation>
  </semantics>
</math>
</file>

<file path=Object 54/content.xml><?xml version="1.0" encoding="utf-8"?>
<math xmlns="http://www.w3.org/1998/Math/MathML" display="block">
  <semantics>
    <mstyle color="black">
      <mrow>
        <mfrac>
          <mn>15</mn>
          <mn>5</mn>
        </mfrac>
        <mo stretchy="false">+</mo>
        <mfrac>
          <mn>1</mn>
          <mn>5</mn>
        </mfrac>
      </mrow>
    </mstyle>
    <annotation encoding="StarMath 5.0">color black {{15} over {5} + 1 over 5}</annotation>
  </semantics>
</math>
</file>

<file path=Object 55/content.xml><?xml version="1.0" encoding="utf-8"?>
<math xmlns="http://www.w3.org/1998/Math/MathML" display="block">
  <semantics>
    <mstyle color="green">
      <mfrac>
        <mn>14</mn>
        <mn>5</mn>
      </mfrac>
    </mstyle>
    <annotation encoding="StarMath 5.0">color green {{ 14 } over { 5 }}</annotation>
  </semantics>
</math>
</file>

<file path=Object 56/content.xml><?xml version="1.0" encoding="utf-8"?>
<math xmlns="http://www.w3.org/1998/Math/MathML" display="block">
  <semantics>
    <mstyle color="blue">
      <mfrac>
        <mn>2</mn>
        <mn>5</mn>
      </mfrac>
    </mstyle>
    <annotation encoding="StarMath 5.0">color blue {{ 2 } over { 5 }}</annotation>
  </semantics>
</math>
</file>

<file path=Object 57/content.xml><?xml version="1.0" encoding="utf-8"?>
<math xmlns="http://www.w3.org/1998/Math/MathML" display="block">
  <semantics>
    <mstyle color="black">
      <mrow>
        <mn>3</mn>
        <mo stretchy="false">+</mo>
        <mfrac>
          <mn>1</mn>
          <mn>5</mn>
        </mfrac>
      </mrow>
    </mstyle>
    <annotation encoding="StarMath 5.0">color black {3 + 1 over 5}</annotation>
  </semantics>
</math>
</file>

<file path=Object 58/content.xml><?xml version="1.0" encoding="utf-8"?>
<math xmlns="http://www.w3.org/1998/Math/MathML" display="block">
  <semantics>
    <mrow>
      <mrow>
        <mstyle color="black">
          <mfrac>
            <mi>a</mi>
            <mstyle color="yellow">
              <mi>c</mi>
            </mstyle>
          </mfrac>
        </mstyle>
        <mo stretchy="false">+</mo>
        <mfrac>
          <mi>b</mi>
          <mstyle color="yellow">
            <mi>c</mi>
          </mstyle>
        </mfrac>
      </mrow>
      <mo stretchy="false">=</mo>
      <mfrac>
        <mrow>
          <mi>a</mi>
          <mo stretchy="false">+</mo>
          <mi>b</mi>
        </mrow>
        <mstyle color="yellow">
          <mi>c</mi>
        </mstyle>
      </mfrac>
    </mrow>
    <annotation encoding="StarMath 5.0">color black {{ a } over {color yellow c }} + { b over color yellow c } = { {a + b } over color yellow c }</annotation>
  </semantics>
</math>
</file>

<file path=Object 59/content.xml><?xml version="1.0" encoding="utf-8"?>
<math xmlns="http://www.w3.org/1998/Math/MathML" display="block">
  <semantics>
    <mstyle color="green">
      <mfrac>
        <mn>44</mn>
        <mn>11</mn>
      </mfrac>
    </mstyle>
    <annotation encoding="StarMath 5.0">color green {{ 44 } over { 11 }}</annotation>
  </semantics>
</math>
</file>

<file path=Object 6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60/content.xml><?xml version="1.0" encoding="utf-8"?>
<math xmlns="http://www.w3.org/1998/Math/MathML" display="block">
  <semantics>
    <mstyle color="blue">
      <mfrac>
        <mn>11</mn>
        <mn>11</mn>
      </mfrac>
    </mstyle>
    <annotation encoding="StarMath 5.0">color blue {{ 11 } over { 11 }}</annotation>
  </semantics>
</math>
</file>

<file path=Object 61/content.xml><?xml version="1.0" encoding="utf-8"?>
<math xmlns="http://www.w3.org/1998/Math/MathML" display="block">
  <semantics>
    <mrow>
      <mrow>
        <mstyle color="black">
          <mfrac>
            <mi>a</mi>
            <mstyle color="yellow">
              <mi>c</mi>
            </mstyle>
          </mfrac>
        </mstyle>
        <mo stretchy="false">−</mo>
        <mfrac>
          <mi>b</mi>
          <mstyle color="yellow">
            <mi>c</mi>
          </mstyle>
        </mfrac>
      </mrow>
      <mo stretchy="false">=</mo>
      <mfrac>
        <mrow>
          <mi>a</mi>
          <mo stretchy="false">−</mo>
          <mi>b</mi>
        </mrow>
        <mstyle color="yellow">
          <mi>c</mi>
        </mstyle>
      </mfrac>
    </mrow>
    <annotation encoding="StarMath 5.0">color black {{ a } over { color yellow c }} - { b over color yellow c } = { {a - b } over color yellow c }</annotation>
  </semantics>
</math>
</file>

<file path=Object 62/content.xml><?xml version="1.0" encoding="utf-8"?>
<math xmlns="http://www.w3.org/1998/Math/MathML" display="block">
  <semantics>
    <mstyle color="green">
      <mfrac>
        <mn>44</mn>
        <mn>11</mn>
      </mfrac>
    </mstyle>
    <annotation encoding="StarMath 5.0">color green {{ 44 } over { 11 }}</annotation>
  </semantics>
</math>
</file>

<file path=Object 63/content.xml><?xml version="1.0" encoding="utf-8"?>
<math xmlns="http://www.w3.org/1998/Math/MathML" display="block">
  <semantics>
    <mstyle color="blue">
      <mfrac>
        <mn>11</mn>
        <mn>11</mn>
      </mfrac>
    </mstyle>
    <annotation encoding="StarMath 5.0">color blue {{ 11 } over { 11 }}</annotation>
  </semantics>
</math>
</file>

<file path=Object 64/content.xml><?xml version="1.0" encoding="utf-8"?>
<math xmlns="http://www.w3.org/1998/Math/MathML" display="block">
  <semantics>
    <mstyle color="black">
      <mfrac>
        <mn>55</mn>
        <mn>11</mn>
      </mfrac>
    </mstyle>
    <annotation encoding="StarMath 5.0">color black {{55} over {11}}</annotation>
  </semantics>
</math>
</file>

<file path=Object 65/content.xml><?xml version="1.0" encoding="utf-8"?>
<math xmlns="http://www.w3.org/1998/Math/MathML" display="block">
  <semantics>
    <mstyle color="green">
      <mn>4</mn>
    </mstyle>
    <annotation encoding="StarMath 5.0">color green {4}</annotation>
  </semantics>
</math>
</file>

<file path=Object 66/content.xml><?xml version="1.0" encoding="utf-8"?>
<math xmlns="http://www.w3.org/1998/Math/MathML" display="block">
  <semantics>
    <mstyle color="blue">
      <mn>1</mn>
    </mstyle>
    <annotation encoding="StarMath 5.0">color blue {1}</annotation>
  </semantics>
</math>
</file>

<file path=Object 67/content.xml><?xml version="1.0" encoding="utf-8"?>
<math xmlns="http://www.w3.org/1998/Math/MathML" display="block">
  <semantics>
    <mstyle color="black">
      <mn>5</mn>
    </mstyle>
    <annotation encoding="StarMath 5.0">color black {5}</annotation>
  </semantics>
</math>
</file>

<file path=Object 68/content.xml><?xml version="1.0" encoding="utf-8"?>
<math xmlns="http://www.w3.org/1998/Math/MathML" display="block">
  <semantics>
    <mstyle color="green">
      <mfrac>
        <mn>19</mn>
        <mn>17</mn>
      </mfrac>
    </mstyle>
    <annotation encoding="StarMath 5.0">color green {{ 19 } over { 17 }}</annotation>
  </semantics>
</math>
</file>

<file path=Object 69/content.xml><?xml version="1.0" encoding="utf-8"?>
<math xmlns="http://www.w3.org/1998/Math/MathML" display="block">
  <semantics>
    <mstyle color="blue">
      <mfrac>
        <mn>16</mn>
        <mn>17</mn>
      </mfrac>
    </mstyle>
    <annotation encoding="StarMath 5.0">color blue {{ 16 } over { 17 }}</annotation>
  </semantics>
</math>
</file>

<file path=Object 7/content.xml><?xml version="1.0" encoding="utf-8"?>
<math xmlns="http://www.w3.org/1998/Math/MathML" display="block">
  <semantics>
    <mfrac>
      <mn>3</mn>
      <mn>2</mn>
    </mfrac>
    <annotation encoding="StarMath 5.0">3 over 2</annotation>
  </semantics>
</math>
</file>

<file path=Object 70/content.xml><?xml version="1.0" encoding="utf-8"?>
<math xmlns="http://www.w3.org/1998/Math/MathML" display="block">
  <semantics>
    <mstyle color="green">
      <mfrac>
        <mn>19</mn>
        <mn>17</mn>
      </mfrac>
    </mstyle>
    <annotation encoding="StarMath 5.0">color green {{ 19 } over { 17 }}</annotation>
  </semantics>
</math>
</file>

<file path=Object 71/content.xml><?xml version="1.0" encoding="utf-8"?>
<math xmlns="http://www.w3.org/1998/Math/MathML" display="block">
  <semantics>
    <mstyle color="blue">
      <mfrac>
        <mn>16</mn>
        <mn>17</mn>
      </mfrac>
    </mstyle>
    <annotation encoding="StarMath 5.0">color blue {{ 16 } over { 17 }}</annotation>
  </semantics>
</math>
</file>

<file path=Object 72/content.xml><?xml version="1.0" encoding="utf-8"?>
<math xmlns="http://www.w3.org/1998/Math/MathML" display="block">
  <semantics>
    <mstyle color="black">
      <mfrac>
        <mn>35</mn>
        <mn>17</mn>
      </mfrac>
    </mstyle>
    <annotation encoding="StarMath 5.0">color black {{35} over {17}}</annotation>
  </semantics>
</math>
</file>

<file path=Object 73/content.xml><?xml version="1.0" encoding="utf-8"?>
<math xmlns="http://www.w3.org/1998/Math/MathML" display="block">
  <semantics>
    <mstyle color="green">
      <mfrac>
        <mn>19</mn>
        <mn>17</mn>
      </mfrac>
    </mstyle>
    <annotation encoding="StarMath 5.0">color green {{ 19 } over { 17 }}</annotation>
  </semantics>
</math>
</file>

<file path=Object 74/content.xml><?xml version="1.0" encoding="utf-8"?>
<math xmlns="http://www.w3.org/1998/Math/MathML" display="block">
  <semantics>
    <mstyle color="blue">
      <mfrac>
        <mn>16</mn>
        <mn>17</mn>
      </mfrac>
    </mstyle>
    <annotation encoding="StarMath 5.0">color blue {{ 16 } over { 17 }}</annotation>
  </semantics>
</math>
</file>

<file path=Object 75/content.xml><?xml version="1.0" encoding="utf-8"?>
<math xmlns="http://www.w3.org/1998/Math/MathML" display="block">
  <semantics>
    <mstyle color="black">
      <mrow>
        <mfrac>
          <mn>34</mn>
          <mn>17</mn>
        </mfrac>
        <mo stretchy="false">+</mo>
        <mfrac>
          <mn>1</mn>
          <mn>17</mn>
        </mfrac>
      </mrow>
    </mstyle>
    <annotation encoding="StarMath 5.0">color black {{34} over {17} + 1 over 17}</annotation>
  </semantics>
</math>
</file>

<file path=Object 76/content.xml><?xml version="1.0" encoding="utf-8"?>
<math xmlns="http://www.w3.org/1998/Math/MathML" display="block">
  <semantics>
    <mstyle color="green">
      <mfrac>
        <mn>19</mn>
        <mn>17</mn>
      </mfrac>
    </mstyle>
    <annotation encoding="StarMath 5.0">color green {{ 19 } over { 17 }}</annotation>
  </semantics>
</math>
</file>

<file path=Object 77/content.xml><?xml version="1.0" encoding="utf-8"?>
<math xmlns="http://www.w3.org/1998/Math/MathML" display="block">
  <semantics>
    <mstyle color="blue">
      <mfrac>
        <mn>16</mn>
        <mn>17</mn>
      </mfrac>
    </mstyle>
    <annotation encoding="StarMath 5.0">color blue {{ 16 } over { 17 }}</annotation>
  </semantics>
</math>
</file>

<file path=Object 78/content.xml><?xml version="1.0" encoding="utf-8"?>
<math xmlns="http://www.w3.org/1998/Math/MathML" display="block">
  <semantics>
    <mstyle color="black">
      <mrow>
        <mn>2</mn>
        <mo stretchy="false">+</mo>
        <mfrac>
          <mn>1</mn>
          <mn>17</mn>
        </mfrac>
      </mrow>
    </mstyle>
    <annotation encoding="StarMath 5.0">color black {2 + 1 over 17}</annotation>
  </semantics>
</math>
</file>

<file path=Object 79/content.xml><?xml version="1.0" encoding="utf-8"?>
<math xmlns="http://www.w3.org/1998/Math/MathML" display="block">
  <semantics>
    <mrow>
      <mstyle color="black">
        <mfrac>
          <mi>e</mi>
          <mi>f</mi>
        </mfrac>
      </mstyle>
      <mrow>
        <mspace width="2em"/>
        <mo stretchy="false">×</mo>
        <mspace width="2em"/>
      </mrow>
      <mrow>
        <mfrac>
          <mi>g</mi>
          <mi>h</mi>
        </mfrac>
        <mo stretchy="false">=</mo>
        <mfrac>
          <mrow>
            <mi>e</mi>
            <mrow>
              <mspace width="2em"/>
              <mo stretchy="false">×</mo>
              <mspace width="2em"/>
            </mrow>
            <mi>g</mi>
          </mrow>
          <mrow>
            <mi>f</mi>
            <mrow>
              <mspace width="2em"/>
              <mo stretchy="false">×</mo>
              <mspace width="2em"/>
            </mrow>
            <mi>h</mi>
          </mrow>
        </mfrac>
      </mrow>
    </mrow>
    <annotation encoding="StarMath 5.0">color black {{ e } over { f }} ~times~ { g over h } = { {e ~times~ g } over {f ~times~ h } }</annotation>
  </semantics>
</math>
</file>

<file path=Object 8/content.xml><?xml version="1.0" encoding="utf-8"?>
<math xmlns="http://www.w3.org/1998/Math/MathML" display="block">
  <semantics>
    <msqrt>
      <mfrac>
        <mrow>
          <mrow>
            <msup>
              <mn>4</mn>
              <mn>2</mn>
            </msup>
            <mo stretchy="false">×</mo>
            <msup>
              <mn>2</mn>
              <mn>2</mn>
            </msup>
          </mrow>
          <mo stretchy="false">+</mo>
          <mrow>
            <msup>
              <mn>3</mn>
              <mn>2</mn>
            </msup>
            <mo stretchy="false">×</mo>
            <msup>
              <mn>11</mn>
              <mn>2</mn>
            </msup>
          </mrow>
        </mrow>
        <mrow>
          <msup>
            <mn>11</mn>
            <mn>2</mn>
          </msup>
          <mo stretchy="false">×</mo>
          <msup>
            <mn>2</mn>
            <mn>2</mn>
          </msup>
        </mrow>
      </mfrac>
    </msqrt>
    <annotation encoding="StarMath 5.0">sqrt {{4^2 times 2^2 + 3^2 times 11^2} over {11^2 times 2^2}} </annotation>
  </semantics>
</math>
</file>

<file path=Object 80/content.xml><?xml version="1.0" encoding="utf-8"?>
<math xmlns="http://www.w3.org/1998/Math/MathML" display="block">
  <semantics>
    <mrow>
      <mstyle color="black">
        <mfrac>
          <mi>e</mi>
          <mi>f</mi>
        </mfrac>
      </mstyle>
      <mrow>
        <mspace width="2em"/>
        <mo stretchy="false">×</mo>
        <mspace width="2em"/>
      </mrow>
      <mrow>
        <mfrac>
          <mi>e</mi>
          <mi>f</mi>
        </mfrac>
        <mo stretchy="false">=</mo>
        <mfrac>
          <mrow>
            <mi>e</mi>
            <mrow>
              <mspace width="2em"/>
              <mo stretchy="false">×</mo>
              <mspace width="2em"/>
            </mrow>
            <mi>e</mi>
          </mrow>
          <mrow>
            <mi>f</mi>
            <mrow>
              <mspace width="2em"/>
              <mo stretchy="false">×</mo>
              <mspace width="2em"/>
            </mrow>
            <mi>f</mi>
          </mrow>
        </mfrac>
      </mrow>
    </mrow>
    <annotation encoding="StarMath 5.0">color black {{ e } over { f }} ~times~ {{ e } over { f }} = { {e ~times~ e } over {f ~times~ f } }</annotation>
  </semantics>
</math>
</file>

<file path=Object 81/content.xml><?xml version="1.0" encoding="utf-8"?>
<math xmlns="http://www.w3.org/1998/Math/MathML" display="block">
  <semantics>
    <mrow>
      <msup>
        <mrow>
          <mo fence="true" stretchy="false">(</mo>
          <mrow>
            <mfrac>
              <mi>e</mi>
              <mi>f</mi>
            </mfrac>
          </mrow>
          <mo fence="true" stretchy="false">)</mo>
        </mrow>
        <mn>2</mn>
      </msup>
      <mo stretchy="false">=</mo>
      <mfrac>
        <msup>
          <mi>e</mi>
          <mn>2</mn>
        </msup>
        <msup>
          <mi>f</mi>
          <mn>2</mn>
        </msup>
      </mfrac>
    </mrow>
    <annotation encoding="StarMath 5.0">({{ e } over { f }})^2 = { e^2 over f^2 }</annotation>
  </semantics>
</math>
</file>

<file path=Object 82/content.xml><?xml version="1.0" encoding="utf-8"?>
<math xmlns="http://www.w3.org/1998/Math/MathML" display="block">
  <semantics>
    <mstyle color="green">
      <msup>
        <mrow>
          <mo fence="true" stretchy="false">(</mo>
          <mrow>
            <mfrac>
              <mn>5</mn>
              <mn>3</mn>
            </mfrac>
          </mrow>
          <mo fence="true" stretchy="false">)</mo>
        </mrow>
        <mn>2</mn>
      </msup>
    </mstyle>
    <annotation encoding="StarMath 5.0">color green ({5 over 3})^2</annotation>
  </semantics>
</math>
</file>

<file path=Object 83/content.xml><?xml version="1.0" encoding="utf-8"?>
<math xmlns="http://www.w3.org/1998/Math/MathML" display="block">
  <semantics>
    <mstyle color="blue">
      <msup>
        <mrow>
          <mo fence="true" stretchy="false">(</mo>
          <mrow>
            <mfrac>
              <mn>2</mn>
              <mn>3</mn>
            </mfrac>
          </mrow>
          <mo fence="true" stretchy="false">)</mo>
        </mrow>
        <mn>2</mn>
      </msup>
    </mstyle>
    <annotation encoding="StarMath 5.0">color blue ({{ 2 } over { 3 }})^2</annotation>
  </semantics>
</math>
</file>

<file path=Object 84/content.xml><?xml version="1.0" encoding="utf-8"?>
<math xmlns="http://www.w3.org/1998/Math/MathML" display="block">
  <semantics>
    <mstyle color="green">
      <msup>
        <mrow>
          <mo fence="true" stretchy="false">(</mo>
          <mrow>
            <mfrac>
              <mn>5</mn>
              <mn>3</mn>
            </mfrac>
          </mrow>
          <mo fence="true" stretchy="false">)</mo>
        </mrow>
        <mn>2</mn>
      </msup>
    </mstyle>
    <annotation encoding="StarMath 5.0">color green ({5 over 3})^2</annotation>
  </semantics>
</math>
</file>

<file path=Object 85/content.xml><?xml version="1.0" encoding="utf-8"?>
<math xmlns="http://www.w3.org/1998/Math/MathML" display="block">
  <semantics>
    <mstyle color="blue">
      <msup>
        <mrow>
          <mo fence="true" stretchy="false">(</mo>
          <mrow>
            <mfrac>
              <mn>2</mn>
              <mn>3</mn>
            </mfrac>
          </mrow>
          <mo fence="true" stretchy="false">)</mo>
        </mrow>
        <mn>2</mn>
      </msup>
    </mstyle>
    <annotation encoding="StarMath 5.0">color blue ({{ 2 } over { 3 }})^2</annotation>
  </semantics>
</math>
</file>

<file path=Object 86/content.xml><?xml version="1.0" encoding="utf-8"?>
<math xmlns="http://www.w3.org/1998/Math/MathML" display="block">
  <semantics>
    <mstyle color="green">
      <mfrac>
        <mn>1</mn>
        <mn>3</mn>
      </mfrac>
    </mstyle>
    <annotation encoding="StarMath 5.0">color green {{ 1 } over { 3 }}</annotation>
  </semantics>
</math>
</file>

<file path=Object 87/content.xml><?xml version="1.0" encoding="utf-8"?>
<math xmlns="http://www.w3.org/1998/Math/MathML" display="block">
  <semantics>
    <mstyle color="blue">
      <mfrac>
        <mn>2</mn>
        <mn>5</mn>
      </mfrac>
    </mstyle>
    <annotation encoding="StarMath 5.0">color blue {{ 2 } over { 5 }}</annotation>
  </semantics>
</math>
</file>

<file path=Object 88/content.xml><?xml version="1.0" encoding="utf-8"?>
<math xmlns="http://www.w3.org/1998/Math/MathML" display="block">
  <semantics>
    <mstyle color="green">
      <mfrac>
        <mn>25</mn>
        <mn>9</mn>
      </mfrac>
    </mstyle>
    <annotation encoding="StarMath 5.0">color green {25 over 9}</annotation>
  </semantics>
</math>
</file>

<file path=Object 89/content.xml><?xml version="1.0" encoding="utf-8"?>
<math xmlns="http://www.w3.org/1998/Math/MathML" display="block">
  <semantics>
    <mstyle color="blue">
      <mfrac>
        <mn>4</mn>
        <mn>9</mn>
      </mfrac>
    </mstyle>
    <annotation encoding="StarMath 5.0">color blue {4 over 9}</annotation>
  </semantics>
</math>
</file>

<file path=Object 9/content.xml><?xml version="1.0" encoding="utf-8"?>
<math xmlns="http://www.w3.org/1998/Math/MathML" display="block">
  <semantics>
    <mfrac>
      <mn>4</mn>
      <mn>11</mn>
    </mfrac>
    <annotation encoding="StarMath 5.0">4 over 11</annotation>
  </semantics>
</math>
</file>

<file path=Object 90/content.xml><?xml version="1.0" encoding="utf-8"?>
<math xmlns="http://www.w3.org/1998/Math/MathML" display="block">
  <semantics>
    <mstyle color="green">
      <mrow>
        <mfrac>
          <mn>5</mn>
          <mn>3</mn>
        </mfrac>
        <mo stretchy="false">×</mo>
        <mfrac>
          <mn>5</mn>
          <mn>3</mn>
        </mfrac>
      </mrow>
    </mstyle>
    <annotation encoding="StarMath 5.0">color green {{5 over 3} times {5 over 3}}</annotation>
  </semantics>
</math>
</file>

<file path=Object 91/content.xml><?xml version="1.0" encoding="utf-8"?>
<math xmlns="http://www.w3.org/1998/Math/MathML" display="block">
  <semantics>
    <mstyle color="blue">
      <mrow>
        <mfrac>
          <mn>2</mn>
          <mn>3</mn>
        </mfrac>
        <mo stretchy="false">×</mo>
        <mfrac>
          <mn>2</mn>
          <mn>3</mn>
        </mfrac>
      </mrow>
    </mstyle>
    <annotation encoding="StarMath 5.0">color blue { {{ 2 } over { 3 }} times {{ 2 } over { 3 }} }</annotation>
  </semantics>
</math>
</file>

<file path=Object 92/content.xml><?xml version="1.0" encoding="utf-8"?>
<math xmlns="http://www.w3.org/1998/Math/MathML" display="block">
  <semantics>
    <mstyle color="green">
      <mfrac>
        <mrow>
          <mn>5</mn>
          <mo stretchy="false">×</mo>
          <mn>5</mn>
        </mrow>
        <mrow>
          <mn>3</mn>
          <mo stretchy="false">×</mo>
          <mn>3</mn>
        </mrow>
      </mfrac>
    </mstyle>
    <annotation encoding="StarMath 5.0">color green {{5 times 5} over {3 times 3}}</annotation>
  </semantics>
</math>
</file>

<file path=Object 93/content.xml><?xml version="1.0" encoding="utf-8"?>
<math xmlns="http://www.w3.org/1998/Math/MathML" display="block">
  <semantics>
    <mstyle color="blue">
      <mfrac>
        <mrow>
          <mn>2</mn>
          <mo stretchy="false">×</mo>
          <mn>2</mn>
        </mrow>
        <mrow>
          <mn>3</mn>
          <mo stretchy="false">×</mo>
          <mn>3</mn>
        </mrow>
      </mfrac>
    </mstyle>
    <annotation encoding="StarMath 5.0">color blue { {{ 2 } times { 2 }} over {{ 3 } times { 3 }} }</annotation>
  </semantics>
</math>
</file>

<file path=Object 94/content.xml><?xml version="1.0" encoding="utf-8"?>
<math xmlns="http://www.w3.org/1998/Math/MathML" display="block">
  <semantics>
    <mstyle color="green">
      <mfrac>
        <mn>25</mn>
        <mn>9</mn>
      </mfrac>
    </mstyle>
    <annotation encoding="StarMath 5.0">color green {25 over 9}</annotation>
  </semantics>
</math>
</file>

<file path=Object 95/content.xml><?xml version="1.0" encoding="utf-8"?>
<math xmlns="http://www.w3.org/1998/Math/MathML" display="block">
  <semantics>
    <mstyle color="blue">
      <mfrac>
        <mn>4</mn>
        <mn>9</mn>
      </mfrac>
    </mstyle>
    <annotation encoding="StarMath 5.0">color blue {4 over 9}</annotation>
  </semantics>
</math>
</file>

<file path=Object 96/content.xml><?xml version="1.0" encoding="utf-8"?>
<math xmlns="http://www.w3.org/1998/Math/MathML" display="block">
  <semantics>
    <mstyle color="black">
      <mfrac>
        <mn>29</mn>
        <mn>9</mn>
      </mfrac>
    </mstyle>
    <annotation encoding="StarMath 5.0">color black {{29} over {9}}</annotation>
  </semantics>
</math>
</file>

<file path=Object 97/content.xml><?xml version="1.0" encoding="utf-8"?>
<math xmlns="http://www.w3.org/1998/Math/MathML" display="block">
  <semantics>
    <mstyle color="green">
      <mfrac>
        <mn>25</mn>
        <mn>9</mn>
      </mfrac>
    </mstyle>
    <annotation encoding="StarMath 5.0">color green {25 over 9}</annotation>
  </semantics>
</math>
</file>

<file path=Object 98/content.xml><?xml version="1.0" encoding="utf-8"?>
<math xmlns="http://www.w3.org/1998/Math/MathML" display="block">
  <semantics>
    <mstyle color="blue">
      <mfrac>
        <mn>4</mn>
        <mn>9</mn>
      </mfrac>
    </mstyle>
    <annotation encoding="StarMath 5.0">color blue {4 over 9}</annotation>
  </semantics>
</math>
</file>

<file path=Object 99/content.xml><?xml version="1.0" encoding="utf-8"?>
<math xmlns="http://www.w3.org/1998/Math/MathML" display="block">
  <semantics>
    <mstyle color="black">
      <mrow>
        <mfrac>
          <mn>27</mn>
          <mn>9</mn>
        </mfrac>
        <mo stretchy="false">+</mo>
        <mfrac>
          <mn>2</mn>
          <mn>9</mn>
        </mfrac>
      </mrow>
    </mstyle>
    <annotation encoding="StarMath 5.0">color black { {{27} over {9}} + { {2} over {9} } }</annotation>
  </semantics>
</math>
</file>